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23cm"/>
    </style:style>
    <style:style style:family="table-column" style:name="co2">
      <style:table-column-properties fo:break-before="auto" style:column-width="0.67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2.965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0.84cm"/>
    </style:style>
    <style:style style:family="table-column" style:name="co7">
      <style:table-column-properties fo:break-before="auto" style:column-width="2.069cm"/>
    </style:style>
    <style:style style:family="table-column" style:name="co8">
      <style:table-column-properties fo:break-before="auto" style:column-width="1.09cm"/>
    </style:style>
    <style:style style:family="table-column" style:name="co9">
      <style:table-column-properties fo:break-before="auto" style:column-width="0.923cm"/>
    </style:style>
    <style:style style:family="table-column" style:name="co10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635cm"/>
    </style:style>
    <style:style style:family="table-row" style:name="ro4">
      <style:table-row-properties fo:break-before="auto" style:use-optimal-row-height="false" style:row-height="0.476cm"/>
    </style:style>
    <style:style style:family="table" style:name="ta1" style:master-page-name="PageStyle_5f_Zeeland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8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6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Data" style:family="table-cell" style:name="ce53" style:display-name="ce5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Default" table:number-columns-repeated="20"/>
        <table:table-column table:style-name="co4" table:default-cell-style-name="ce9"/>
        <table:table-column table:style-name="co5" table:default-cell-style-name="ce9"/>
        <table:table-column table:style-name="co6" table:default-cell-style-name="ce32"/>
        <table:table-column table:style-name="co7" table:default-cell-style-name="ce32"/>
        <table:table-column table:style-name="co8" table:default-cell-style-name="ce32" table:number-columns-repeated="2"/>
        <table:table-column table:style-name="co9" table:default-cell-style-name="ce32"/>
        <table:table-column table:style-name="co10" table:default-cell-style-name="ce32"/>
        <table:table-column table:style-name="co3" table:default-cell-style-name="Default" table:number-columns-repeated="994"/>
        <table:table-row table:style-name="ro1">
          <table:table-cell ns41:value-type="string" table:style-name="ce1" office:value-type="string">
            <text:p>PROVINCIE ZEELAND DERDE GEDEELTE INDEELING NAAR DE GEBOORTEPLAATS</text:p>
          </table:table-cell>
          <table:table-cell table:style-name="ce6" table:number-columns-repeated="23"/>
          <table:table-cell table:style-name="ce31" table:number-columns-repeated="5"/>
          <table:table-cell table:style-name="ce45"/>
          <table:table-cell table:number-columns-repeated="994"/>
        </table:table-row>
        <table:table-row table:style-name="ro1">
          <table:table-cell table:style-name="ce2"/>
          <table:table-cell table:style-name="ce10" table:number-columns-repeated="23"/>
          <table:table-cell table:number-columns-repeated="1000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number-rows-spanned="4" table:style-name="ce11" table:number-columns-spanned="1"/>
          <table:table-cell ns41:value-type="string" table:number-rows-spanned="3" table:style-name="ce14" table:number-columns-spanned="2" office:value-type="string">
            <text:p>In de gemeente</text:p>
          </table:table-cell>
          <table:covered-table-cell table:style-name="ce19"/>
          <table:table-cell ns41:value-type="string" table:number-rows-spanned="3" table:style-name="ce19" table:number-columns-spanned="2" office:value-type="string">
            <text:p>In eene andere gemeente binnen de provincie</text:p>
          </table:table-cell>
          <table:covered-table-cell table:style-name="ce19"/>
          <table:table-cell ns41:value-type="string" table:number-rows-spanned="3" table:style-name="ce19" table:number-columns-spanned="2" office:value-type="string">
            <text:p>In eene andere provincie binnen het Rijk</text:p>
          </table:table-cell>
          <table:covered-table-cell table:style-name="ce19"/>
          <table:table-cell ns41:value-type="string" table:number-rows-spanned="3" table:style-name="ce19" table:number-columns-spanned="2" office:value-type="string">
            <text:p>In eene der Nederlandsche koloniën</text:p>
          </table:table-cell>
          <table:covered-table-cell table:style-name="ce19"/>
          <table:table-cell ns41:value-type="string" table:number-rows-spanned="3" table:style-name="ce19" table:number-columns-spanned="2" office:value-type="string">
            <text:p>In Duitschland</text:p>
          </table:table-cell>
          <table:covered-table-cell table:style-name="ce19"/>
          <table:table-cell ns41:value-type="string" table:number-rows-spanned="3" table:style-name="ce19" table:number-columns-spanned="2" office:value-type="string">
            <text:p>In België</text:p>
          </table:table-cell>
          <table:covered-table-cell table:style-name="ce19"/>
          <table:table-cell ns41:value-type="string" table:number-rows-spanned="3" table:style-name="ce19" table:number-columns-spanned="2" office:value-type="string">
            <text:p>In Groot-Brittannie en Ierland</text:p>
          </table:table-cell>
          <table:covered-table-cell table:style-name="ce19"/>
          <table:table-cell ns41:value-type="string" table:number-rows-spanned="3" table:style-name="ce19" table:number-columns-spanned="2" office:value-type="string">
            <text:p>In een ander vreemde land</text:p>
          </table:table-cell>
          <table:covered-table-cell table:style-name="ce19"/>
          <table:table-cell ns41:value-type="string" table:number-rows-spanned="3" table:style-name="ce19" table:number-columns-spanned="2" office:value-type="string">
            <text:p>Geboorteplaats onbekend</text:p>
          </table:table-cell>
          <table:covered-table-cell table:style-name="ce19"/>
          <table:table-cell ns41:value-type="string" table:number-rows-spanned="3" table:style-name="ce19" table:number-columns-spanned="2" office:value-type="string">
            <text:p>Totaal der werkelijke bevolking</text:p>
          </table:table-cell>
          <table:covered-table-cell table:style-name="ce19"/>
          <table:table-cell ns41:value-type="string" table:number-rows-spanned="4" table:style-name="ce24" table:number-columns-spanned="1" office:value-type="string">
            <text:p>Oppervlakte in hectaren</text:p>
          </table:table-cell>
          <table:table-cell ns41:value-type="string" table:number-rows-spanned="4" table:style-name="ce28" table:number-columns-spanned="1" office:value-type="string">
            <text:p>Bewoners op duizend hectaren</text:p>
          </table:table-cell>
          <table:table-cell ns41:value-type="string" table:number-rows-spanned="4" table:style-name="ce33" table:number-columns-spanned="1" office:value-type="string">
            <text:p>Telling</text:p>
          </table:table-cell>
          <table:table-cell ns41:value-type="string" table:number-rows-spanned="4" table:style-name="ce39" table:number-columns-spanned="1" office:value-type="string">
            <text:p>Tabel</text:p>
          </table:table-cell>
          <table:table-cell ns41:value-type="string" table:number-rows-spanned="4" table:style-name="ce39" table:number-columns-spanned="1" office:value-type="string">
            <text:p>Pagina links</text:p>
          </table:table-cell>
          <table:table-cell ns41:value-type="string" table:number-rows-spanned="4" table:style-name="ce39" table:number-columns-spanned="1" office:value-type="string">
            <text:p>Pagina rechts</text:p>
          </table:table-cell>
          <table:table-cell ns41:value-type="string" table:number-rows-spanned="4" table:style-name="ce39" table:number-columns-spanned="1" office:value-type="string">
            <text:p>Provincie</text:p>
          </table:table-cell>
          <table:table-cell ns41:value-type="string" table:number-rows-spanned="4" table:style-name="ce46" table:number-columns-spanned="1" office:value-type="string">
            <text:p>Image nr.</text:p>
          </table:table-cell>
          <table:table-cell table:number-columns-repeated="994"/>
        </table:table-row>
        <table:table-row table:style-name="ro2">
          <table:covered-table-cell table:style-name="ce4"/>
          <table:covered-table-cell table:style-name="ce12"/>
          <table:covered-table-cell table:style-name="ce15"/>
          <table:covered-table-cell table:style-name="ce20" table:number-columns-repeated="20"/>
          <table:covered-table-cell table:style-name="ce29"/>
          <table:covered-table-cell table:style-name="ce34"/>
          <table:covered-table-cell table:style-name="ce40" table:number-columns-repeated="4"/>
          <table:covered-table-cell table:style-name="ce47"/>
          <table:table-cell table:number-columns-repeated="994"/>
        </table:table-row>
        <table:table-row table:style-name="ro3">
          <table:covered-table-cell table:style-name="ce4"/>
          <table:covered-table-cell table:style-name="ce12"/>
          <table:covered-table-cell table:style-name="ce15"/>
          <table:covered-table-cell table:style-name="ce20" table:number-columns-repeated="20"/>
          <table:covered-table-cell table:style-name="ce29"/>
          <table:covered-table-cell table:style-name="ce34"/>
          <table:covered-table-cell table:style-name="ce40" table:number-columns-repeated="4"/>
          <table:covered-table-cell table:style-name="ce47"/>
          <table:table-cell table:number-columns-repeated="994"/>
        </table:table-row>
        <table:table-row table:style-name="ro1">
          <table:covered-table-cell table:style-name="ce5"/>
          <table:covered-table-cell table:style-name="ce12"/>
          <table:table-cell ns41:value-type="string" table:style-name="ce16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covered-table-cell table:style-name="ce25"/>
          <table:covered-table-cell table:style-name="ce30"/>
          <table:covered-table-cell table:style-name="ce35"/>
          <table:covered-table-cell table:style-name="ce41" table:number-columns-repeated="4"/>
          <table:covered-table-cell table:style-name="ce48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6" table:number-columns-repeated="22"/>
          <table:table-cell table:style-name="ce36" table:number-columns-repeated="6"/>
          <table:table-cell table:number-columns-repeated="994"/>
        </table:table-row>
        <table:table-row table:style-name="ro2">
          <table:table-cell ns41:value-type="string" table:style-name="ce7" office:value-type="string">
            <text:p>Aardenburg</text:p>
          </table:table-cell>
          <table:table-cell table:style-name="ce13"/>
          <table:table-cell ns41:value-type="float" table:style-name="ce17" office:value="567" office:value-type="float">
            <text:p>567</text:p>
          </table:table-cell>
          <table:table-cell ns41:value-type="float" table:style-name="ce53" office:value="566" office:value-type="float">
            <text:p>566</text:p>
          </table:table-cell>
          <table:table-cell ns41:value-type="float" table:style-name="ce53" office:value="211" office:value-type="float">
            <text:p>211</text:p>
          </table:table-cell>
          <table:table-cell ns41:value-type="float" table:style-name="ce53" office:value="281" office:value-type="float">
            <text:p>281</text:p>
          </table:table-cell>
          <table:table-cell ns41:value-type="float" table:style-name="ce53" office:value="28" office:value-type="float">
            <text:p>28</text:p>
          </table:table-cell>
          <table:table-cell ns41:value-type="float" table:style-name="ce53" office:value="31" office:value-type="float">
            <text:p>3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58" office:value-type="float">
            <text:p>58</text:p>
          </table:table-cell>
          <table:table-cell ns41:value-type="float" table:style-name="ce53" office:value="71" office:value-type="float">
            <text:p>7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table:formula="of:=SUM([.C8]+[.E8]+[.G8]+[.I8]+[.K8]+[.M8]+[.O8]+[.Q8]+[.S8])" ns41:value-type="float" table:style-name="ce53" office:value-type="float" office:value="868">
            <text:p>868</text:p>
          </table:table-cell>
          <table:table-cell table:formula="of:=SUM([.D8]+[.F8]+[.H8]+[.J8]+[.L8]+[.N8]+[.P8]+[.R8]+[.T8])" ns41:value-type="float" table:style-name="ce53" office:value-type="float" office:value="951">
            <text:p>951</text:p>
          </table:table-cell>
          <table:table-cell ns41:value-type="float" table:style-name="ce53" office:value="1665.13" office:value-type="float">
            <text:p>1665.13</text:p>
          </table:table-cell>
          <table:table-cell ns41:value-type="float" table:style-name="ce53" office:value="1092.42" office:value-type="float">
            <text:p>1092.4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Axel</text:p>
          </table:table-cell>
          <table:table-cell table:style-name="ce13"/>
          <table:table-cell ns41:value-type="float" table:style-name="ce17" office:value="1055" office:value-type="float">
            <text:p>1055</text:p>
          </table:table-cell>
          <table:table-cell ns41:value-type="float" table:style-name="ce53" office:value="1097" office:value-type="float">
            <text:p>1097</text:p>
          </table:table-cell>
          <table:table-cell ns41:value-type="float" table:style-name="ce53" office:value="425" office:value-type="float">
            <text:p>425</text:p>
          </table:table-cell>
          <table:table-cell ns41:value-type="float" table:style-name="ce53" office:value="430" office:value-type="float">
            <text:p>430</text:p>
          </table:table-cell>
          <table:table-cell ns41:value-type="float" table:style-name="ce53" office:value="26" office:value-type="float">
            <text:p>26</text:p>
          </table:table-cell>
          <table:table-cell ns41:value-type="float" table:style-name="ce53" office:value="22" office:value-type="float">
            <text:p>2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27" office:value-type="float">
            <text:p>27</text:p>
          </table:table-cell>
          <table:table-cell table:style-name="ce53" table:number-columns-repeated="2"/>
          <table:table-cell ns41:value-type="float" office:value="3" table:style-name="ce53" table:number-columns-repeated="2" office:value-type="float">
            <text:p>3</text:p>
          </table:table-cell>
          <table:table-cell table:style-name="ce53" table:number-columns-repeated="2"/>
          <table:table-cell table:formula="of:=SUM([.C9]+[.E9]+[.G9]+[.I9]+[.K9]+[.M9]+[.O9]+[.Q9]+[.S9])" ns41:value-type="float" table:style-name="ce53" office:value-type="float" office:value="1545">
            <text:p>1545</text:p>
          </table:table-cell>
          <table:table-cell table:formula="of:=SUM([.D9]+[.F9]+[.H9]+[.J9]+[.L9]+[.N9]+[.P9]+[.R9]+[.T9])" ns41:value-type="float" table:style-name="ce53" office:value-type="float" office:value="1580">
            <text:p>1580</text:p>
          </table:table-cell>
          <table:table-cell ns41:value-type="float" table:style-name="ce53" office:value="4335.92" office:value-type="float">
            <text:p>4335.92</text:p>
          </table:table-cell>
          <table:table-cell ns41:value-type="float" table:style-name="ce53" office:value="720.72" office:value-type="float">
            <text:p>720.7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iervliet</text:p>
          </table:table-cell>
          <table:table-cell table:style-name="ce13"/>
          <table:table-cell ns41:value-type="float" table:style-name="ce17" office:value="761" office:value-type="float">
            <text:p>761</text:p>
          </table:table-cell>
          <table:table-cell ns41:value-type="float" table:style-name="ce53" office:value="778" office:value-type="float">
            <text:p>778</text:p>
          </table:table-cell>
          <table:table-cell ns41:value-type="float" table:style-name="ce53" office:value="224" office:value-type="float">
            <text:p>224</text:p>
          </table:table-cell>
          <table:table-cell ns41:value-type="float" table:style-name="ce53" office:value="273" office:value-type="float">
            <text:p>27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4"/>
          <table:table-cell ns41:value-type="float" table:style-name="ce53" office:value="69" office:value-type="float">
            <text:p>69</text:p>
          </table:table-cell>
          <table:table-cell ns41:value-type="float" table:style-name="ce53" office:value="51" office:value-type="float">
            <text:p>51</text:p>
          </table:table-cell>
          <table:table-cell table:style-name="ce53" table:number-columns-repeated="6"/>
          <table:table-cell table:formula="of:=SUM([.C10]+[.E10]+[.G10]+[.I10]+[.K10]+[.M10]+[.O10]+[.Q10]+[.S10])" ns41:value-type="float" table:style-name="ce53" office:value-type="float" office:value="1058">
            <text:p>1058</text:p>
          </table:table-cell>
          <table:table-cell table:formula="of:=SUM([.D10]+[.F10]+[.H10]+[.J10]+[.L10]+[.N10]+[.P10]+[.R10]+[.T10])" ns41:value-type="float" table:style-name="ce53" office:value-type="float" office:value="1107">
            <text:p>1107</text:p>
          </table:table-cell>
          <table:table-cell ns41:value-type="float" table:style-name="ce53" office:value="3927.3" office:value-type="float">
            <text:p>3927.3</text:p>
          </table:table-cell>
          <table:table-cell ns41:value-type="float" table:style-name="ce53" office:value="551.27" office:value-type="float">
            <text:p>551.2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oschkapelle</text:p>
          </table:table-cell>
          <table:table-cell table:style-name="ce13"/>
          <table:table-cell ns41:value-type="float" table:style-name="ce17" office:value="461" office:value-type="float">
            <text:p>461</text:p>
          </table:table-cell>
          <table:table-cell ns41:value-type="float" table:style-name="ce53" office:value="500" office:value-type="float">
            <text:p>500</text:p>
          </table:table-cell>
          <table:table-cell ns41:value-type="float" table:style-name="ce53" office:value="142" office:value-type="float">
            <text:p>142</text:p>
          </table:table-cell>
          <table:table-cell ns41:value-type="float" table:style-name="ce53" office:value="155" office:value-type="float">
            <text:p>155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14" office:value-type="float">
            <text:p>14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6"/>
          <table:table-cell table:formula="of:=SUM([.C11]+[.E11]+[.G11]+[.I11]+[.K11]+[.M11]+[.O11]+[.Q11]+[.S11])" ns41:value-type="float" table:style-name="ce53" office:value-type="float" office:value="624">
            <text:p>624</text:p>
          </table:table-cell>
          <table:table-cell table:formula="of:=SUM([.D11]+[.F11]+[.H11]+[.J11]+[.L11]+[.N11]+[.P11]+[.R11]+[.T11])" ns41:value-type="float" table:style-name="ce53" office:value-type="float" office:value="662">
            <text:p>662</text:p>
          </table:table-cell>
          <table:table-cell ns41:value-type="float" table:style-name="ce53" office:value="1197.77" office:value-type="float">
            <text:p>1197.77</text:p>
          </table:table-cell>
          <table:table-cell ns41:value-type="float" table:style-name="ce53" office:value="1078.61" office:value-type="float">
            <text:p>1078.6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reskens</text:p>
          </table:table-cell>
          <table:table-cell table:style-name="ce13"/>
          <table:table-cell ns41:value-type="float" table:style-name="ce17" office:value="515" office:value-type="float">
            <text:p>515</text:p>
          </table:table-cell>
          <table:table-cell ns41:value-type="float" table:style-name="ce53" office:value="508" office:value-type="float">
            <text:p>508</text:p>
          </table:table-cell>
          <table:table-cell ns41:value-type="float" table:style-name="ce53" office:value="180" office:value-type="float">
            <text:p>180</text:p>
          </table:table-cell>
          <table:table-cell ns41:value-type="float" table:style-name="ce53" office:value="229" office:value-type="float">
            <text:p>229</text:p>
          </table:table-cell>
          <table:table-cell ns41:value-type="float" table:style-name="ce53" office:value="14" office:value-type="float">
            <text:p>14</text:p>
          </table:table-cell>
          <table:table-cell ns41:value-type="float" table:style-name="ce53" office:value="10" office:value-type="float">
            <text:p>10</text:p>
          </table:table-cell>
          <table:table-cell table:style-name="ce53" table:number-columns-repeated="2"/>
          <table:table-cell ns41:value-type="float" table:style-name="ce53" office:value="5" office:value-type="float">
            <text:p>5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6"/>
          <table:table-cell table:formula="of:=SUM([.C12]+[.E12]+[.G12]+[.I12]+[.K12]+[.M12]+[.O12]+[.Q12]+[.S12])" ns41:value-type="float" table:style-name="ce53" office:value-type="float" office:value="720">
            <text:p>720</text:p>
          </table:table-cell>
          <table:table-cell table:formula="of:=SUM([.D12]+[.F12]+[.H12]+[.J12]+[.L12]+[.N12]+[.P12]+[.R12]+[.T12])" ns41:value-type="float" table:style-name="ce53" office:value-type="float" office:value="756">
            <text:p>756</text:p>
          </table:table-cell>
          <table:table-cell ns41:value-type="float" table:style-name="ce53" office:value="702.13" office:value-type="float">
            <text:p>702.13</text:p>
          </table:table-cell>
          <table:table-cell ns41:value-type="float" table:style-name="ce53" office:value="2101.2" office:value-type="float">
            <text:p>2101.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Cadzand</text:p>
          </table:table-cell>
          <table:table-cell table:style-name="ce13"/>
          <table:table-cell ns41:value-type="float" table:style-name="ce17" office:value="406" office:value-type="float">
            <text:p>406</text:p>
          </table:table-cell>
          <table:table-cell ns41:value-type="float" table:style-name="ce53" office:value="387" office:value-type="float">
            <text:p>387</text:p>
          </table:table-cell>
          <table:table-cell ns41:value-type="float" table:style-name="ce53" office:value="182" office:value-type="float">
            <text:p>182</text:p>
          </table:table-cell>
          <table:table-cell ns41:value-type="float" table:style-name="ce53" office:value="196" office:value-type="float">
            <text:p>196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4" office:value-type="float">
            <text:p>4</text:p>
          </table:table-cell>
          <table:table-cell table:style-name="ce53" table:number-columns-repeated="6"/>
          <table:table-cell ns41:value-type="float" table:style-name="ce53" office:value="3" office:value-type="float">
            <text:p>3</text:p>
          </table:table-cell>
          <table:table-cell table:formula="of:=SUM([.C13]+[.E13]+[.G13]+[.I13]+[.K13]+[.M13]+[.O13]+[.Q13]+[.S13])" ns41:value-type="float" table:style-name="ce53" office:value-type="float" office:value="593">
            <text:p>593</text:p>
          </table:table-cell>
          <table:table-cell table:formula="of:=SUM([.D13]+[.F13]+[.H13]+[.J13]+[.L13]+[.N13]+[.P13]+[.R13]+[.T13])" ns41:value-type="float" table:style-name="ce53" office:value-type="float" office:value="588">
            <text:p>588</text:p>
          </table:table-cell>
          <table:table-cell ns41:value-type="float" table:style-name="ce53" office:value="1466.06" office:value-type="float">
            <text:p>1466.06</text:p>
          </table:table-cell>
          <table:table-cell ns41:value-type="float" table:style-name="ce53" office:value="805.56" office:value-type="float">
            <text:p>805.5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Clinge</text:p>
          </table:table-cell>
          <table:table-cell table:style-name="ce13"/>
          <table:table-cell ns41:value-type="float" table:style-name="ce17" office:value="739" office:value-type="float">
            <text:p>739</text:p>
          </table:table-cell>
          <table:table-cell ns41:value-type="float" table:style-name="ce53" office:value="788" office:value-type="float">
            <text:p>788</text:p>
          </table:table-cell>
          <table:table-cell ns41:value-type="float" table:style-name="ce53" office:value="112" office:value-type="float">
            <text:p>112</text:p>
          </table:table-cell>
          <table:table-cell ns41:value-type="float" table:style-name="ce53" office:value="116" office:value-type="float">
            <text:p>116</text:p>
          </table:table-cell>
          <table:table-cell ns41:value-type="float" table:style-name="ce53" office:value="22" office:value-type="float">
            <text:p>22</text:p>
          </table:table-cell>
          <table:table-cell ns41:value-type="float" table:style-name="ce53" office:value="11" office:value-type="float">
            <text:p>11</text:p>
          </table:table-cell>
          <table:table-cell table:style-name="ce53"/>
          <table:table-cell ns41:value-type="float" office:value="1" table:style-name="ce53" table:number-columns-repeated="3" office:value-type="float">
            <text:p>1</text:p>
          </table:table-cell>
          <table:table-cell ns41:value-type="float" table:style-name="ce53" office:value="320" office:value-type="float">
            <text:p>320</text:p>
          </table:table-cell>
          <table:table-cell ns41:value-type="float" table:style-name="ce53" office:value="250" office:value-type="float">
            <text:p>250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table:formula="of:=SUM([.C14]+[.E14]+[.G14]+[.I14]+[.K14]+[.M14]+[.O14]+[.Q14]+[.S14])" ns41:value-type="float" table:style-name="ce53" office:value-type="float" office:value="1194">
            <text:p>1194</text:p>
          </table:table-cell>
          <table:table-cell table:formula="of:=SUM([.D14]+[.F14]+[.H14]+[.J14]+[.L14]+[.N14]+[.P14]+[.R14]+[.T14])" ns41:value-type="float" table:style-name="ce53" office:value-type="float" office:value="1169">
            <text:p>1169</text:p>
          </table:table-cell>
          <table:table-cell ns41:value-type="float" table:style-name="ce53" office:value="4532.32" office:value-type="float">
            <text:p>4532.32</text:p>
          </table:table-cell>
          <table:table-cell ns41:value-type="float" table:style-name="ce53" office:value="521.36" office:value-type="float">
            <text:p>521.3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Eede</text:p>
          </table:table-cell>
          <table:table-cell table:style-name="ce13"/>
          <table:table-cell ns41:value-type="float" table:style-name="ce17" office:value="473" office:value-type="float">
            <text:p>473</text:p>
          </table:table-cell>
          <table:table-cell ns41:value-type="float" table:style-name="ce53" office:value="397" office:value-type="float">
            <text:p>397</text:p>
          </table:table-cell>
          <table:table-cell ns41:value-type="float" table:style-name="ce53" office:value="25" office:value-type="float">
            <text:p>25</text:p>
          </table:table-cell>
          <table:table-cell ns41:value-type="float" table:style-name="ce53" office:value="26" office:value-type="float">
            <text:p>26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4"/>
          <table:table-cell ns41:value-type="float" table:style-name="ce53" office:value="168" office:value-type="float">
            <text:p>168</text:p>
          </table:table-cell>
          <table:table-cell ns41:value-type="float" table:style-name="ce53" office:value="142" office:value-type="float">
            <text:p>142</text:p>
          </table:table-cell>
          <table:table-cell table:style-name="ce53" table:number-columns-repeated="6"/>
          <table:table-cell table:formula="of:=SUM([.C15]+[.E15]+[.G15]+[.I15]+[.K15]+[.M15]+[.O15]+[.Q15]+[.S15])" ns41:value-type="float" table:style-name="ce53" office:value-type="float" office:value="669">
            <text:p>669</text:p>
          </table:table-cell>
          <table:table-cell table:formula="of:=SUM([.D15]+[.F15]+[.H15]+[.J15]+[.L15]+[.N15]+[.P15]+[.R15]+[.T15])" ns41:value-type="float" table:style-name="ce53" office:value-type="float" office:value="569">
            <text:p>569</text:p>
          </table:table-cell>
          <table:table-cell ns41:value-type="float" table:style-name="ce53" office:value="1341.66" office:value-type="float">
            <text:p>1341.66</text:p>
          </table:table-cell>
          <table:table-cell ns41:value-type="float" table:style-name="ce53" office:value="922.74" office:value-type="float">
            <text:p>922.7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Graauw</text:p>
          </table:table-cell>
          <table:table-cell table:style-name="ce13"/>
          <table:table-cell ns41:value-type="float" table:style-name="ce17" office:value="714" office:value-type="float">
            <text:p>714</text:p>
          </table:table-cell>
          <table:table-cell ns41:value-type="float" table:style-name="ce53" office:value="713" office:value-type="float">
            <text:p>713</text:p>
          </table:table-cell>
          <table:table-cell ns41:value-type="float" table:style-name="ce53" office:value="256" office:value-type="float">
            <text:p>256</text:p>
          </table:table-cell>
          <table:table-cell ns41:value-type="float" table:style-name="ce53" office:value="223" office:value-type="float">
            <text:p>22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6" office:value-type="float">
            <text:p>6</text:p>
          </table:table-cell>
          <table:table-cell table:style-name="ce53" table:number-columns-repeated="4"/>
          <table:table-cell ns41:value-type="float" table:style-name="ce53" office:value="39" office:value-type="float">
            <text:p>39</text:p>
          </table:table-cell>
          <table:table-cell ns41:value-type="float" table:style-name="ce53" office:value="26" office:value-type="float">
            <text:p>26</text:p>
          </table:table-cell>
          <table:table-cell table:style-name="ce53" table:number-columns-repeated="6"/>
          <table:table-cell table:formula="of:=SUM([.C16]+[.E16]+[.G16]+[.I16]+[.K16]+[.M16]+[.O16]+[.Q16]+[.S16])" ns41:value-type="float" table:style-name="ce53" office:value-type="float" office:value="1011">
            <text:p>1011</text:p>
          </table:table-cell>
          <table:table-cell table:formula="of:=SUM([.D16]+[.F16]+[.H16]+[.J16]+[.L16]+[.N16]+[.P16]+[.R16]+[.T16])" ns41:value-type="float" table:style-name="ce53" office:value-type="float" office:value="968">
            <text:p>968</text:p>
          </table:table-cell>
          <table:table-cell ns41:value-type="float" table:style-name="ce53" office:value="2530.27" office:value-type="float">
            <text:p>2530.27</text:p>
          </table:table-cell>
          <table:table-cell ns41:value-type="float" table:style-name="ce53" office:value="782.14" office:value-type="float">
            <text:p>782.1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Groede</text:p>
          </table:table-cell>
          <table:table-cell table:style-name="ce13"/>
          <table:table-cell ns41:value-type="float" table:style-name="ce17" office:value="807" office:value-type="float">
            <text:p>807</text:p>
          </table:table-cell>
          <table:table-cell ns41:value-type="float" table:style-name="ce53" office:value="823" office:value-type="float">
            <text:p>823</text:p>
          </table:table-cell>
          <table:table-cell ns41:value-type="float" table:style-name="ce53" office:value="388" office:value-type="float">
            <text:p>388</text:p>
          </table:table-cell>
          <table:table-cell ns41:value-type="float" table:style-name="ce53" office:value="429" office:value-type="float">
            <text:p>429</text:p>
          </table:table-cell>
          <table:table-cell ns41:value-type="float" table:style-name="ce53" office:value="11" office:value-type="float">
            <text:p>11</text:p>
          </table:table-cell>
          <table:table-cell ns41:value-type="float" table:style-name="ce53" office:value="16" office:value-type="float">
            <text:p>16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45" office:value-type="float">
            <text:p>45</text:p>
          </table:table-cell>
          <table:table-cell ns41:value-type="float" table:style-name="ce53" office:value="17" office:value-type="float">
            <text:p>17</text:p>
          </table:table-cell>
          <table:table-cell table:style-name="ce53" table:number-columns-repeated="6"/>
          <table:table-cell table:formula="of:=SUM([.C17]+[.E17]+[.G17]+[.I17]+[.K17]+[.M17]+[.O17]+[.Q17]+[.S17])" ns41:value-type="float" table:style-name="ce53" office:value-type="float" office:value="1252">
            <text:p>1252</text:p>
          </table:table-cell>
          <table:table-cell table:formula="of:=SUM([.D17]+[.F17]+[.H17]+[.J17]+[.L17]+[.N17]+[.P17]+[.R17]+[.T17])" ns41:value-type="float" table:style-name="ce53" office:value-type="float" office:value="1285">
            <text:p>1285</text:p>
          </table:table-cell>
          <table:table-cell ns41:value-type="float" table:style-name="ce53" office:value="2937.92" office:value-type="float">
            <text:p>2937.92</text:p>
          </table:table-cell>
          <table:table-cell ns41:value-type="float" table:style-name="ce53" office:value="863.55" office:value-type="float">
            <text:p>863.5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eille</text:p>
          </table:table-cell>
          <table:table-cell table:style-name="ce13"/>
          <table:table-cell ns41:value-type="float" table:style-name="ce17" office:value="166" office:value-type="float">
            <text:p>166</text:p>
          </table:table-cell>
          <table:table-cell ns41:value-type="float" table:style-name="ce53" office:value="171" office:value-type="float">
            <text:p>171</text:p>
          </table:table-cell>
          <table:table-cell ns41:value-type="float" table:style-name="ce53" office:value="62" office:value-type="float">
            <text:p>62</text:p>
          </table:table-cell>
          <table:table-cell ns41:value-type="float" table:style-name="ce53" office:value="54" office:value-type="float">
            <text:p>5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4"/>
          <table:table-cell ns41:value-type="float" table:style-name="ce53" office:value="73" office:value-type="float">
            <text:p>73</text:p>
          </table:table-cell>
          <table:table-cell ns41:value-type="float" table:style-name="ce53" office:value="60" office:value-type="float">
            <text:p>60</text:p>
          </table:table-cell>
          <table:table-cell table:style-name="ce53" table:number-columns-repeated="6"/>
          <table:table-cell table:formula="of:=SUM([.C18]+[.E18]+[.G18]+[.I18]+[.K18]+[.M18]+[.O18]+[.Q18]+[.S18])" ns41:value-type="float" table:style-name="ce53" office:value-type="float" office:value="303">
            <text:p>303</text:p>
          </table:table-cell>
          <table:table-cell table:formula="of:=SUM([.D18]+[.F18]+[.H18]+[.J18]+[.L18]+[.N18]+[.P18]+[.R18]+[.T18])" ns41:value-type="float" table:style-name="ce53" office:value-type="float" office:value="288">
            <text:p>288</text:p>
          </table:table-cell>
          <table:table-cell ns41:value-type="float" table:style-name="ce53" office:value="1727.62" office:value-type="float">
            <text:p>1727.62</text:p>
          </table:table-cell>
          <table:table-cell ns41:value-type="float" table:style-name="ce53" office:value="342.09" office:value-type="float">
            <text:p>342.0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engstdijk</text:p>
          </table:table-cell>
          <table:table-cell table:style-name="ce13"/>
          <table:table-cell ns41:value-type="float" table:style-name="ce17" office:value="248" office:value-type="float">
            <text:p>248</text:p>
          </table:table-cell>
          <table:table-cell ns41:value-type="float" table:style-name="ce53" office:value="240" office:value-type="float">
            <text:p>240</text:p>
          </table:table-cell>
          <table:table-cell ns41:value-type="float" table:style-name="ce53" office:value="106" office:value-type="float">
            <text:p>106</text:p>
          </table:table-cell>
          <table:table-cell ns41:value-type="float" table:style-name="ce53" office:value="119" office:value-type="float">
            <text:p>119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4"/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6"/>
          <table:table-cell table:formula="of:=SUM([.C19]+[.E19]+[.G19]+[.I19]+[.K19]+[.M19]+[.O19]+[.Q19]+[.S19])" ns41:value-type="float" table:style-name="ce53" office:value-type="float" office:value="360">
            <text:p>360</text:p>
          </table:table-cell>
          <table:table-cell table:formula="of:=SUM([.D19]+[.F19]+[.H19]+[.J19]+[.L19]+[.N19]+[.P19]+[.R19]+[.T19])" ns41:value-type="float" table:style-name="ce53" office:value-type="float" office:value="367">
            <text:p>367</text:p>
          </table:table-cell>
          <table:table-cell ns41:value-type="float" table:style-name="ce53" office:value="881.65" office:value-type="float">
            <text:p>881.65</text:p>
          </table:table-cell>
          <table:table-cell ns41:value-type="float" table:style-name="ce53" office:value="824.59" office:value-type="float">
            <text:p>824.5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oek</text:p>
          </table:table-cell>
          <table:table-cell table:style-name="ce13"/>
          <table:table-cell ns41:value-type="float" table:style-name="ce17" office:value="738" office:value-type="float">
            <text:p>738</text:p>
          </table:table-cell>
          <table:table-cell ns41:value-type="float" table:style-name="ce53" office:value="727" office:value-type="float">
            <text:p>727</text:p>
          </table:table-cell>
          <table:table-cell ns41:value-type="float" table:style-name="ce53" office:value="169" office:value-type="float">
            <text:p>169</text:p>
          </table:table-cell>
          <table:table-cell ns41:value-type="float" table:style-name="ce53" office:value="195" office:value-type="float">
            <text:p>195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4"/>
          <table:table-cell ns41:value-type="float" table:style-name="ce53" office:value="15" office:value-type="float">
            <text:p>15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6"/>
          <table:table-cell table:formula="of:=SUM([.C20]+[.E20]+[.G20]+[.I20]+[.K20]+[.M20]+[.O20]+[.Q20]+[.S20])" ns41:value-type="float" table:style-name="ce53" office:value-type="float" office:value="926">
            <text:p>926</text:p>
          </table:table-cell>
          <table:table-cell table:formula="of:=SUM([.D20]+[.F20]+[.H20]+[.J20]+[.L20]+[.N20]+[.P20]+[.R20]+[.T20])" ns41:value-type="float" table:style-name="ce53" office:value-type="float" office:value="930">
            <text:p>930</text:p>
          </table:table-cell>
          <table:table-cell ns41:value-type="float" table:style-name="ce53" office:value="3842.46" office:value-type="float">
            <text:p>3842.46</text:p>
          </table:table-cell>
          <table:table-cell ns41:value-type="float" table:style-name="ce53" office:value="483.02" office:value-type="float">
            <text:p>483.0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ontenisse</text:p>
          </table:table-cell>
          <table:table-cell table:style-name="ce13"/>
          <table:table-cell ns41:value-type="float" table:style-name="ce17" office:value="1905" office:value-type="float">
            <text:p>1905</text:p>
          </table:table-cell>
          <table:table-cell ns41:value-type="float" table:style-name="ce53" office:value="2077" office:value-type="float">
            <text:p>2077</text:p>
          </table:table-cell>
          <table:table-cell ns41:value-type="float" table:style-name="ce53" office:value="426" office:value-type="float">
            <text:p>426</text:p>
          </table:table-cell>
          <table:table-cell ns41:value-type="float" table:style-name="ce53" office:value="432" office:value-type="float">
            <text:p>432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53" office:value="34" office:value-type="float">
            <text:p>34</text:p>
          </table:table-cell>
          <table:table-cell table:style-name="ce53" table:number-columns-repeated="4"/>
          <table:table-cell ns41:value-type="float" table:style-name="ce53" office:value="41" office:value-type="float">
            <text:p>41</text:p>
          </table:table-cell>
          <table:table-cell ns41:value-type="float" table:style-name="ce53" office:value="25" office:value-type="float">
            <text:p>25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table:formula="of:=SUM([.C21]+[.E21]+[.G21]+[.I21]+[.K21]+[.M21]+[.O21]+[.Q21]+[.S21])" ns41:value-type="float" table:style-name="ce53" office:value-type="float" office:value="2412">
            <text:p>2412</text:p>
          </table:table-cell>
          <table:table-cell table:formula="of:=SUM([.D21]+[.F21]+[.H21]+[.J21]+[.L21]+[.N21]+[.P21]+[.R21]+[.T21])" ns41:value-type="float" table:style-name="ce53" office:value-type="float" office:value="2569">
            <text:p>2569</text:p>
          </table:table-cell>
          <table:table-cell ns41:value-type="float" table:style-name="ce53" office:value="3814" office:value-type="float">
            <text:p>3814</text:p>
          </table:table-cell>
          <table:table-cell ns41:value-type="float" table:style-name="ce53" office:value="1306" office:value-type="float">
            <text:p>130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oofdplaat</text:p>
          </table:table-cell>
          <table:table-cell table:style-name="ce13"/>
          <table:table-cell ns41:value-type="float" table:style-name="ce17" office:value="512" office:value-type="float">
            <text:p>512</text:p>
          </table:table-cell>
          <table:table-cell ns41:value-type="float" table:style-name="ce53" office:value="562" office:value-type="float">
            <text:p>562</text:p>
          </table:table-cell>
          <table:table-cell ns41:value-type="float" table:style-name="ce53" office:value="170" office:value-type="float">
            <text:p>170</text:p>
          </table:table-cell>
          <table:table-cell ns41:value-type="float" table:style-name="ce53" office:value="188" office:value-type="float">
            <text:p>188</text:p>
          </table:table-cell>
          <table:table-cell ns41:value-type="float" office:value="11" table:style-name="ce53" table:number-columns-repeated="2" office:value-type="float">
            <text:p>11</text:p>
          </table:table-cell>
          <table:table-cell table:style-name="ce53" table:number-columns-repeated="4"/>
          <table:table-cell ns41:value-type="float" table:style-name="ce53" office:value="44" office:value-type="float">
            <text:p>44</text:p>
          </table:table-cell>
          <table:table-cell ns41:value-type="float" table:style-name="ce53" office:value="36" office:value-type="float">
            <text:p>36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table:formula="of:=SUM([.C22]+[.E22]+[.G22]+[.I22]+[.K22]+[.M22]+[.O22]+[.Q22]+[.S22])" ns41:value-type="float" table:style-name="ce53" office:value-type="float" office:value="737">
            <text:p>737</text:p>
          </table:table-cell>
          <table:table-cell table:formula="of:=SUM([.D22]+[.F22]+[.H22]+[.J22]+[.L22]+[.N22]+[.P22]+[.R22]+[.T22])" ns41:value-type="float" table:style-name="ce53" office:value-type="float" office:value="798">
            <text:p>798</text:p>
          </table:table-cell>
          <table:table-cell ns41:value-type="float" table:style-name="ce53" office:value="1112.39" office:value-type="float">
            <text:p>1112.39</text:p>
          </table:table-cell>
          <table:table-cell ns41:value-type="float" table:style-name="ce53" office:value="1379.92" office:value-type="float">
            <text:p>1379.9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ulst</text:p>
          </table:table-cell>
          <table:table-cell table:style-name="ce13"/>
          <table:table-cell ns41:value-type="float" table:style-name="ce17" office:value="798" office:value-type="float">
            <text:p>798</text:p>
          </table:table-cell>
          <table:table-cell ns41:value-type="float" table:style-name="ce53" office:value="834" office:value-type="float">
            <text:p>834</text:p>
          </table:table-cell>
          <table:table-cell ns41:value-type="float" table:style-name="ce53" office:value="209" office:value-type="float">
            <text:p>209</text:p>
          </table:table-cell>
          <table:table-cell ns41:value-type="float" table:style-name="ce53" office:value="366" office:value-type="float">
            <text:p>366</text:p>
          </table:table-cell>
          <table:table-cell ns41:value-type="float" table:style-name="ce53" office:value="28" office:value-type="float">
            <text:p>28</text:p>
          </table:table-cell>
          <table:table-cell ns41:value-type="float" table:style-name="ce53" office:value="54" office:value-type="float">
            <text:p>54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61" office:value-type="float">
            <text:p>61</text:p>
          </table:table-cell>
          <table:table-cell ns41:value-type="float" table:style-name="ce53" office:value="74" office:value-type="float">
            <text:p>74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table:formula="of:=SUM([.C23]+[.E23]+[.G23]+[.I23]+[.K23]+[.M23]+[.O23]+[.Q23]+[.S23])" ns41:value-type="float" table:style-name="ce53" office:value-type="float" office:value="1099">
            <text:p>1099</text:p>
          </table:table-cell>
          <table:table-cell table:formula="of:=SUM([.D23]+[.F23]+[.H23]+[.J23]+[.L23]+[.N23]+[.P23]+[.R23]+[.T23])" ns41:value-type="float" table:style-name="ce53" office:value-type="float" office:value="1330">
            <text:p>1330</text:p>
          </table:table-cell>
          <table:table-cell ns41:value-type="float" table:style-name="ce53" office:value="189.43" office:value-type="float">
            <text:p>189.43</text:p>
          </table:table-cell>
          <table:table-cell ns41:value-type="float" table:style-name="ce53" office:value="12822.68" office:value-type="float">
            <text:p>12822.6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Koewacht</text:p>
          </table:table-cell>
          <table:table-cell table:style-name="ce13"/>
          <table:table-cell ns41:value-type="float" table:style-name="ce17" office:value="835" office:value-type="float">
            <text:p>835</text:p>
          </table:table-cell>
          <table:table-cell ns41:value-type="float" table:style-name="ce53" office:value="776" office:value-type="float">
            <text:p>776</text:p>
          </table:table-cell>
          <table:table-cell ns41:value-type="float" table:style-name="ce53" office:value="85" office:value-type="float">
            <text:p>85</text:p>
          </table:table-cell>
          <table:table-cell ns41:value-type="float" table:style-name="ce53" office:value="118" office:value-type="float">
            <text:p>118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8" office:value-type="float">
            <text:p>8</text:p>
          </table:table-cell>
          <table:table-cell table:style-name="ce53" table:number-columns-repeated="4"/>
          <table:table-cell ns41:value-type="float" table:style-name="ce53" office:value="163" office:value-type="float">
            <text:p>163</text:p>
          </table:table-cell>
          <table:table-cell ns41:value-type="float" table:style-name="ce53" office:value="135" office:value-type="float">
            <text:p>135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table:formula="of:=SUM([.C24]+[.E24]+[.G24]+[.I24]+[.K24]+[.M24]+[.O24]+[.Q24]+[.S24])" ns41:value-type="float" table:style-name="ce53" office:value-type="float" office:value="1088">
            <text:p>1088</text:p>
          </table:table-cell>
          <table:table-cell table:formula="of:=SUM([.D24]+[.F24]+[.H24]+[.J24]+[.L24]+[.N24]+[.P24]+[.R24]+[.T24])" ns41:value-type="float" table:style-name="ce53" office:value-type="float" office:value="1039">
            <text:p>1039</text:p>
          </table:table-cell>
          <table:table-cell ns41:value-type="float" table:style-name="ce53" office:value="2064.04" office:value-type="float">
            <text:p>2064.04</text:p>
          </table:table-cell>
          <table:table-cell ns41:value-type="float" table:style-name="ce53" office:value="1030.5" office:value-type="float">
            <text:p>1030.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Neuzen</text:p>
          </table:table-cell>
          <table:table-cell table:style-name="ce13"/>
          <table:table-cell ns41:value-type="float" table:style-name="ce17" office:value="1382" office:value-type="float">
            <text:p>1382</text:p>
          </table:table-cell>
          <table:table-cell ns41:value-type="float" table:style-name="ce53" office:value="1456" office:value-type="float">
            <text:p>1456</text:p>
          </table:table-cell>
          <table:table-cell ns41:value-type="float" table:style-name="ce53" office:value="696" office:value-type="float">
            <text:p>696</text:p>
          </table:table-cell>
          <table:table-cell ns41:value-type="float" table:style-name="ce53" office:value="809" office:value-type="float">
            <text:p>809</text:p>
          </table:table-cell>
          <table:table-cell ns41:value-type="float" table:style-name="ce53" office:value="111" office:value-type="float">
            <text:p>111</text:p>
          </table:table-cell>
          <table:table-cell ns41:value-type="float" table:style-name="ce53" office:value="96" office:value-type="float">
            <text:p>96</text:p>
          </table:table-cell>
          <table:table-cell table:style-name="ce53" table:number-columns-repeated="2"/>
          <table:table-cell ns41:value-type="float" table:style-name="ce53" office:value="4" office:value-type="float">
            <text:p>4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59" office:value-type="float">
            <text:p>59</text:p>
          </table:table-cell>
          <table:table-cell ns41:value-type="float" table:style-name="ce53" office:value="57" office:value-type="float">
            <text:p>57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table:formula="of:=SUM([.C25]+[.E25]+[.G25]+[.I25]+[.K25]+[.M25]+[.O25]+[.Q25]+[.S25])" ns41:value-type="float" table:style-name="ce53" office:value-type="float" office:value="2263">
            <text:p>2263</text:p>
          </table:table-cell>
          <table:table-cell table:formula="of:=SUM([.D25]+[.F25]+[.H25]+[.J25]+[.L25]+[.N25]+[.P25]+[.R25]+[.T25])" ns41:value-type="float" table:style-name="ce53" office:value-type="float" office:value="2431">
            <text:p>2431</text:p>
          </table:table-cell>
          <table:table-cell ns41:value-type="float" table:style-name="ce53" office:value="3303.72" office:value-type="float">
            <text:p>3303.72</text:p>
          </table:table-cell>
          <table:table-cell ns41:value-type="float" table:style-name="ce53" office:value="1420.8" office:value-type="float">
            <text:p>1420.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Nieuwvliet</text:p>
          </table:table-cell>
          <table:table-cell table:style-name="ce13"/>
          <table:table-cell ns41:value-type="float" table:style-name="ce17" office:value="223" office:value-type="float">
            <text:p>223</text:p>
          </table:table-cell>
          <table:table-cell ns41:value-type="float" table:style-name="ce53" office:value="234" office:value-type="float">
            <text:p>234</text:p>
          </table:table-cell>
          <table:table-cell ns41:value-type="float" table:style-name="ce53" office:value="112" office:value-type="float">
            <text:p>112</text:p>
          </table:table-cell>
          <table:table-cell ns41:value-type="float" table:style-name="ce53" office:value="111" office:value-type="float">
            <text:p>11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4"/>
          <table:table-cell ns41:value-type="float" table:style-name="ce53" office:value="9" office:value-type="float">
            <text:p>9</text:p>
          </table:table-cell>
          <table:table-cell ns41:value-type="float" table:style-name="ce53" office:value="8" office:value-type="float">
            <text:p>8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table:formula="of:=SUM([.C26]+[.E26]+[.G26]+[.I26]+[.K26]+[.M26]+[.O26]+[.Q26]+[.S26])" ns41:value-type="float" table:style-name="ce53" office:value-type="float" office:value="346">
            <text:p>346</text:p>
          </table:table-cell>
          <table:table-cell table:formula="of:=SUM([.D26]+[.F26]+[.H26]+[.J26]+[.L26]+[.N26]+[.P26]+[.R26]+[.T26])" ns41:value-type="float" table:style-name="ce53" office:value-type="float" office:value="357">
            <text:p>357</text:p>
          </table:table-cell>
          <table:table-cell ns41:value-type="float" table:style-name="ce53" office:value="626.57" office:value-type="float">
            <text:p>626.57</text:p>
          </table:table-cell>
          <table:table-cell ns41:value-type="float" table:style-name="ce53" office:value="1122" office:value-type="float">
            <text:p>112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ostburg</text:p>
          </table:table-cell>
          <table:table-cell table:style-name="ce13"/>
          <table:table-cell ns41:value-type="float" table:style-name="ce17" office:value="532" office:value-type="float">
            <text:p>532</text:p>
          </table:table-cell>
          <table:table-cell ns41:value-type="float" table:style-name="ce53" office:value="551" office:value-type="float">
            <text:p>551</text:p>
          </table:table-cell>
          <table:table-cell ns41:value-type="float" table:style-name="ce53" office:value="331" office:value-type="float">
            <text:p>331</text:p>
          </table:table-cell>
          <table:table-cell ns41:value-type="float" table:style-name="ce53" office:value="412" office:value-type="float">
            <text:p>412</text:p>
          </table:table-cell>
          <table:table-cell ns41:value-type="float" table:style-name="ce53" office:value="12" office:value-type="float">
            <text:p>12</text:p>
          </table:table-cell>
          <table:table-cell ns41:value-type="float" table:style-name="ce53" office:value="16" office:value-type="float">
            <text:p>16</text:p>
          </table:table-cell>
          <table:table-cell table:style-name="ce53" table:number-columns-repeated="2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35" office:value-type="float">
            <text:p>35</text:p>
          </table:table-cell>
          <table:table-cell ns41:value-type="float" table:style-name="ce53" office:value="25" office:value-type="float">
            <text:p>25</text:p>
          </table:table-cell>
          <table:table-cell table:style-name="ce53" table:number-columns-repeated="6"/>
          <table:table-cell table:formula="of:=SUM([.C27]+[.E27]+[.G27]+[.I27]+[.K27]+[.M27]+[.O27]+[.Q27]+[.S27])" ns41:value-type="float" table:style-name="ce53" office:value-type="float" office:value="911">
            <text:p>911</text:p>
          </table:table-cell>
          <table:table-cell table:formula="of:=SUM([.D27]+[.F27]+[.H27]+[.J27]+[.L27]+[.N27]+[.P27]+[.R27]+[.T27])" ns41:value-type="float" table:style-name="ce53" office:value-type="float" office:value="1005">
            <text:p>1005</text:p>
          </table:table-cell>
          <table:table-cell ns41:value-type="float" table:style-name="ce53" office:value="1350.24" office:value-type="float">
            <text:p>1350.24</text:p>
          </table:table-cell>
          <table:table-cell ns41:value-type="float" table:style-name="ce53" office:value="1419.04" office:value-type="float">
            <text:p>1419.0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ssenisse</text:p>
          </table:table-cell>
          <table:table-cell table:style-name="ce13"/>
          <table:table-cell ns41:value-type="float" table:style-name="ce17" office:value="348" office:value-type="float">
            <text:p>348</text:p>
          </table:table-cell>
          <table:table-cell ns41:value-type="float" table:style-name="ce53" office:value="299" office:value-type="float">
            <text:p>299</text:p>
          </table:table-cell>
          <table:table-cell ns41:value-type="float" table:style-name="ce53" office:value="102" office:value-type="float">
            <text:p>102</text:p>
          </table:table-cell>
          <table:table-cell ns41:value-type="float" table:style-name="ce53" office:value="142" office:value-type="float">
            <text:p>14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table:formula="of:=SUM([.C28]+[.E28]+[.G28]+[.I28]+[.K28]+[.M28]+[.O28]+[.Q28]+[.S28])" ns41:value-type="float" table:style-name="ce53" office:value-type="float" office:value="453">
            <text:p>453</text:p>
          </table:table-cell>
          <table:table-cell table:formula="of:=SUM([.D28]+[.F28]+[.H28]+[.J28]+[.L28]+[.N28]+[.P28]+[.R28]+[.T28])" ns41:value-type="float" table:style-name="ce53" office:value-type="float" office:value="442">
            <text:p>442</text:p>
          </table:table-cell>
          <table:table-cell ns41:value-type="float" table:style-name="ce53" office:value="1453.12" office:value-type="float">
            <text:p>1453.12</text:p>
          </table:table-cell>
          <table:table-cell ns41:value-type="float" table:style-name="ce53" office:value="615.91" office:value-type="float">
            <text:p>615.9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verslag</text:p>
          </table:table-cell>
          <table:table-cell table:style-name="ce13"/>
          <table:table-cell ns41:value-type="float" table:style-name="ce17" office:value="168" office:value-type="float">
            <text:p>168</text:p>
          </table:table-cell>
          <table:table-cell ns41:value-type="float" table:style-name="ce53" office:value="147" office:value-type="float">
            <text:p>147</text:p>
          </table:table-cell>
          <table:table-cell ns41:value-type="float" table:style-name="ce53" office:value="16" office:value-type="float">
            <text:p>16</text:p>
          </table:table-cell>
          <table:table-cell ns41:value-type="float" table:style-name="ce53" office:value="22" office:value-type="float">
            <text:p>2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47" office:value-type="float">
            <text:p>47</text:p>
          </table:table-cell>
          <table:table-cell ns41:value-type="float" table:style-name="ce53" office:value="58" office:value-type="float">
            <text:p>58</text:p>
          </table:table-cell>
          <table:table-cell table:style-name="ce53" table:number-columns-repeated="6"/>
          <table:table-cell table:formula="of:=SUM([.C29]+[.E29]+[.G29]+[.I29]+[.K29]+[.M29]+[.O29]+[.Q29]+[.S29])" ns41:value-type="float" table:style-name="ce53" office:value-type="float" office:value="234">
            <text:p>234</text:p>
          </table:table-cell>
          <table:table-cell table:formula="of:=SUM([.D29]+[.F29]+[.H29]+[.J29]+[.L29]+[.N29]+[.P29]+[.R29]+[.T29])" ns41:value-type="float" table:style-name="ce53" office:value-type="float" office:value="232">
            <text:p>232</text:p>
          </table:table-cell>
          <table:table-cell ns41:value-type="float" table:style-name="ce53" office:value="545.81" office:value-type="float">
            <text:p>545.81</text:p>
          </table:table-cell>
          <table:table-cell ns41:value-type="float" table:style-name="ce53" office:value="853.78" office:value-type="float">
            <text:p>853.7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Philippine</text:p>
          </table:table-cell>
          <table:table-cell table:style-name="ce13"/>
          <table:table-cell ns41:value-type="float" table:style-name="ce17" office:value="250" office:value-type="float">
            <text:p>250</text:p>
          </table:table-cell>
          <table:table-cell ns41:value-type="float" table:style-name="ce53" office:value="224" office:value-type="float">
            <text:p>224</text:p>
          </table:table-cell>
          <table:table-cell ns41:value-type="float" table:style-name="ce53" office:value="32" office:value-type="float">
            <text:p>32</text:p>
          </table:table-cell>
          <table:table-cell ns41:value-type="float" table:style-name="ce53" office:value="28" office:value-type="float">
            <text:p>28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office:value="76" table:style-name="ce53" table:number-columns-repeated="2" office:value-type="float">
            <text:p>76</text:p>
          </table:table-cell>
          <table:table-cell table:style-name="ce53"/>
          <table:table-cell ns41:value-type="float" office:value="1" table:style-name="ce53" table:number-columns-repeated="3" office:value-type="float">
            <text:p>1</text:p>
          </table:table-cell>
          <table:table-cell table:style-name="ce53" table:number-columns-repeated="2"/>
          <table:table-cell table:formula="of:=SUM([.C30]+[.E30]+[.G30]+[.I30]+[.K30]+[.M30]+[.O30]+[.Q30]+[.S30])" ns41:value-type="float" table:style-name="ce53" office:value-type="float" office:value="361">
            <text:p>361</text:p>
          </table:table-cell>
          <table:table-cell table:formula="of:=SUM([.D30]+[.F30]+[.H30]+[.J30]+[.L30]+[.N30]+[.P30]+[.R30]+[.T30])" ns41:value-type="float" table:style-name="ce53" office:value-type="float" office:value="331">
            <text:p>331</text:p>
          </table:table-cell>
          <table:table-cell ns41:value-type="float" table:style-name="ce53" office:value="1486.3" office:value-type="float">
            <text:p>1486.3</text:p>
          </table:table-cell>
          <table:table-cell ns41:value-type="float" table:style-name="ce53" office:value="465.59" office:value-type="float">
            <text:p>465.5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Retranchement</text:p>
          </table:table-cell>
          <table:table-cell table:style-name="ce13"/>
          <table:table-cell ns41:value-type="float" table:style-name="ce17" office:value="303" office:value-type="float">
            <text:p>303</text:p>
          </table:table-cell>
          <table:table-cell ns41:value-type="float" table:style-name="ce53" office:value="270" office:value-type="float">
            <text:p>270</text:p>
          </table:table-cell>
          <table:table-cell ns41:value-type="float" table:style-name="ce53" office:value="118" office:value-type="float">
            <text:p>118</text:p>
          </table:table-cell>
          <table:table-cell ns41:value-type="float" table:style-name="ce53" office:value="142" office:value-type="float">
            <text:p>142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0" office:value-type="float">
            <text:p>10</text:p>
          </table:table-cell>
          <table:table-cell ns41:value-type="float" table:style-name="ce53" office:value="16" office:value-type="float">
            <text:p>16</text:p>
          </table:table-cell>
          <table:table-cell table:style-name="ce53" table:number-columns-repeated="6"/>
          <table:table-cell table:formula="of:=SUM([.C31]+[.E31]+[.G31]+[.I31]+[.K31]+[.M31]+[.O31]+[.Q31]+[.S31])" ns41:value-type="float" table:style-name="ce53" office:value-type="float" office:value="435">
            <text:p>435</text:p>
          </table:table-cell>
          <table:table-cell table:formula="of:=SUM([.D31]+[.F31]+[.H31]+[.J31]+[.L31]+[.N31]+[.P31]+[.R31]+[.T31])" ns41:value-type="float" table:style-name="ce53" office:value-type="float" office:value="429">
            <text:p>429</text:p>
          </table:table-cell>
          <table:table-cell ns41:value-type="float" table:style-name="ce53" office:value="1024.59" office:value-type="float">
            <text:p>1024.59</text:p>
          </table:table-cell>
          <table:table-cell ns41:value-type="float" table:style-name="ce53" office:value="843.26" office:value-type="float">
            <text:p>843.2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as van Gent</text:p>
          </table:table-cell>
          <table:table-cell table:style-name="ce13"/>
          <table:table-cell ns41:value-type="float" table:style-name="ce17" office:value="351" office:value-type="float">
            <text:p>351</text:p>
          </table:table-cell>
          <table:table-cell ns41:value-type="float" table:style-name="ce53" office:value="362" office:value-type="float">
            <text:p>362</text:p>
          </table:table-cell>
          <table:table-cell ns41:value-type="float" table:style-name="ce53" office:value="88" office:value-type="float">
            <text:p>88</text:p>
          </table:table-cell>
          <table:table-cell ns41:value-type="float" table:style-name="ce53" office:value="122" office:value-type="float">
            <text:p>122</text:p>
          </table:table-cell>
          <table:table-cell ns41:value-type="float" table:style-name="ce53" office:value="30" office:value-type="float">
            <text:p>30</text:p>
          </table:table-cell>
          <table:table-cell ns41:value-type="float" table:style-name="ce53" office:value="37" office:value-type="float">
            <text:p>37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100" office:value-type="float">
            <text:p>100</text:p>
          </table:table-cell>
          <table:table-cell ns41:value-type="float" table:style-name="ce53" office:value="102" office:value-type="float">
            <text:p>10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table:formula="of:=SUM([.C32]+[.E32]+[.G32]+[.I32]+[.K32]+[.M32]+[.O32]+[.Q32]+[.S32])" ns41:value-type="float" table:style-name="ce53" office:value-type="float" office:value="570">
            <text:p>570</text:p>
          </table:table-cell>
          <table:table-cell table:formula="of:=SUM([.D32]+[.F32]+[.H32]+[.J32]+[.L32]+[.N32]+[.P32]+[.R32]+[.T32])" ns41:value-type="float" table:style-name="ce53" office:value-type="float" office:value="626">
            <text:p>626</text:p>
          </table:table-cell>
          <table:table-cell ns41:value-type="float" table:style-name="ce53" office:value="1449.74" office:value-type="float">
            <text:p>1449.74</text:p>
          </table:table-cell>
          <table:table-cell ns41:value-type="float" table:style-name="ce53" office:value="824.98" office:value-type="float">
            <text:p>824.9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choondijke</text:p>
          </table:table-cell>
          <table:table-cell table:style-name="ce13"/>
          <table:table-cell ns41:value-type="float" table:style-name="ce17" office:value="574" office:value-type="float">
            <text:p>574</text:p>
          </table:table-cell>
          <table:table-cell ns41:value-type="float" table:style-name="ce53" office:value="590" office:value-type="float">
            <text:p>590</text:p>
          </table:table-cell>
          <table:table-cell ns41:value-type="float" table:style-name="ce53" office:value="277" office:value-type="float">
            <text:p>277</text:p>
          </table:table-cell>
          <table:table-cell ns41:value-type="float" table:style-name="ce53" office:value="309" office:value-type="float">
            <text:p>309</text:p>
          </table:table-cell>
          <table:table-cell ns41:value-type="float" office:value="3" table:style-name="ce53" table:number-columns-repeated="2" office:value-type="float">
            <text:p>3</text:p>
          </table:table-cell>
          <table:table-cell table:style-name="ce53" table:number-columns-repeated="4"/>
          <table:table-cell ns41:value-type="float" table:style-name="ce53" office:value="32" office:value-type="float">
            <text:p>32</text:p>
          </table:table-cell>
          <table:table-cell ns41:value-type="float" table:style-name="ce53" office:value="29" office:value-type="float">
            <text:p>29</text:p>
          </table:table-cell>
          <table:table-cell table:style-name="ce53" table:number-columns-repeated="6"/>
          <table:table-cell table:formula="of:=SUM([.C33]+[.E33]+[.G33]+[.I33]+[.K33]+[.M33]+[.O33]+[.Q33]+[.S33])" ns41:value-type="float" table:style-name="ce53" office:value-type="float" office:value="886">
            <text:p>886</text:p>
          </table:table-cell>
          <table:table-cell table:formula="of:=SUM([.D33]+[.F33]+[.H33]+[.J33]+[.L33]+[.N33]+[.P33]+[.R33]+[.T33])" ns41:value-type="float" table:style-name="ce53" office:value-type="float" office:value="931">
            <text:p>931</text:p>
          </table:table-cell>
          <table:table-cell ns41:value-type="float" table:style-name="ce53" office:value="2375.63" office:value-type="float">
            <text:p>2375.63</text:p>
          </table:table-cell>
          <table:table-cell ns41:value-type="float" table:style-name="ce53" office:value="764.84" office:value-type="float">
            <text:p>764.8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t. Anna ter Muiden</text:p>
          </table:table-cell>
          <table:table-cell table:style-name="ce13"/>
          <table:table-cell ns41:value-type="float" table:style-name="ce17" office:value="89" office:value-type="float">
            <text:p>89</text:p>
          </table:table-cell>
          <table:table-cell ns41:value-type="float" table:style-name="ce53" office:value="74" office:value-type="float">
            <text:p>74</text:p>
          </table:table-cell>
          <table:table-cell ns41:value-type="float" table:style-name="ce53" office:value="40" office:value-type="float">
            <text:p>40</text:p>
          </table:table-cell>
          <table:table-cell ns41:value-type="float" table:style-name="ce53" office:value="50" office:value-type="float">
            <text:p>50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office:value="18" table:style-name="ce53" table:number-columns-repeated="2" office:value-type="float">
            <text:p>18</text:p>
          </table:table-cell>
          <table:table-cell table:style-name="ce53" table:number-columns-repeated="6"/>
          <table:table-cell table:formula="of:=SUM([.C34]+[.E34]+[.G34]+[.I34]+[.K34]+[.M34]+[.O34]+[.Q34]+[.S34])" ns41:value-type="float" table:style-name="ce53" office:value-type="float" office:value="147">
            <text:p>147</text:p>
          </table:table-cell>
          <table:table-cell table:formula="of:=SUM([.D34]+[.F34]+[.H34]+[.J34]+[.L34]+[.N34]+[.P34]+[.R34]+[.T34])" ns41:value-type="float" table:style-name="ce53" office:value-type="float" office:value="143">
            <text:p>143</text:p>
          </table:table-cell>
          <table:table-cell ns41:value-type="float" table:style-name="ce53" office:value="401.7" office:value-type="float">
            <text:p>401.7</text:p>
          </table:table-cell>
          <table:table-cell ns41:value-type="float" table:style-name="ce53" office:value="721.93" office:value-type="float">
            <text:p>721.9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t. Jansteen</text:p>
          </table:table-cell>
          <table:table-cell table:style-name="ce13"/>
          <table:table-cell ns41:value-type="float" table:style-name="ce17" office:value="714" office:value-type="float">
            <text:p>714</text:p>
          </table:table-cell>
          <table:table-cell ns41:value-type="float" table:style-name="ce53" office:value="687" office:value-type="float">
            <text:p>687</text:p>
          </table:table-cell>
          <table:table-cell ns41:value-type="float" table:style-name="ce53" office:value="150" office:value-type="float">
            <text:p>150</text:p>
          </table:table-cell>
          <table:table-cell ns41:value-type="float" table:style-name="ce53" office:value="130" office:value-type="float">
            <text:p>130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37" office:value-type="float">
            <text:p>137</text:p>
          </table:table-cell>
          <table:table-cell ns41:value-type="float" table:style-name="ce53" office:value="138" office:value-type="float">
            <text:p>138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table:formula="of:=SUM([.C35]+[.E35]+[.G35]+[.I35]+[.K35]+[.M35]+[.O35]+[.Q35]+[.S35])" ns41:value-type="float" table:style-name="ce53" office:value-type="float" office:value="1009">
            <text:p>1009</text:p>
          </table:table-cell>
          <table:table-cell table:formula="of:=SUM([.D35]+[.F35]+[.H35]+[.J35]+[.L35]+[.N35]+[.P35]+[.R35]+[.T35])" ns41:value-type="float" table:style-name="ce53" office:value-type="float" office:value="957">
            <text:p>957</text:p>
          </table:table-cell>
          <table:table-cell ns41:value-type="float" table:style-name="ce53" office:value="2810.75" office:value-type="float">
            <text:p>2810.75</text:p>
          </table:table-cell>
          <table:table-cell ns41:value-type="float" table:style-name="ce53" office:value="699.45" office:value-type="float">
            <text:p>699.4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t. Kruis</text:p>
          </table:table-cell>
          <table:table-cell table:style-name="ce13"/>
          <table:table-cell ns41:value-type="float" table:style-name="ce17" office:value="192" office:value-type="float">
            <text:p>192</text:p>
          </table:table-cell>
          <table:table-cell ns41:value-type="float" table:style-name="ce53" office:value="189" office:value-type="float">
            <text:p>189</text:p>
          </table:table-cell>
          <table:table-cell ns41:value-type="float" table:style-name="ce53" office:value="88" office:value-type="float">
            <text:p>88</text:p>
          </table:table-cell>
          <table:table-cell ns41:value-type="float" table:style-name="ce53" office:value="86" office:value-type="float">
            <text:p>86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95" office:value-type="float">
            <text:p>95</text:p>
          </table:table-cell>
          <table:table-cell ns41:value-type="float" table:style-name="ce53" office:value="70" office:value-type="float">
            <text:p>70</text:p>
          </table:table-cell>
          <table:table-cell table:style-name="ce53" table:number-columns-repeated="6"/>
          <table:table-cell table:formula="of:=SUM([.C36]+[.E36]+[.G36]+[.I36]+[.K36]+[.M36]+[.O36]+[.Q36]+[.S36])" ns41:value-type="float" table:style-name="ce53" office:value-type="float" office:value="375">
            <text:p>375</text:p>
          </table:table-cell>
          <table:table-cell table:formula="of:=SUM([.D36]+[.F36]+[.H36]+[.J36]+[.L36]+[.N36]+[.P36]+[.R36]+[.T36])" ns41:value-type="float" table:style-name="ce53" office:value-type="float" office:value="346">
            <text:p>346</text:p>
          </table:table-cell>
          <table:table-cell ns41:value-type="float" table:style-name="ce53" office:value="2140.32" office:value-type="float">
            <text:p>2140.32</text:p>
          </table:table-cell>
          <table:table-cell ns41:value-type="float" table:style-name="ce53" office:value="336.87" office:value-type="float">
            <text:p>336.8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luis</text:p>
          </table:table-cell>
          <table:table-cell table:style-name="ce13"/>
          <table:table-cell ns41:value-type="float" table:style-name="ce17" office:value="515" office:value-type="float">
            <text:p>515</text:p>
          </table:table-cell>
          <table:table-cell ns41:value-type="float" table:style-name="ce53" office:value="539" office:value-type="float">
            <text:p>539</text:p>
          </table:table-cell>
          <table:table-cell ns41:value-type="float" table:style-name="ce53" office:value="174" office:value-type="float">
            <text:p>174</text:p>
          </table:table-cell>
          <table:table-cell ns41:value-type="float" table:style-name="ce53" office:value="269" office:value-type="float">
            <text:p>269</text:p>
          </table:table-cell>
          <table:table-cell ns41:value-type="float" table:style-name="ce53" office:value="29" office:value-type="float">
            <text:p>29</text:p>
          </table:table-cell>
          <table:table-cell ns41:value-type="float" table:style-name="ce53" office:value="12" office:value-type="float">
            <text:p>12</text:p>
          </table:table-cell>
          <table:table-cell table:style-name="ce53"/>
          <table:table-cell ns41:value-type="float" office:value="1" table:style-name="ce53" table:number-columns-repeated="3" office:value-type="float">
            <text:p>1</text:p>
          </table:table-cell>
          <table:table-cell ns41:value-type="float" table:style-name="ce53" office:value="41" office:value-type="float">
            <text:p>41</text:p>
          </table:table-cell>
          <table:table-cell ns41:value-type="float" table:style-name="ce53" office:value="49" office:value-type="float">
            <text:p>49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table:formula="of:=SUM([.C37]+[.E37]+[.G37]+[.I37]+[.K37]+[.M37]+[.O37]+[.Q37]+[.S37])" ns41:value-type="float" table:style-name="ce53" office:value-type="float" office:value="762">
            <text:p>762</text:p>
          </table:table-cell>
          <table:table-cell table:formula="of:=SUM([.D37]+[.F37]+[.H37]+[.J37]+[.L37]+[.N37]+[.P37]+[.R37]+[.T37])" ns41:value-type="float" table:style-name="ce53" office:value-type="float" office:value="872">
            <text:p>872</text:p>
          </table:table-cell>
          <table:table-cell ns41:value-type="float" table:style-name="ce53" office:value="230.25" office:value-type="float">
            <text:p>230.25</text:p>
          </table:table-cell>
          <table:table-cell ns41:value-type="float" table:style-name="ce53" office:value="709.67" office:value-type="float">
            <text:p>709.6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toppeldijk</text:p>
          </table:table-cell>
          <table:table-cell table:style-name="ce13"/>
          <table:table-cell ns41:value-type="float" table:style-name="ce17" office:value="643" office:value-type="float">
            <text:p>643</text:p>
          </table:table-cell>
          <table:table-cell ns41:value-type="float" table:style-name="ce53" office:value="648" office:value-type="float">
            <text:p>648</text:p>
          </table:table-cell>
          <table:table-cell ns41:value-type="float" table:style-name="ce53" office:value="236" office:value-type="float">
            <text:p>236</text:p>
          </table:table-cell>
          <table:table-cell ns41:value-type="float" table:style-name="ce53" office:value="237" office:value-type="float">
            <text:p>237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6" office:value-type="float">
            <text:p>6</text:p>
          </table:table-cell>
          <table:table-cell table:style-name="ce53" table:number-columns-repeated="4"/>
          <table:table-cell ns41:value-type="float" table:style-name="ce53" office:value="23" office:value-type="float">
            <text:p>23</text:p>
          </table:table-cell>
          <table:table-cell ns41:value-type="float" table:style-name="ce53" office:value="22" office:value-type="float">
            <text:p>22</text:p>
          </table:table-cell>
          <table:table-cell table:style-name="ce53" table:number-columns-repeated="6"/>
          <table:table-cell table:formula="of:=SUM([.C38]+[.E38]+[.G38]+[.I38]+[.K38]+[.M38]+[.O38]+[.Q38]+[.S38])" ns41:value-type="float" table:style-name="ce53" office:value-type="float" office:value="909">
            <text:p>909</text:p>
          </table:table-cell>
          <table:table-cell table:formula="of:=SUM([.D38]+[.F38]+[.H38]+[.J38]+[.L38]+[.N38]+[.P38]+[.R38]+[.T38])" ns41:value-type="float" table:style-name="ce53" office:value-type="float" office:value="913">
            <text:p>913</text:p>
          </table:table-cell>
          <table:table-cell ns41:value-type="float" table:style-name="ce53" office:value="2057.67" office:value-type="float">
            <text:p>2057.67</text:p>
          </table:table-cell>
          <table:table-cell ns41:value-type="float" table:style-name="ce53" office:value="885.47" office:value-type="float">
            <text:p>885.4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aterlandkerkje</text:p>
          </table:table-cell>
          <table:table-cell table:style-name="ce13"/>
          <table:table-cell ns41:value-type="float" table:style-name="ce17" office:value="189" office:value-type="float">
            <text:p>189</text:p>
          </table:table-cell>
          <table:table-cell ns41:value-type="float" table:style-name="ce53" office:value="176" office:value-type="float">
            <text:p>176</text:p>
          </table:table-cell>
          <table:table-cell ns41:value-type="float" table:style-name="ce53" office:value="132" office:value-type="float">
            <text:p>132</text:p>
          </table:table-cell>
          <table:table-cell ns41:value-type="float" table:style-name="ce53" office:value="139" office:value-type="float">
            <text:p>139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26" office:value-type="float">
            <text:p>26</text:p>
          </table:table-cell>
          <table:table-cell ns41:value-type="float" table:style-name="ce53" office:value="22" office:value-type="float">
            <text:p>22</text:p>
          </table:table-cell>
          <table:table-cell table:style-name="ce53" table:number-columns-repeated="6"/>
          <table:table-cell table:formula="of:=SUM([.C39]+[.E39]+[.G39]+[.I39]+[.K39]+[.M39]+[.O39]+[.Q39]+[.S39])" ns41:value-type="float" table:style-name="ce53" office:value-type="float" office:value="351">
            <text:p>351</text:p>
          </table:table-cell>
          <table:table-cell table:formula="of:=SUM([.D39]+[.F39]+[.H39]+[.J39]+[.L39]+[.N39]+[.P39]+[.R39]+[.T39])" ns41:value-type="float" table:style-name="ce53" office:value-type="float" office:value="338">
            <text:p>338</text:p>
          </table:table-cell>
          <table:table-cell ns41:value-type="float" table:style-name="ce53" office:value="1095.62" office:value-type="float">
            <text:p>1095.62</text:p>
          </table:table-cell>
          <table:table-cell ns41:value-type="float" table:style-name="ce53" office:value="628.27" office:value-type="float">
            <text:p>628.2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estdorpe</text:p>
          </table:table-cell>
          <table:table-cell table:style-name="ce13"/>
          <table:table-cell ns41:value-type="float" table:style-name="ce17" office:value="628" office:value-type="float">
            <text:p>628</text:p>
          </table:table-cell>
          <table:table-cell ns41:value-type="float" table:style-name="ce53" office:value="653" office:value-type="float">
            <text:p>653</text:p>
          </table:table-cell>
          <table:table-cell ns41:value-type="float" table:style-name="ce53" office:value="83" office:value-type="float">
            <text:p>83</text:p>
          </table:table-cell>
          <table:table-cell ns41:value-type="float" table:style-name="ce53" office:value="115" office:value-type="float">
            <text:p>115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6" office:value-type="float">
            <text:p>6</text:p>
          </table:table-cell>
          <table:table-cell table:style-name="ce53" table:number-columns-repeated="4"/>
          <table:table-cell ns41:value-type="float" table:style-name="ce53" office:value="114" office:value-type="float">
            <text:p>114</text:p>
          </table:table-cell>
          <table:table-cell ns41:value-type="float" table:style-name="ce53" office:value="92" office:value-type="float">
            <text:p>92</text:p>
          </table:table-cell>
          <table:table-cell table:style-name="ce53" table:number-columns-repeated="6"/>
          <table:table-cell table:formula="of:=SUM([.C40]+[.E40]+[.G40]+[.I40]+[.K40]+[.M40]+[.O40]+[.Q40]+[.S40])" ns41:value-type="float" table:style-name="ce53" office:value-type="float" office:value="834">
            <text:p>834</text:p>
          </table:table-cell>
          <table:table-cell table:formula="of:=SUM([.D40]+[.F40]+[.H40]+[.J40]+[.L40]+[.N40]+[.P40]+[.R40]+[.T40])" ns41:value-type="float" table:style-name="ce53" office:value-type="float" office:value="866">
            <text:p>866</text:p>
          </table:table-cell>
          <table:table-cell ns41:value-type="float" table:style-name="ce53" office:value="2334.52" office:value-type="float">
            <text:p>2334.52</text:p>
          </table:table-cell>
          <table:table-cell ns41:value-type="float" table:style-name="ce53" office:value="728.22" office:value-type="float">
            <text:p>728.2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IJzendijke</text:p>
          </table:table-cell>
          <table:table-cell table:style-name="ce13"/>
          <table:table-cell ns41:value-type="float" table:style-name="ce17" office:value="866" office:value-type="float">
            <text:p>866</text:p>
          </table:table-cell>
          <table:table-cell ns41:value-type="float" table:style-name="ce53" office:value="856" office:value-type="float">
            <text:p>856</text:p>
          </table:table-cell>
          <table:table-cell ns41:value-type="float" table:style-name="ce53" office:value="432" office:value-type="float">
            <text:p>432</text:p>
          </table:table-cell>
          <table:table-cell ns41:value-type="float" table:style-name="ce53" office:value="492" office:value-type="float">
            <text:p>492</text:p>
          </table:table-cell>
          <table:table-cell ns41:value-type="float" table:style-name="ce53" office:value="21" office:value-type="float">
            <text:p>21</text:p>
          </table:table-cell>
          <table:table-cell ns41:value-type="float" table:style-name="ce53" office:value="25" office:value-type="float">
            <text:p>25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169" office:value-type="float">
            <text:p>169</text:p>
          </table:table-cell>
          <table:table-cell ns41:value-type="float" table:style-name="ce53" office:value="143" office:value-type="float">
            <text:p>143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table:formula="of:=SUM([.C41]+[.E41]+[.G41]+[.I41]+[.K41]+[.M41]+[.O41]+[.Q41]+[.S41])" ns41:value-type="float" table:style-name="ce53" office:value-type="float" office:value="1489">
            <text:p>1489</text:p>
          </table:table-cell>
          <table:table-cell table:formula="of:=SUM([.D41]+[.F41]+[.H41]+[.J41]+[.L41]+[.N41]+[.P41]+[.R41]+[.T41])" ns41:value-type="float" table:style-name="ce53" office:value-type="float" office:value="1517">
            <text:p>1517</text:p>
          </table:table-cell>
          <table:table-cell ns41:value-type="float" table:style-name="ce53" office:value="4403.48" office:value-type="float">
            <text:p>4403.48</text:p>
          </table:table-cell>
          <table:table-cell ns41:value-type="float" table:style-name="ce53" office:value="682.64" office:value-type="float">
            <text:p>682.6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Zaamslag</text:p>
          </table:table-cell>
          <table:table-cell table:style-name="ce13"/>
          <table:table-cell ns41:value-type="float" table:style-name="ce17" office:value="1105" office:value-type="float">
            <text:p>1105</text:p>
          </table:table-cell>
          <table:table-cell ns41:value-type="float" table:style-name="ce53" office:value="1101" office:value-type="float">
            <text:p>1101</text:p>
          </table:table-cell>
          <table:table-cell ns41:value-type="float" table:style-name="ce53" office:value="321" office:value-type="float">
            <text:p>321</text:p>
          </table:table-cell>
          <table:table-cell ns41:value-type="float" table:style-name="ce53" office:value="310" office:value-type="float">
            <text:p>310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11" office:value-type="float">
            <text:p>11</text:p>
          </table:table-cell>
          <table:table-cell table:style-name="ce53" table:number-columns-repeated="4"/>
          <table:table-cell ns41:value-type="float" table:style-name="ce53" office:value="6" office:value-type="float">
            <text:p>6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6"/>
          <table:table-cell table:formula="of:=SUM([.C42]+[.E42]+[.G42]+[.I42]+[.K42]+[.M42]+[.O42]+[.Q42]+[.S42])" ns41:value-type="float" table:style-name="ce53" office:value-type="float" office:value="1440">
            <text:p>1440</text:p>
          </table:table-cell>
          <table:table-cell table:formula="of:=SUM([.D42]+[.F42]+[.H42]+[.J42]+[.L42]+[.N42]+[.P42]+[.R42]+[.T42])" ns41:value-type="float" table:style-name="ce53" office:value-type="float" office:value="1427">
            <text:p>1427</text:p>
          </table:table-cell>
          <table:table-cell ns41:value-type="float" table:style-name="ce53" office:value="4356.59" office:value-type="float">
            <text:p>4356.59</text:p>
          </table:table-cell>
          <table:table-cell ns41:value-type="float" table:style-name="ce53" office:value="658.09" office:value-type="float">
            <text:p>658.0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Zuiddorpe</text:p>
          </table:table-cell>
          <table:table-cell table:style-name="ce13"/>
          <table:table-cell ns41:value-type="float" table:style-name="ce17" office:value="335" office:value-type="float">
            <text:p>335</text:p>
          </table:table-cell>
          <table:table-cell ns41:value-type="float" table:style-name="ce53" office:value="360" office:value-type="float">
            <text:p>360</text:p>
          </table:table-cell>
          <table:table-cell ns41:value-type="float" table:style-name="ce53" office:value="68" office:value-type="float">
            <text:p>68</text:p>
          </table:table-cell>
          <table:table-cell ns41:value-type="float" table:style-name="ce53" office:value="65" office:value-type="float">
            <text:p>65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4"/>
          <table:table-cell ns41:value-type="float" table:style-name="ce53" office:value="77" office:value-type="float">
            <text:p>77</text:p>
          </table:table-cell>
          <table:table-cell ns41:value-type="float" table:style-name="ce53" office:value="74" office:value-type="float">
            <text:p>74</text:p>
          </table:table-cell>
          <table:table-cell table:style-name="ce53" table:number-columns-repeated="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table:formula="of:=SUM([.C43]+[.E43]+[.G43]+[.I43]+[.K43]+[.M43]+[.O43]+[.Q43]+[.S43])" ns41:value-type="float" table:style-name="ce53" office:value-type="float" office:value="483">
            <text:p>483</text:p>
          </table:table-cell>
          <table:table-cell table:formula="of:=SUM([.D43]+[.F43]+[.H43]+[.J43]+[.L43]+[.N43]+[.P43]+[.R43]+[.T43])" ns41:value-type="float" table:style-name="ce53" office:value-type="float" office:value="502">
            <text:p>502</text:p>
          </table:table-cell>
          <table:table-cell ns41:value-type="float" table:style-name="ce53" office:value="1051.07" office:value-type="float">
            <text:p>1051.07</text:p>
          </table:table-cell>
          <table:table-cell ns41:value-type="float" table:style-name="ce53" office:value="937.15" office:value-type="float">
            <text:p>937.1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Zuidzande</text:p>
          </table:table-cell>
          <table:table-cell table:style-name="ce13"/>
          <table:table-cell ns41:value-type="float" table:style-name="ce17" office:value="323" office:value-type="float">
            <text:p>323</text:p>
          </table:table-cell>
          <table:table-cell ns41:value-type="float" table:style-name="ce53" office:value="355" office:value-type="float">
            <text:p>355</text:p>
          </table:table-cell>
          <table:table-cell ns41:value-type="float" table:style-name="ce53" office:value="182" office:value-type="float">
            <text:p>182</text:p>
          </table:table-cell>
          <table:table-cell ns41:value-type="float" table:style-name="ce53" office:value="220" office:value-type="float">
            <text:p>220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12"/>
          <table:table-cell table:formula="of:=SUM([.C44]+[.E44]+[.G44]+[.I44]+[.K44]+[.M44]+[.O44]+[.Q44]+[.S44])" ns41:value-type="float" table:style-name="ce53" office:value-type="float" office:value="507">
            <text:p>507</text:p>
          </table:table-cell>
          <table:table-cell table:formula="of:=SUM([.D44]+[.F44]+[.H44]+[.J44]+[.L44]+[.N44]+[.P44]+[.R44]+[.T44])" ns41:value-type="float" table:style-name="ce53" office:value-type="float" office:value="580">
            <text:p>580</text:p>
          </table:table-cell>
          <table:table-cell ns41:value-type="float" table:style-name="ce53" office:value="1516.14" office:value-type="float">
            <text:p>1516.14</text:p>
          </table:table-cell>
          <table:table-cell ns41:value-type="float" table:style-name="ce53" office:value="716.95" office:value-type="float">
            <text:p>716.9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Totaal</text:p>
          </table:table-cell>
          <table:table-cell table:style-name="ce13"/>
          <table:table-cell table:formula="of:=SUM([.C8:.C44])" ns41:value-type="float" table:style-name="ce17" office:value-type="float" office:value="21430">
            <text:p>21430</text:p>
          </table:table-cell>
          <table:table-cell table:formula="of:=SUM([.D8:.D44])" ns41:value-type="float" table:style-name="ce53" office:value-type="float" office:value="21715">
            <text:p>21715</text:p>
          </table:table-cell>
          <table:table-cell table:formula="of:=SUM([.E8:.E44])" ns41:value-type="float" table:style-name="ce53" office:value-type="float" office:value="7050">
            <text:p>7050</text:p>
          </table:table-cell>
          <table:table-cell table:formula="of:=SUM([.F8:.F44])" ns41:value-type="float" table:style-name="ce53" office:value-type="float" office:value="8040">
            <text:p>8040</text:p>
          </table:table-cell>
          <table:table-cell table:formula="of:=SUM([.G8:.G44])" ns41:value-type="float" table:style-name="ce53" office:value-type="float" office:value="466">
            <text:p>466</text:p>
          </table:table-cell>
          <table:table-cell table:formula="of:=SUM([.H8:.H44])" ns41:value-type="float" table:style-name="ce53" office:value-type="float" office:value="458">
            <text:p>458</text:p>
          </table:table-cell>
          <table:table-cell table:formula="of:=SUM([.I8:.I44])" ns41:value-type="float" table:style-name="ce53" office:value-type="float" office:value="0">
            <text:p>0</text:p>
          </table:table-cell>
          <table:table-cell table:formula="of:=SUM([.J8:.J44])" ns41:value-type="float" table:style-name="ce53" office:value-type="float" office:value="3">
            <text:p>3</text:p>
          </table:table-cell>
          <table:table-cell table:formula="of:=SUM([.K8:.K44])" ns41:value-type="float" table:style-name="ce53" office:value-type="float" office:value="16">
            <text:p>16</text:p>
          </table:table-cell>
          <table:table-cell table:formula="of:=SUM([.L8:.L44])" ns41:value-type="float" table:style-name="ce53" office:value-type="float" office:value="19">
            <text:p>19</text:p>
          </table:table-cell>
          <table:table-cell table:formula="of:=SUM([.M8:.M44])" ns41:value-type="float" table:style-name="ce53" office:value-type="float" office:value="2235">
            <text:p>2235</text:p>
          </table:table-cell>
          <table:table-cell table:formula="of:=SUM([.N8:.N44])" ns41:value-type="float" table:style-name="ce53" office:value-type="float" office:value="1937">
            <text:p>1937</text:p>
          </table:table-cell>
          <table:table-cell table:formula="of:=SUM([.O8:.O44])" ns41:value-type="float" table:style-name="ce53" office:value-type="float" office:value="1">
            <text:p>1</text:p>
          </table:table-cell>
          <table:table-cell table:formula="of:=SUM([.P8:.P44])" ns41:value-type="float" table:style-name="ce53" office:value-type="float" office:value="4">
            <text:p>4</text:p>
          </table:table-cell>
          <table:table-cell table:formula="of:=SUM([.Q8:.Q44])" ns41:value-type="float" table:style-name="ce53" office:value-type="float" office:value="23">
            <text:p>23</text:p>
          </table:table-cell>
          <table:table-cell table:formula="of:=SUM([.R8:.R44])" ns41:value-type="float" table:style-name="ce53" office:value-type="float" office:value="22">
            <text:p>22</text:p>
          </table:table-cell>
          <table:table-cell table:formula="of:=SUM([.S8:.S44])" ns41:value-type="float" table:style-name="ce53" office:value-type="float" office:value="3">
            <text:p>3</text:p>
          </table:table-cell>
          <table:table-cell table:formula="of:=SUM([.T8:.T44])" ns41:value-type="float" table:style-name="ce53" office:value-type="float" office:value="3">
            <text:p>3</text:p>
          </table:table-cell>
          <table:table-cell table:formula="of:=SUM([.U8:.U44])" ns41:value-type="float" table:style-name="ce53" office:value-type="float" office:value="31224">
            <text:p>31224</text:p>
          </table:table-cell>
          <table:table-cell table:formula="of:=SUM([.V8:.V44])" ns41:value-type="float" table:style-name="ce53" office:value-type="float" office:value="32201">
            <text:p>32201</text:p>
          </table:table-cell>
          <table:table-cell table:formula="of:=SUM([.W8:.W44])" ns41:value-type="float" table:style-name="ce53" office:value-type="float" office:value="74281.9">
            <text:p>74281.9</text:p>
          </table:table-cell>
          <table:table-cell ns41:value-type="float" table:style-name="ce53" office:value="853.84" office:value-type="float">
            <text:p>853.8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ZE</text:p>
          </table:table-cell>
          <table:table-cell ns41:value-type="string" table:style-name="ce49" office:value-type="string">
            <text:p>35_0029</text:p>
          </table:table-cell>
          <table:table-cell table:style-name="ce52" table:number-columns-repeated="994"/>
        </table:table-row>
        <table:table-row table:style-name="ro2">
          <table:table-cell ns41:value-type="string" table:style-name="ce7" office:value-type="string">
            <text:p>Baarland</text:p>
          </table:table-cell>
          <table:table-cell table:style-name="ce13"/>
          <table:table-cell ns41:value-type="float" table:style-name="ce17" office:value="249" office:value-type="float">
            <text:p>249</text:p>
          </table:table-cell>
          <table:table-cell ns41:value-type="float" table:style-name="ce53" office:value="208" office:value-type="float">
            <text:p>208</text:p>
          </table:table-cell>
          <table:table-cell ns41:value-type="float" table:style-name="ce53" office:value="114" office:value-type="float">
            <text:p>114</text:p>
          </table:table-cell>
          <table:table-cell ns41:value-type="float" table:style-name="ce53" office:value="153" office:value-type="float">
            <text:p>15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table:formula="of:=SUM([.C46]+[.E46]+[.G46]+[.I46]+[.K46]+[.M46]+[.O46]+[.Q46]+[.S46])" ns41:value-type="float" table:style-name="ce53" office:value-type="float" office:value="367">
            <text:p>367</text:p>
          </table:table-cell>
          <table:table-cell table:formula="of:=SUM([.D46]+[.F46]+[.H46]+[.J46]+[.L46]+[.N46]+[.P46]+[.R46]+[.T46])" ns41:value-type="float" table:style-name="ce53" office:value-type="float" office:value="362">
            <text:p>362</text:p>
          </table:table-cell>
          <table:table-cell ns41:value-type="float" table:style-name="ce53" office:value="1101.01" office:value-type="float">
            <text:p>1101.01</text:p>
          </table:table-cell>
          <table:table-cell ns41:value-type="float" table:style-name="ce53" office:value="662.12" office:value-type="float">
            <text:p>662.1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orssele</text:p>
          </table:table-cell>
          <table:table-cell table:style-name="ce13"/>
          <table:table-cell ns41:value-type="float" table:style-name="ce17" office:value="378" office:value-type="float">
            <text:p>378</text:p>
          </table:table-cell>
          <table:table-cell ns41:value-type="float" table:style-name="ce53" office:value="374" office:value-type="float">
            <text:p>374</text:p>
          </table:table-cell>
          <table:table-cell ns41:value-type="float" table:style-name="ce53" office:value="147" office:value-type="float">
            <text:p>147</text:p>
          </table:table-cell>
          <table:table-cell ns41:value-type="float" table:style-name="ce53" office:value="175" office:value-type="float">
            <text:p>175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4"/>
          <table:table-cell ns41:value-type="float" table:style-name="ce53" office:value="3" office:value-type="float">
            <text:p>3</text:p>
          </table:table-cell>
          <table:table-cell table:style-name="ce53" table:number-columns-repeated="7"/>
          <table:table-cell table:formula="of:=SUM([.C47]+[.E47]+[.G47]+[.I47]+[.K47]+[.M47]+[.O47]+[.Q47]+[.S47])" ns41:value-type="float" table:style-name="ce53" office:value-type="float" office:value="529">
            <text:p>529</text:p>
          </table:table-cell>
          <table:table-cell table:formula="of:=SUM([.D47]+[.F47]+[.H47]+[.J47]+[.L47]+[.N47]+[.P47]+[.R47]+[.T47])" ns41:value-type="float" table:style-name="ce53" office:value-type="float" office:value="552">
            <text:p>552</text:p>
          </table:table-cell>
          <table:table-cell ns41:value-type="float" table:style-name="ce53" office:value="1608.68" office:value-type="float">
            <text:p>1608.68</text:p>
          </table:table-cell>
          <table:table-cell ns41:value-type="float" table:style-name="ce26" office:value="671.98" office:value-type="float">
            <text:p>671.9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Driewegen</text:p>
          </table:table-cell>
          <table:table-cell table:style-name="ce13"/>
          <table:table-cell ns41:value-type="float" table:style-name="ce17" office:value="175" office:value-type="float">
            <text:p>175</text:p>
          </table:table-cell>
          <table:table-cell ns41:value-type="float" table:style-name="ce53" office:value="183" office:value-type="float">
            <text:p>183</text:p>
          </table:table-cell>
          <table:table-cell ns41:value-type="float" table:style-name="ce53" office:value="116" office:value-type="float">
            <text:p>116</text:p>
          </table:table-cell>
          <table:table-cell ns41:value-type="float" table:style-name="ce53" office:value="131" office:value-type="float">
            <text:p>131</text:p>
          </table:table-cell>
          <table:table-cell table:style-name="ce53" table:number-columns-repeated="14"/>
          <table:table-cell table:formula="of:=SUM([.C48]+[.E48]+[.G48]+[.I48]+[.K48]+[.M48]+[.O48]+[.Q48]+[.S48])" ns41:value-type="float" table:style-name="ce53" office:value-type="float" office:value="291">
            <text:p>291</text:p>
          </table:table-cell>
          <table:table-cell table:formula="of:=SUM([.D48]+[.F48]+[.H48]+[.J48]+[.L48]+[.N48]+[.P48]+[.R48]+[.T48])" ns41:value-type="float" table:style-name="ce53" office:value-type="float" office:value="314">
            <text:p>314</text:p>
          </table:table-cell>
          <table:table-cell ns41:value-type="float" table:style-name="ce53" office:value="657.14" office:value-type="float">
            <text:p>657.14</text:p>
          </table:table-cell>
          <table:table-cell ns41:value-type="float" table:style-name="ce26" office:value="920.66" office:value-type="float">
            <text:p>920.6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Ellewoutsdijk</text:p>
          </table:table-cell>
          <table:table-cell table:style-name="ce13"/>
          <table:table-cell ns41:value-type="float" table:style-name="ce17" office:value="245" office:value-type="float">
            <text:p>245</text:p>
          </table:table-cell>
          <table:table-cell ns41:value-type="float" table:style-name="ce53" office:value="255" office:value-type="float">
            <text:p>255</text:p>
          </table:table-cell>
          <table:table-cell ns41:value-type="float" table:style-name="ce53" office:value="107" office:value-type="float">
            <text:p>107</text:p>
          </table:table-cell>
          <table:table-cell ns41:value-type="float" table:style-name="ce53" office:value="108" office:value-type="float">
            <text:p>108</text:p>
          </table:table-cell>
          <table:table-cell ns41:value-type="float" table:style-name="ce53" office:value="13" office:value-type="float">
            <text:p>13</text:p>
          </table:table-cell>
          <table:table-cell ns41:value-type="float" table:style-name="ce53" office:value="8" office:value-type="float">
            <text:p>8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table:formula="of:=SUM([.C49]+[.E49]+[.G49]+[.I49]+[.K49]+[.M49]+[.O49]+[.Q49]+[.S49])" ns41:value-type="float" table:style-name="ce53" office:value-type="float" office:value="366">
            <text:p>366</text:p>
          </table:table-cell>
          <table:table-cell table:formula="of:=SUM([.D49]+[.F49]+[.H49]+[.J49]+[.L49]+[.N49]+[.P49]+[.R49]+[.T49])" ns41:value-type="float" table:style-name="ce53" office:value-type="float" office:value="371">
            <text:p>371</text:p>
          </table:table-cell>
          <table:table-cell ns41:value-type="float" table:style-name="ce53" office:value="848.3" office:value-type="float">
            <text:p>848.3</text:p>
          </table:table-cell>
          <table:table-cell ns41:value-type="float" table:style-name="ce26" office:value="874.26" office:value-type="float">
            <text:p>874.2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Goes</text:p>
          </table:table-cell>
          <table:table-cell table:style-name="ce13"/>
          <table:table-cell ns41:value-type="float" table:style-name="ce17" office:value="2188" office:value-type="float">
            <text:p>2188</text:p>
          </table:table-cell>
          <table:table-cell ns41:value-type="float" table:style-name="ce53" office:value="2189" office:value-type="float">
            <text:p>2189</text:p>
          </table:table-cell>
          <table:table-cell ns41:value-type="float" table:style-name="ce53" office:value="621" office:value-type="float">
            <text:p>621</text:p>
          </table:table-cell>
          <table:table-cell ns41:value-type="float" table:style-name="ce53" office:value="885" office:value-type="float">
            <text:p>885</text:p>
          </table:table-cell>
          <table:table-cell ns41:value-type="float" table:style-name="ce53" office:value="213" office:value-type="float">
            <text:p>213</text:p>
          </table:table-cell>
          <table:table-cell ns41:value-type="float" table:style-name="ce53" office:value="224" office:value-type="float">
            <text:p>224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0" office:value-type="float">
            <text:p>20</text:p>
          </table:table-cell>
          <table:table-cell ns41:value-type="float" table:style-name="ce53" office:value="21" office:value-type="float">
            <text:p>21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14" office:value-type="float">
            <text:p>14</text:p>
          </table:table-cell>
          <table:table-cell table:style-name="ce53" table:number-columns-repeated="2"/>
          <table:table-cell ns41:value-type="float" office:value="1" table:style-name="ce53" table:number-columns-repeated="3" office:value-type="float">
            <text:p>1</text:p>
          </table:table-cell>
          <table:table-cell table:style-name="ce53"/>
          <table:table-cell table:formula="of:=SUM([.C50]+[.E50]+[.G50]+[.I50]+[.K50]+[.M50]+[.O50]+[.Q50]+[.S50])" ns41:value-type="float" table:style-name="ce53" office:value-type="float" office:value="3059">
            <text:p>3059</text:p>
          </table:table-cell>
          <table:table-cell table:formula="of:=SUM([.D50]+[.F50]+[.H50]+[.J50]+[.L50]+[.N50]+[.P50]+[.R50]+[.T50])" ns41:value-type="float" table:style-name="ce53" office:value-type="float" office:value="3335">
            <text:p>3335</text:p>
          </table:table-cell>
          <table:table-cell ns41:value-type="float" table:style-name="ce53" office:value="746.66" office:value-type="float">
            <text:p>746.66</text:p>
          </table:table-cell>
          <table:table-cell ns41:value-type="float" table:style-name="ce26" office:value="8563.28" office:value-type="float">
            <text:p>8563.2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 Gravenpolder</text:p>
          </table:table-cell>
          <table:table-cell table:style-name="ce13"/>
          <table:table-cell ns41:value-type="float" table:style-name="ce17" office:value="274" office:value-type="float">
            <text:p>274</text:p>
          </table:table-cell>
          <table:table-cell ns41:value-type="float" table:style-name="ce53" office:value="236" office:value-type="float">
            <text:p>236</text:p>
          </table:table-cell>
          <table:table-cell ns41:value-type="float" table:style-name="ce53" office:value="153" office:value-type="float">
            <text:p>153</text:p>
          </table:table-cell>
          <table:table-cell ns41:value-type="float" table:style-name="ce53" office:value="200" office:value-type="float">
            <text:p>200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7" office:value-type="float">
            <text:p>7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table:formula="of:=SUM([.C51]+[.E51]+[.G51]+[.I51]+[.K51]+[.M51]+[.O51]+[.Q51]+[.S51])" ns41:value-type="float" table:style-name="ce53" office:value-type="float" office:value="434">
            <text:p>434</text:p>
          </table:table-cell>
          <table:table-cell table:formula="of:=SUM([.D51]+[.F51]+[.H51]+[.J51]+[.L51]+[.N51]+[.P51]+[.R51]+[.T51])" ns41:value-type="float" table:style-name="ce53" office:value-type="float" office:value="444">
            <text:p>444</text:p>
          </table:table-cell>
          <table:table-cell ns41:value-type="float" table:style-name="ce53" office:value="668.58" office:value-type="float">
            <text:p>668.58</text:p>
          </table:table-cell>
          <table:table-cell ns41:value-type="float" table:style-name="ce26" office:value="1318.54" office:value-type="float">
            <text:p>1318.5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 Heer Abtskerke</text:p>
          </table:table-cell>
          <table:table-cell table:style-name="ce13"/>
          <table:table-cell ns41:value-type="float" table:style-name="ce17" office:value="73" office:value-type="float">
            <text:p>73</text:p>
          </table:table-cell>
          <table:table-cell ns41:value-type="float" table:style-name="ce53" office:value="67" office:value-type="float">
            <text:p>67</text:p>
          </table:table-cell>
          <table:table-cell ns41:value-type="float" table:style-name="ce53" office:value="85" office:value-type="float">
            <text:p>85</text:p>
          </table:table-cell>
          <table:table-cell ns41:value-type="float" table:style-name="ce53" office:value="92" office:value-type="float">
            <text:p>9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table:formula="of:=SUM([.C52]+[.E52]+[.G52]+[.I52]+[.K52]+[.M52]+[.O52]+[.Q52]+[.S52])" ns41:value-type="float" table:style-name="ce53" office:value-type="float" office:value="159">
            <text:p>159</text:p>
          </table:table-cell>
          <table:table-cell table:formula="of:=SUM([.D52]+[.F52]+[.H52]+[.J52]+[.L52]+[.N52]+[.P52]+[.R52]+[.T52])" ns41:value-type="float" table:style-name="ce53" office:value-type="float" office:value="159">
            <text:p>159</text:p>
          </table:table-cell>
          <table:table-cell ns41:value-type="float" table:style-name="ce53" office:value="1566.09" office:value-type="float">
            <text:p>1566.09</text:p>
          </table:table-cell>
          <table:table-cell ns41:value-type="float" table:style-name="ce26" office:value="203.55" office:value-type="float">
            <text:p>203.5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 Heer Arendskerke</text:p>
          </table:table-cell>
          <table:table-cell table:style-name="ce13"/>
          <table:table-cell ns41:value-type="float" table:style-name="ce17" office:value="928" office:value-type="float">
            <text:p>928</text:p>
          </table:table-cell>
          <table:table-cell ns41:value-type="float" table:style-name="ce53" office:value="936" office:value-type="float">
            <text:p>936</text:p>
          </table:table-cell>
          <table:table-cell ns41:value-type="float" table:style-name="ce53" office:value="466" office:value-type="float">
            <text:p>466</text:p>
          </table:table-cell>
          <table:table-cell ns41:value-type="float" table:style-name="ce53" office:value="486" office:value-type="float">
            <text:p>486</text:p>
          </table:table-cell>
          <table:table-cell ns41:value-type="float" table:style-name="ce53" office:value="21" office:value-type="float">
            <text:p>21</text:p>
          </table:table-cell>
          <table:table-cell ns41:value-type="float" table:style-name="ce53" office:value="12" office:value-type="float">
            <text:p>12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table:formula="of:=SUM([.C53]+[.E53]+[.G53]+[.I53]+[.K53]+[.M53]+[.O53]+[.Q53]+[.S53])" ns41:value-type="float" table:style-name="ce53" office:value-type="float" office:value="1417">
            <text:p>1417</text:p>
          </table:table-cell>
          <table:table-cell table:formula="of:=SUM([.D53]+[.F53]+[.H53]+[.J53]+[.L53]+[.N53]+[.P53]+[.R53]+[.T53])" ns41:value-type="float" table:style-name="ce53" office:value-type="float" office:value="1435">
            <text:p>1435</text:p>
          </table:table-cell>
          <table:table-cell ns41:value-type="float" table:style-name="ce53" office:value="4321.95" office:value-type="float">
            <text:p>4321.95</text:p>
          </table:table-cell>
          <table:table-cell ns41:value-type="float" table:style-name="ce26" office:value="659.89" office:value-type="float">
            <text:p>659.8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 Heerenhoek</text:p>
          </table:table-cell>
          <table:table-cell table:style-name="ce13"/>
          <table:table-cell ns41:value-type="float" table:style-name="ce17" office:value="290" office:value-type="float">
            <text:p>290</text:p>
          </table:table-cell>
          <table:table-cell ns41:value-type="float" table:style-name="ce53" office:value="274" office:value-type="float">
            <text:p>274</text:p>
          </table:table-cell>
          <table:table-cell ns41:value-type="float" table:style-name="ce53" office:value="186" office:value-type="float">
            <text:p>186</text:p>
          </table:table-cell>
          <table:table-cell ns41:value-type="float" table:style-name="ce53" office:value="219" office:value-type="float">
            <text:p>219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6" office:value-type="float">
            <text:p>16</text:p>
          </table:table-cell>
          <table:table-cell table:style-name="ce53" table:number-columns-repeated="4"/>
          <table:table-cell ns41:value-type="float" table:style-name="ce53" office:value="7" office:value-type="float">
            <text:p>7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6"/>
          <table:table-cell table:formula="of:=SUM([.C54]+[.E54]+[.G54]+[.I54]+[.K54]+[.M54]+[.O54]+[.Q54]+[.S54])" ns41:value-type="float" table:style-name="ce53" office:value-type="float" office:value="490">
            <text:p>490</text:p>
          </table:table-cell>
          <table:table-cell table:formula="of:=SUM([.D54]+[.F54]+[.H54]+[.J54]+[.L54]+[.N54]+[.P54]+[.R54]+[.T54])" ns41:value-type="float" table:style-name="ce53" office:value-type="float" office:value="513">
            <text:p>513</text:p>
          </table:table-cell>
          <table:table-cell ns41:value-type="float" table:style-name="ce53" office:value="668.51" office:value-type="float">
            <text:p>668.51</text:p>
          </table:table-cell>
          <table:table-cell ns41:value-type="float" table:style-name="ce26" office:value="1500.36" office:value-type="float">
            <text:p>1500.3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einkenszand</text:p>
          </table:table-cell>
          <table:table-cell table:style-name="ce13"/>
          <table:table-cell ns41:value-type="float" table:style-name="ce17" office:value="559" office:value-type="float">
            <text:p>559</text:p>
          </table:table-cell>
          <table:table-cell ns41:value-type="float" table:style-name="ce53" office:value="499" office:value-type="float">
            <text:p>499</text:p>
          </table:table-cell>
          <table:table-cell ns41:value-type="float" table:style-name="ce53" office:value="272" office:value-type="float">
            <text:p>272</text:p>
          </table:table-cell>
          <table:table-cell ns41:value-type="float" table:style-name="ce53" office:value="316" office:value-type="float">
            <text:p>316</text:p>
          </table:table-cell>
          <table:table-cell ns41:value-type="float" table:style-name="ce53" office:value="14" office:value-type="float">
            <text:p>14</text:p>
          </table:table-cell>
          <table:table-cell ns41:value-type="float" table:style-name="ce53" office:value="19" office:value-type="float">
            <text:p>19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7"/>
          <table:table-cell table:formula="of:=SUM([.C55]+[.E55]+[.G55]+[.I55]+[.K55]+[.M55]+[.O55]+[.Q55]+[.S55])" ns41:value-type="float" table:style-name="ce53" office:value-type="float" office:value="851">
            <text:p>851</text:p>
          </table:table-cell>
          <table:table-cell table:formula="of:=SUM([.D55]+[.F55]+[.H55]+[.J55]+[.L55]+[.N55]+[.P55]+[.R55]+[.T55])" ns41:value-type="float" table:style-name="ce53" office:value-type="float" office:value="835">
            <text:p>835</text:p>
          </table:table-cell>
          <table:table-cell ns41:value-type="float" table:style-name="ce53" office:value="1242.31" office:value-type="float">
            <text:p>1242.31</text:p>
          </table:table-cell>
          <table:table-cell ns41:value-type="float" table:style-name="ce26" office:value="1357.16" office:value-type="float">
            <text:p>1357.1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oedekenskerke</text:p>
          </table:table-cell>
          <table:table-cell table:style-name="ce13"/>
          <table:table-cell ns41:value-type="float" table:style-name="ce17" office:value="326" office:value-type="float">
            <text:p>326</text:p>
          </table:table-cell>
          <table:table-cell ns41:value-type="float" table:style-name="ce53" office:value="294" office:value-type="float">
            <text:p>294</text:p>
          </table:table-cell>
          <table:table-cell ns41:value-type="float" table:style-name="ce53" office:value="209" office:value-type="float">
            <text:p>209</text:p>
          </table:table-cell>
          <table:table-cell ns41:value-type="float" table:style-name="ce53" office:value="206" office:value-type="float">
            <text:p>206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6" office:value-type="float">
            <text:p>6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table:formula="of:=SUM([.C56]+[.E56]+[.G56]+[.I56]+[.K56]+[.M56]+[.O56]+[.Q56]+[.S56])" ns41:value-type="float" table:style-name="ce53" office:value-type="float" office:value="544">
            <text:p>544</text:p>
          </table:table-cell>
          <table:table-cell table:formula="of:=SUM([.D56]+[.F56]+[.H56]+[.J56]+[.L56]+[.N56]+[.P56]+[.R56]+[.T56])" ns41:value-type="float" table:style-name="ce53" office:value-type="float" office:value="508">
            <text:p>508</text:p>
          </table:table-cell>
          <table:table-cell ns41:value-type="float" table:style-name="ce53" office:value="1042.33" office:value-type="float">
            <text:p>1042.33</text:p>
          </table:table-cell>
          <table:table-cell ns41:value-type="float" table:style-name="ce26" office:value="1009.4" office:value-type="float">
            <text:p>1009.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Kapelle</text:p>
          </table:table-cell>
          <table:table-cell table:style-name="ce13"/>
          <table:table-cell ns41:value-type="float" table:style-name="ce17" office:value="649" office:value-type="float">
            <text:p>649</text:p>
          </table:table-cell>
          <table:table-cell ns41:value-type="float" table:style-name="ce53" office:value="578" office:value-type="float">
            <text:p>578</text:p>
          </table:table-cell>
          <table:table-cell ns41:value-type="float" table:style-name="ce53" office:value="245" office:value-type="float">
            <text:p>245</text:p>
          </table:table-cell>
          <table:table-cell ns41:value-type="float" table:style-name="ce53" office:value="307" office:value-type="float">
            <text:p>307</text:p>
          </table:table-cell>
          <table:table-cell ns41:value-type="float" table:style-name="ce53" office:value="11" office:value-type="float">
            <text:p>11</text:p>
          </table:table-cell>
          <table:table-cell ns41:value-type="float" table:style-name="ce53" office:value="10" office:value-type="float">
            <text:p>10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6" office:value-type="float">
            <text:p>6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6"/>
          <table:table-cell table:formula="of:=SUM([.C57]+[.E57]+[.G57]+[.I57]+[.K57]+[.M57]+[.O57]+[.Q57]+[.S57])" ns41:value-type="float" table:style-name="ce53" office:value-type="float" office:value="911">
            <text:p>911</text:p>
          </table:table-cell>
          <table:table-cell table:formula="of:=SUM([.D57]+[.F57]+[.H57]+[.J57]+[.L57]+[.N57]+[.P57]+[.R57]+[.T57])" ns41:value-type="float" table:style-name="ce53" office:value-type="float" office:value="899">
            <text:p>899</text:p>
          </table:table-cell>
          <table:table-cell ns41:value-type="float" table:style-name="ce53" office:value="1830.88" office:value-type="float">
            <text:p>1830.88</text:p>
          </table:table-cell>
          <table:table-cell ns41:value-type="float" table:style-name="ce26" office:value="988.6" office:value-type="float">
            <text:p>988.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Kattendijke</text:p>
          </table:table-cell>
          <table:table-cell table:style-name="ce13"/>
          <table:table-cell ns41:value-type="float" table:style-name="ce17" office:value="349" office:value-type="float">
            <text:p>349</text:p>
          </table:table-cell>
          <table:table-cell ns41:value-type="float" table:style-name="ce53" office:value="294" office:value-type="float">
            <text:p>294</text:p>
          </table:table-cell>
          <table:table-cell ns41:value-type="float" table:style-name="ce53" office:value="168" office:value-type="float">
            <text:p>168</text:p>
          </table:table-cell>
          <table:table-cell ns41:value-type="float" table:style-name="ce53" office:value="166" office:value-type="float">
            <text:p>166</text:p>
          </table:table-cell>
          <table:table-cell ns41:value-type="float" table:style-name="ce53" office:value="17" office:value-type="float">
            <text:p>17</text:p>
          </table:table-cell>
          <table:table-cell ns41:value-type="float" table:style-name="ce53" office:value="15" office:value-type="float">
            <text:p>15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table:formula="of:=SUM([.C58]+[.E58]+[.G58]+[.I58]+[.K58]+[.M58]+[.O58]+[.Q58]+[.S58])" ns41:value-type="float" table:style-name="ce53" office:value-type="float" office:value="535">
            <text:p>535</text:p>
          </table:table-cell>
          <table:table-cell table:formula="of:=SUM([.D58]+[.F58]+[.H58]+[.J58]+[.L58]+[.N58]+[.P58]+[.R58]+[.T58])" ns41:value-type="float" table:style-name="ce53" office:value-type="float" office:value="476">
            <text:p>476</text:p>
          </table:table-cell>
          <table:table-cell ns41:value-type="float" table:style-name="ce53" office:value="2052.93" office:value-type="float">
            <text:p>2052.93</text:p>
          </table:table-cell>
          <table:table-cell ns41:value-type="float" table:style-name="ce26" office:value="492.46" office:value-type="float">
            <text:p>492.4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Kloetinge</text:p>
          </table:table-cell>
          <table:table-cell table:style-name="ce13"/>
          <table:table-cell ns41:value-type="float" table:style-name="ce17" office:value="358" office:value-type="float">
            <text:p>358</text:p>
          </table:table-cell>
          <table:table-cell ns41:value-type="float" table:style-name="ce53" office:value="310" office:value-type="float">
            <text:p>310</text:p>
          </table:table-cell>
          <table:table-cell ns41:value-type="float" table:style-name="ce53" office:value="176" office:value-type="float">
            <text:p>176</text:p>
          </table:table-cell>
          <table:table-cell ns41:value-type="float" table:style-name="ce53" office:value="235" office:value-type="float">
            <text:p>235</text:p>
          </table:table-cell>
          <table:table-cell ns41:value-type="float" table:style-name="ce53" office:value="13" office:value-type="float">
            <text:p>13</text:p>
          </table:table-cell>
          <table:table-cell ns41:value-type="float" table:style-name="ce53" office:value="8" office:value-type="float">
            <text:p>8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table:formula="of:=SUM([.C59]+[.E59]+[.G59]+[.I59]+[.K59]+[.M59]+[.O59]+[.Q59]+[.S59])" ns41:value-type="float" table:style-name="ce53" office:value-type="float" office:value="549">
            <text:p>549</text:p>
          </table:table-cell>
          <table:table-cell table:formula="of:=SUM([.D59]+[.F59]+[.H59]+[.J59]+[.L59]+[.N59]+[.P59]+[.R59]+[.T59])" ns41:value-type="float" table:style-name="ce53" office:value-type="float" office:value="553">
            <text:p>553</text:p>
          </table:table-cell>
          <table:table-cell ns41:value-type="float" table:style-name="ce53" office:value="1598.62" office:value-type="float">
            <text:p>1598.62</text:p>
          </table:table-cell>
          <table:table-cell ns41:value-type="float" table:style-name="ce26" office:value="689.34" office:value-type="float">
            <text:p>689.3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Krabbendijke</text:p>
          </table:table-cell>
          <table:table-cell table:style-name="ce13"/>
          <table:table-cell ns41:value-type="float" table:style-name="ce17" office:value="437" office:value-type="float">
            <text:p>437</text:p>
          </table:table-cell>
          <table:table-cell ns41:value-type="float" table:style-name="ce53" office:value="478" office:value-type="float">
            <text:p>478</text:p>
          </table:table-cell>
          <table:table-cell ns41:value-type="float" table:style-name="ce53" office:value="211" office:value-type="float">
            <text:p>211</text:p>
          </table:table-cell>
          <table:table-cell ns41:value-type="float" table:style-name="ce53" office:value="239" office:value-type="float">
            <text:p>239</text:p>
          </table:table-cell>
          <table:table-cell ns41:value-type="float" table:style-name="ce53" office:value="15" office:value-type="float">
            <text:p>15</text:p>
          </table:table-cell>
          <table:table-cell ns41:value-type="float" table:style-name="ce53" office:value="10" office:value-type="float">
            <text:p>10</text:p>
          </table:table-cell>
          <table:table-cell table:style-name="ce53" table:number-columns-repeated="12"/>
          <table:table-cell table:formula="of:=SUM([.C60]+[.E60]+[.G60]+[.I60]+[.K60]+[.M60]+[.O60]+[.Q60]+[.S60])" ns41:value-type="float" table:style-name="ce53" office:value-type="float" office:value="663">
            <text:p>663</text:p>
          </table:table-cell>
          <table:table-cell table:formula="of:=SUM([.D60]+[.F60]+[.H60]+[.J60]+[.L60]+[.N60]+[.P60]+[.R60]+[.T60])" ns41:value-type="float" table:style-name="ce53" office:value-type="float" office:value="727">
            <text:p>727</text:p>
          </table:table-cell>
          <table:table-cell ns41:value-type="float" table:style-name="ce53" office:value="1643.89" office:value-type="float">
            <text:p>1643.89</text:p>
          </table:table-cell>
          <table:table-cell ns41:value-type="float" table:style-name="ce26" office:value="845.56" office:value-type="float">
            <text:p>845.5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Kruiningen</text:p>
          </table:table-cell>
          <table:table-cell table:style-name="ce13"/>
          <table:table-cell ns41:value-type="float" table:style-name="ce17" office:value="745" office:value-type="float">
            <text:p>745</text:p>
          </table:table-cell>
          <table:table-cell ns41:value-type="float" table:style-name="ce53" office:value="706" office:value-type="float">
            <text:p>706</text:p>
          </table:table-cell>
          <table:table-cell ns41:value-type="float" table:style-name="ce53" office:value="421" office:value-type="float">
            <text:p>421</text:p>
          </table:table-cell>
          <table:table-cell ns41:value-type="float" table:style-name="ce53" office:value="483" office:value-type="float">
            <text:p>483</text:p>
          </table:table-cell>
          <table:table-cell ns41:value-type="float" table:style-name="ce53" office:value="72" office:value-type="float">
            <text:p>72</text:p>
          </table:table-cell>
          <table:table-cell ns41:value-type="float" table:style-name="ce53" office:value="67" office:value-type="float">
            <text:p>67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ns41:value-type="float" table:style-name="ce53" office:value="13" office:value-type="float">
            <text:p>13</text:p>
          </table:table-cell>
          <table:table-cell table:style-name="ce53" table:number-columns-repeated="6"/>
          <table:table-cell table:formula="of:=SUM([.C61]+[.E61]+[.G61]+[.I61]+[.K61]+[.M61]+[.O61]+[.Q61]+[.S61])" ns41:value-type="float" table:style-name="ce53" office:value-type="float" office:value="1248">
            <text:p>1248</text:p>
          </table:table-cell>
          <table:table-cell table:formula="of:=SUM([.D61]+[.F61]+[.H61]+[.J61]+[.L61]+[.N61]+[.P61]+[.R61]+[.T61])" ns41:value-type="float" table:style-name="ce53" office:value-type="float" office:value="1271">
            <text:p>1271</text:p>
          </table:table-cell>
          <table:table-cell ns41:value-type="float" table:style-name="ce53" office:value="1502.64" office:value-type="float">
            <text:p>1502.64</text:p>
          </table:table-cell>
          <table:table-cell ns41:value-type="float" table:style-name="ce26" office:value="1676.4" office:value-type="float">
            <text:p>1676.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Nisse</text:p>
          </table:table-cell>
          <table:table-cell table:style-name="ce13"/>
          <table:table-cell ns41:value-type="float" table:style-name="ce17" office:value="211" office:value-type="float">
            <text:p>211</text:p>
          </table:table-cell>
          <table:table-cell ns41:value-type="float" table:style-name="ce53" office:value="198" office:value-type="float">
            <text:p>198</text:p>
          </table:table-cell>
          <table:table-cell ns41:value-type="float" table:style-name="ce53" office:value="117" office:value-type="float">
            <text:p>117</text:p>
          </table:table-cell>
          <table:table-cell ns41:value-type="float" table:style-name="ce53" office:value="128" office:value-type="float">
            <text:p>128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12"/>
          <table:table-cell table:formula="of:=SUM([.C62]+[.E62]+[.G62]+[.I62]+[.K62]+[.M62]+[.O62]+[.Q62]+[.S62])" ns41:value-type="float" table:style-name="ce53" office:value-type="float" office:value="330">
            <text:p>330</text:p>
          </table:table-cell>
          <table:table-cell table:formula="of:=SUM([.D62]+[.F62]+[.H62]+[.J62]+[.L62]+[.N62]+[.P62]+[.R62]+[.T62])" ns41:value-type="float" table:style-name="ce53" office:value-type="float" office:value="328">
            <text:p>328</text:p>
          </table:table-cell>
          <table:table-cell ns41:value-type="float" table:style-name="ce53" office:value="964.63" office:value-type="float">
            <text:p>964.63</text:p>
          </table:table-cell>
          <table:table-cell ns41:value-type="float" table:style-name="ce26" office:value="682.12" office:value-type="float">
            <text:p>682.1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udelande</text:p>
          </table:table-cell>
          <table:table-cell table:style-name="ce13"/>
          <table:table-cell ns41:value-type="float" table:style-name="ce17" office:value="220" office:value-type="float">
            <text:p>220</text:p>
          </table:table-cell>
          <table:table-cell ns41:value-type="float" table:style-name="ce53" office:value="186" office:value-type="float">
            <text:p>186</text:p>
          </table:table-cell>
          <table:table-cell ns41:value-type="float" table:style-name="ce53" office:value="119" office:value-type="float">
            <text:p>119</text:p>
          </table:table-cell>
          <table:table-cell ns41:value-type="float" table:style-name="ce53" office:value="140" office:value-type="float">
            <text:p>140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table:formula="of:=SUM([.C63]+[.E63]+[.G63]+[.I63]+[.K63]+[.M63]+[.O63]+[.Q63]+[.S63])" ns41:value-type="float" table:style-name="ce53" office:value-type="float" office:value="344">
            <text:p>344</text:p>
          </table:table-cell>
          <table:table-cell table:formula="of:=SUM([.D63]+[.F63]+[.H63]+[.J63]+[.L63]+[.N63]+[.P63]+[.R63]+[.T63])" ns41:value-type="float" table:style-name="ce53" office:value-type="float" office:value="332">
            <text:p>332</text:p>
          </table:table-cell>
          <table:table-cell ns41:value-type="float" table:style-name="ce53" office:value="497.32" office:value-type="float">
            <text:p>497.32</text:p>
          </table:table-cell>
          <table:table-cell ns41:value-type="float" table:style-name="ce26" office:value="1387.46" office:value-type="float">
            <text:p>1387.4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vezand</text:p>
          </table:table-cell>
          <table:table-cell table:style-name="ce13"/>
          <table:table-cell ns41:value-type="float" table:style-name="ce17" office:value="294" office:value-type="float">
            <text:p>294</text:p>
          </table:table-cell>
          <table:table-cell ns41:value-type="float" table:style-name="ce53" office:value="251" office:value-type="float">
            <text:p>251</text:p>
          </table:table-cell>
          <table:table-cell ns41:value-type="float" table:style-name="ce53" office:value="149" office:value-type="float">
            <text:p>149</text:p>
          </table:table-cell>
          <table:table-cell ns41:value-type="float" table:style-name="ce53" office:value="188" office:value-type="float">
            <text:p>188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6" office:value-type="float">
            <text:p>6</text:p>
          </table:table-cell>
          <table:table-cell table:style-name="ce53" table:number-columns-repeated="4"/>
          <table:table-cell ns41:value-type="float" table:style-name="ce53" office:value="6" office:value-type="float">
            <text:p>6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6"/>
          <table:table-cell table:formula="of:=SUM([.C64]+[.E64]+[.G64]+[.I64]+[.K64]+[.M64]+[.O64]+[.Q64]+[.S64])" ns41:value-type="float" table:style-name="ce53" office:value-type="float" office:value="453">
            <text:p>453</text:p>
          </table:table-cell>
          <table:table-cell table:formula="of:=SUM([.D64]+[.F64]+[.H64]+[.J64]+[.L64]+[.N64]+[.P64]+[.R64]+[.T64])" ns41:value-type="float" table:style-name="ce53" office:value-type="float" office:value="449">
            <text:p>449</text:p>
          </table:table-cell>
          <table:table-cell ns41:value-type="float" table:style-name="ce53" office:value="1073.59" office:value-type="float">
            <text:p>1073.59</text:p>
          </table:table-cell>
          <table:table-cell ns41:value-type="float" table:style-name="ce26" office:value="840.19" office:value-type="float">
            <text:p>840.1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Rilland-Bath</text:p>
          </table:table-cell>
          <table:table-cell table:style-name="ce13"/>
          <table:table-cell ns41:value-type="float" table:style-name="ce17" office:value="493" office:value-type="float">
            <text:p>493</text:p>
          </table:table-cell>
          <table:table-cell ns41:value-type="float" table:style-name="ce53" office:value="435" office:value-type="float">
            <text:p>435</text:p>
          </table:table-cell>
          <table:table-cell ns41:value-type="float" table:style-name="ce53" office:value="224" office:value-type="float">
            <text:p>224</text:p>
          </table:table-cell>
          <table:table-cell ns41:value-type="float" table:style-name="ce53" office:value="217" office:value-type="float">
            <text:p>217</text:p>
          </table:table-cell>
          <table:table-cell ns41:value-type="float" table:style-name="ce53" office:value="23" office:value-type="float">
            <text:p>23</text:p>
          </table:table-cell>
          <table:table-cell ns41:value-type="float" table:style-name="ce53" office:value="17" office:value-type="float">
            <text:p>17</text:p>
          </table:table-cell>
          <table:table-cell table:style-name="ce53" table:number-columns-repeated="2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table:formula="of:=SUM([.C65]+[.E65]+[.G65]+[.I65]+[.K65]+[.M65]+[.O65]+[.Q65]+[.S65])" ns41:value-type="float" table:style-name="ce53" office:value-type="float" office:value="753">
            <text:p>753</text:p>
          </table:table-cell>
          <table:table-cell table:formula="of:=SUM([.D65]+[.F65]+[.H65]+[.J65]+[.L65]+[.N65]+[.P65]+[.R65]+[.T65])" ns41:value-type="float" table:style-name="ce53" office:value-type="float" office:value="678">
            <text:p>678</text:p>
          </table:table-cell>
          <table:table-cell ns41:value-type="float" table:style-name="ce53" office:value="2359.13" office:value-type="float">
            <text:p>2359.13</text:p>
          </table:table-cell>
          <table:table-cell ns41:value-type="float" table:style-name="ce26" office:value="606.58" office:value-type="float">
            <text:p>606.5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chore</text:p>
          </table:table-cell>
          <table:table-cell table:style-name="ce13"/>
          <table:table-cell ns41:value-type="float" table:style-name="ce17" office:value="193" office:value-type="float">
            <text:p>193</text:p>
          </table:table-cell>
          <table:table-cell ns41:value-type="float" table:style-name="ce53" office:value="206" office:value-type="float">
            <text:p>206</text:p>
          </table:table-cell>
          <table:table-cell ns41:value-type="float" table:style-name="ce53" office:value="152" office:value-type="float">
            <text:p>152</text:p>
          </table:table-cell>
          <table:table-cell ns41:value-type="float" table:style-name="ce53" office:value="170" office:value-type="float">
            <text:p>170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9" office:value-type="float">
            <text:p>9</text:p>
          </table:table-cell>
          <table:table-cell table:style-name="ce53" table:number-columns-repeated="4"/>
          <table:table-cell ns41:value-type="float" table:style-name="ce53" office:value="4" office:value-type="float">
            <text:p>4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formula="of:=SUM([.C66]+[.E66]+[.G66]+[.I66]+[.K66]+[.M66]+[.O66]+[.Q66]+[.S66])" ns41:value-type="float" table:style-name="ce53" office:value-type="float" office:value="352">
            <text:p>352</text:p>
          </table:table-cell>
          <table:table-cell table:formula="of:=SUM([.D66]+[.F66]+[.H66]+[.J66]+[.L66]+[.N66]+[.P66]+[.R66]+[.T66])" ns41:value-type="float" table:style-name="ce53" office:value-type="float" office:value="386">
            <text:p>386</text:p>
          </table:table-cell>
          <table:table-cell ns41:value-type="float" table:style-name="ce53" office:value="1142.87" office:value-type="float">
            <text:p>1142.87</text:p>
          </table:table-cell>
          <table:table-cell ns41:value-type="float" table:style-name="ce26" office:value="645.74" office:value-type="float">
            <text:p>645.7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aarde</text:p>
          </table:table-cell>
          <table:table-cell table:style-name="ce13"/>
          <table:table-cell ns41:value-type="float" table:style-name="ce17" office:value="299" office:value-type="float">
            <text:p>299</text:p>
          </table:table-cell>
          <table:table-cell ns41:value-type="float" table:style-name="ce53" office:value="277" office:value-type="float">
            <text:p>277</text:p>
          </table:table-cell>
          <table:table-cell ns41:value-type="float" table:style-name="ce53" office:value="89" office:value-type="float">
            <text:p>89</text:p>
          </table:table-cell>
          <table:table-cell ns41:value-type="float" table:style-name="ce53" office:value="99" office:value-type="float">
            <text:p>99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table:formula="of:=SUM([.C67]+[.E67]+[.G67]+[.I67]+[.K67]+[.M67]+[.O67]+[.Q67]+[.S67])" ns41:value-type="float" table:style-name="ce53" office:value-type="float" office:value="393">
            <text:p>393</text:p>
          </table:table-cell>
          <table:table-cell table:formula="of:=SUM([.D67]+[.F67]+[.H67]+[.J67]+[.L67]+[.N67]+[.P67]+[.R67]+[.T67])" ns41:value-type="float" table:style-name="ce53" office:value-type="float" office:value="379">
            <text:p>379</text:p>
          </table:table-cell>
          <table:table-cell ns41:value-type="float" table:style-name="ce53" office:value="927.73" office:value-type="float">
            <text:p>927.73</text:p>
          </table:table-cell>
          <table:table-cell ns41:value-type="float" table:style-name="ce26" office:value="832.14" office:value-type="float">
            <text:p>832.1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emeldinge</text:p>
          </table:table-cell>
          <table:table-cell table:style-name="ce13"/>
          <table:table-cell ns41:value-type="float" table:style-name="ce17" office:value="542" office:value-type="float">
            <text:p>542</text:p>
          </table:table-cell>
          <table:table-cell ns41:value-type="float" table:style-name="ce53" office:value="521" office:value-type="float">
            <text:p>521</text:p>
          </table:table-cell>
          <table:table-cell ns41:value-type="float" table:style-name="ce53" office:value="209" office:value-type="float">
            <text:p>209</text:p>
          </table:table-cell>
          <table:table-cell ns41:value-type="float" table:style-name="ce53" office:value="250" office:value-type="float">
            <text:p>250</text:p>
          </table:table-cell>
          <table:table-cell ns41:value-type="float" table:style-name="ce53" office:value="12" office:value-type="float">
            <text:p>12</text:p>
          </table:table-cell>
          <table:table-cell ns41:value-type="float" table:style-name="ce53" office:value="17" office:value-type="float">
            <text:p>17</text:p>
          </table:table-cell>
          <table:table-cell table:style-name="ce53" table:number-columns-repeated="9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table:formula="of:=SUM([.C68]+[.E68]+[.G68]+[.I68]+[.K68]+[.M68]+[.O68]+[.Q68]+[.S68])" ns41:value-type="float" table:style-name="ce53" office:value-type="float" office:value="763">
            <text:p>763</text:p>
          </table:table-cell>
          <table:table-cell table:formula="of:=SUM([.D68]+[.F68]+[.H68]+[.J68]+[.L68]+[.N68]+[.P68]+[.R68]+[.T68])" ns41:value-type="float" table:style-name="ce53" office:value-type="float" office:value="789">
            <text:p>789</text:p>
          </table:table-cell>
          <table:table-cell ns41:value-type="float" table:style-name="ce53" office:value="860.6" office:value-type="float">
            <text:p>860.6</text:p>
          </table:table-cell>
          <table:table-cell ns41:value-type="float" table:style-name="ce26" office:value="1803.38" office:value-type="float">
            <text:p>1803.3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olfaartsdijk</text:p>
          </table:table-cell>
          <table:table-cell table:style-name="ce13"/>
          <table:table-cell ns41:value-type="float" table:style-name="ce17" office:value="701" office:value-type="float">
            <text:p>701</text:p>
          </table:table-cell>
          <table:table-cell ns41:value-type="float" table:style-name="ce53" office:value="724" office:value-type="float">
            <text:p>724</text:p>
          </table:table-cell>
          <table:table-cell ns41:value-type="float" office:value="329" table:style-name="ce53" table:number-columns-repeated="2" office:value-type="float">
            <text:p>329</text:p>
          </table:table-cell>
          <table:table-cell ns41:value-type="float" table:style-name="ce53" office:value="13" office:value-type="float">
            <text:p>13</text:p>
          </table:table-cell>
          <table:table-cell ns41:value-type="float" table:style-name="ce53" office:value="9" office:value-type="float">
            <text:p>9</text:p>
          </table:table-cell>
          <table:table-cell table:style-name="ce53" table:number-columns-repeated="12"/>
          <table:table-cell table:formula="of:=SUM([.C69]+[.E69]+[.G69]+[.I69]+[.K69]+[.M69]+[.O69]+[.Q69]+[.S69])" ns41:value-type="float" table:style-name="ce53" office:value-type="float" office:value="1043">
            <text:p>1043</text:p>
          </table:table-cell>
          <table:table-cell table:formula="of:=SUM([.D69]+[.F69]+[.H69]+[.J69]+[.L69]+[.N69]+[.P69]+[.R69]+[.T69])" ns41:value-type="float" table:style-name="ce53" office:value-type="float" office:value="1062">
            <text:p>1062</text:p>
          </table:table-cell>
          <table:table-cell ns41:value-type="float" table:style-name="ce53" office:value="2837.86" office:value-type="float">
            <text:p>2837.86</text:p>
          </table:table-cell>
          <table:table-cell ns41:value-type="float" table:style-name="ce26" office:value="741.75" office:value-type="float">
            <text:p>741.7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IJerseke</text:p>
          </table:table-cell>
          <table:table-cell table:style-name="ce13"/>
          <table:table-cell ns41:value-type="float" table:style-name="ce17" office:value="598" office:value-type="float">
            <text:p>598</text:p>
          </table:table-cell>
          <table:table-cell ns41:value-type="float" table:style-name="ce53" office:value="590" office:value-type="float">
            <text:p>590</text:p>
          </table:table-cell>
          <table:table-cell ns41:value-type="float" table:style-name="ce53" office:value="421" office:value-type="float">
            <text:p>421</text:p>
          </table:table-cell>
          <table:table-cell ns41:value-type="float" table:style-name="ce53" office:value="393" office:value-type="float">
            <text:p>393</text:p>
          </table:table-cell>
          <table:table-cell ns41:value-type="float" table:style-name="ce53" office:value="12" office:value-type="float">
            <text:p>12</text:p>
          </table:table-cell>
          <table:table-cell ns41:value-type="float" table:style-name="ce53" office:value="16" office:value-type="float">
            <text:p>16</text:p>
          </table:table-cell>
          <table:table-cell table:style-name="ce53" table:number-columns-repeated="5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5"/>
          <table:table-cell table:formula="of:=SUM([.C70]+[.E70]+[.G70]+[.I70]+[.K70]+[.M70]+[.O70]+[.Q70]+[.S70])" ns41:value-type="float" table:style-name="ce53" office:value-type="float" office:value="1032">
            <office:annotation draw:style-name="gr1" svg:height="1.957cm" draw:caption-point-y="-0.52cm" svg:width="3.571cm" svg:x="39.724cm" draw:caption-point-x="-0.426cm" svg:y="31.856cm" draw:text-style-name="P1">
              <dc:creator>CDM</dc:creator>
              <dc:date>2014-12-12T00:00:00</dc:date>
              <text:p text:style-name="P1"><text:span text:style-name="T1">Jappiee:</text:span></text:p>
              <text:p text:style-name="P1"><text:span text:style-name="T2">1031</text:span></text:p>
            </office:annotation>
            <text:p>1032</text:p>
          </table:table-cell>
          <table:table-cell table:formula="of:=SUM([.D70]+[.F70]+[.H70]+[.J70]+[.L70]+[.N70]+[.P70]+[.R70]+[.T70])" ns41:value-type="float" table:style-name="ce53" office:value-type="float" office:value="1000">
            <text:p>1000</text:p>
          </table:table-cell>
          <table:table-cell ns41:value-type="float" table:style-name="ce53" office:value="1354.37" office:value-type="float">
            <text:p>1354.37</text:p>
          </table:table-cell>
          <table:table-cell ns41:value-type="float" table:style-name="ce26" office:value="1499.59" office:value-type="float">
            <text:p>1499.5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Totaal</text:p>
          </table:table-cell>
          <table:table-cell table:style-name="ce13"/>
          <table:table-cell table:formula="of:=SUM([.C46:.C70])" ns41:value-type="float" table:style-name="ce17" office:value-type="float" office:value="11774">
            <text:p>11774</text:p>
          </table:table-cell>
          <table:table-cell table:formula="of:=SUM([.D46:.D70])" ns41:value-type="float" table:style-name="ce53" office:value-type="float" office:value="11269">
            <text:p>11269</text:p>
          </table:table-cell>
          <table:table-cell table:formula="of:=SUM([.E46:.E70])" ns41:value-type="float" table:style-name="ce53" office:value-type="float" office:value="5506">
            <text:p>5506</text:p>
          </table:table-cell>
          <table:table-cell table:formula="of:=SUM([.F46:.F70])" ns41:value-type="float" table:style-name="ce53" office:value-type="float" office:value="6315">
            <text:p>6315</text:p>
          </table:table-cell>
          <table:table-cell table:formula="of:=SUM([.G46:.G70])" ns41:value-type="float" table:style-name="ce53" office:value-type="float" office:value="489">
            <text:p>489</text:p>
          </table:table-cell>
          <table:table-cell table:formula="of:=SUM([.H46:.H70])" ns41:value-type="float" table:style-name="ce53" office:value-type="float" office:value="489">
            <text:p>489</text:p>
          </table:table-cell>
          <table:table-cell table:formula="of:=SUM([.I46:.I70])" ns41:value-type="float" table:style-name="ce53" office:value-type="float" office:value="7">
            <text:p>7</text:p>
          </table:table-cell>
          <table:table-cell table:formula="of:=SUM([.J46:.J70])" ns41:value-type="float" table:style-name="ce53" office:value-type="float" office:value="4">
            <text:p>4</text:p>
          </table:table-cell>
          <table:table-cell table:formula="of:=SUM([.K46:.K70])" ns41:value-type="float" table:style-name="ce53" office:value-type="float" office:value="25">
            <text:p>25</text:p>
          </table:table-cell>
          <table:table-cell table:formula="of:=SUM([.L46:.L70])" ns41:value-type="float" table:style-name="ce53" office:value-type="float" office:value="24">
            <text:p>24</text:p>
          </table:table-cell>
          <table:table-cell table:formula="of:=SUM([.M46:.M70])" ns41:value-type="float" table:style-name="ce53" office:value-type="float" office:value="67">
            <text:p>67</text:p>
          </table:table-cell>
          <table:table-cell table:formula="of:=SUM([.N46:.N70])" ns41:value-type="float" table:style-name="ce53" office:value-type="float" office:value="53">
            <text:p>53</text:p>
          </table:table-cell>
          <table:table-cell table:formula="of:=SUM([.O46:.O70])" ns41:value-type="float" table:style-name="ce53" office:value-type="float" office:value="2">
            <office:annotation draw:style-name="gr1" svg:height="1.958cm" draw:caption-point-y="-0.519cm" svg:width="3.551cm" svg:x="29.077cm" draw:caption-point-x="-0.426cm" svg:y="32.305cm" draw:text-style-name="P1">
              <dc:creator>CDM</dc:creator>
              <dc:date>2014-12-12T00:00:00</dc:date>
              <text:p text:style-name="P1"><text:span text:style-name="T1">Jappiee:</text:span></text:p>
              <text:p text:style-name="P1"><text:span text:style-name="T2">1</text:span></text:p>
            </office:annotation>
            <text:p>2</text:p>
          </table:table-cell>
          <table:table-cell table:formula="of:=SUM([.P46:.P70])" ns41:value-type="float" table:style-name="ce53" office:value-type="float" office:value="0">
            <text:p>0</text:p>
          </table:table-cell>
          <table:table-cell table:formula="of:=SUM([.Q46:.Q70])" ns41:value-type="float" table:style-name="ce53" office:value-type="float" office:value="4">
            <text:p>4</text:p>
          </table:table-cell>
          <table:table-cell table:formula="of:=SUM([.R46:.R70])" ns41:value-type="float" table:style-name="ce53" office:value-type="float" office:value="2">
            <text:p>2</text:p>
          </table:table-cell>
          <table:table-cell table:formula="of:=SUM([.S46:.S70])" ns41:value-type="float" table:style-name="ce53" office:value-type="float" office:value="2">
            <text:p>2</text:p>
          </table:table-cell>
          <table:table-cell table:formula="of:=SUM([.T46:.T70])" ns41:value-type="float" table:style-name="ce53" office:value-type="float" office:value="1">
            <text:p>1</text:p>
          </table:table-cell>
          <table:table-cell table:formula="of:=SUM([.U46:.U70])" ns41:value-type="float" table:style-name="ce53" office:value-type="float" office:value="17876">
            <text:p>17876</text:p>
          </table:table-cell>
          <table:table-cell table:formula="of:=SUM([.V46:.V70])" ns41:value-type="float" table:style-name="ce53" office:value-type="float" office:value="18157">
            <text:p>18157</text:p>
          </table:table-cell>
          <table:table-cell table:formula="of:=SUM([.W46:.W70])" ns41:value-type="float" table:style-name="ce53" office:value-type="float" office:value="35118.62">
            <text:p>35118.62</text:p>
          </table:table-cell>
          <table:table-cell ns41:value-type="float" table:style-name="ce53" office:value="1026.02" office:value-type="float">
            <text:p>1026.0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style-name="ce52" table:number-columns-repeated="994"/>
        </table:table-row>
        <table:table-row table:style-name="ro2">
          <table:table-cell ns41:value-type="string" table:style-name="ce7" office:value-type="string">
            <text:p>Middelburg </text:p>
          </table:table-cell>
          <table:table-cell table:style-name="ce13"/>
          <table:table-cell ns41:value-type="float" table:style-name="ce17" office:value="4826" office:value-type="float">
            <text:p>4826</text:p>
          </table:table-cell>
          <table:table-cell ns41:value-type="float" table:style-name="ce53" office:value="5652" office:value-type="float">
            <text:p>5652</text:p>
          </table:table-cell>
          <table:table-cell ns41:value-type="float" table:style-name="ce53" office:value="1643" office:value-type="float">
            <text:p>1643</text:p>
          </table:table-cell>
          <table:table-cell ns41:value-type="float" table:style-name="ce53" office:value="2210" office:value-type="float">
            <text:p>2210</text:p>
          </table:table-cell>
          <table:table-cell ns41:value-type="float" table:style-name="ce53" office:value="745" office:value-type="float">
            <text:p>745</text:p>
          </table:table-cell>
          <table:table-cell ns41:value-type="float" table:style-name="ce53" office:value="779" office:value-type="float">
            <text:p>779</text:p>
          </table:table-cell>
          <table:table-cell ns41:value-type="float" table:style-name="ce53" office:value="17" office:value-type="float">
            <text:p>17</text:p>
          </table:table-cell>
          <table:table-cell ns41:value-type="float" table:style-name="ce53" office:value="20" office:value-type="float">
            <text:p>20</text:p>
          </table:table-cell>
          <table:table-cell ns41:value-type="float" table:style-name="ce53" office:value="22" office:value-type="float">
            <text:p>22</text:p>
          </table:table-cell>
          <table:table-cell ns41:value-type="float" table:style-name="ce53" office:value="16" office:value-type="float">
            <text:p>16</text:p>
          </table:table-cell>
          <table:table-cell ns41:value-type="float" table:style-name="ce53" office:value="34" office:value-type="float">
            <text:p>34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12" office:value-type="float">
            <text:p>12</text:p>
          </table:table-cell>
          <table:table-cell ns41:value-type="float" table:style-name="ce53" office:value="14" office:value-type="float">
            <text:p>14</text:p>
          </table:table-cell>
          <table:table-cell ns41:value-type="float" table:style-name="ce53" office:value="12" office:value-type="float">
            <text:p>12</text:p>
          </table:table-cell>
          <table:table-cell table:style-name="ce53" table:number-columns-repeated="2"/>
          <table:table-cell table:formula="of:=SUM([.C72]+[.E72]+[.G72]+[.I72]+[.K72]+[.M72]+[.O72]+[.Q72]+[.S72])" ns41:value-type="float" table:style-name="ce53" office:value-type="float" office:value="7307">
            <text:p>7307</text:p>
          </table:table-cell>
          <table:table-cell table:formula="of:=SUM([.D72]+[.F72]+[.H72]+[.J72]+[.L72]+[.N72]+[.P72]+[.R72]+[.T72])" ns41:value-type="float" table:style-name="ce53" office:value-type="float" office:value="8739">
            <text:p>8739</text:p>
          </table:table-cell>
          <table:table-cell ns41:value-type="float" table:style-name="ce53" office:value="1368.9" office:value-type="float">
            <text:p>1368.9</text:p>
          </table:table-cell>
          <table:table-cell ns41:value-type="float" table:style-name="ce53" office:value="11721.86" office:value-type="float">
            <text:p>11721.8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4">
          <table:table-cell ns41:value-type="string" table:style-name="ce7" office:value-type="string">
            <text:p>Vlissingen</text:p>
          </table:table-cell>
          <table:table-cell table:style-name="ce13"/>
          <table:table-cell ns41:value-type="float" table:style-name="ce17" office:value="2787" office:value-type="float">
            <text:p>2787</text:p>
          </table:table-cell>
          <table:table-cell ns41:value-type="float" table:style-name="ce53" office:value="3133" office:value-type="float">
            <text:p>3133</text:p>
          </table:table-cell>
          <table:table-cell ns41:value-type="float" table:style-name="ce53" office:value="988" office:value-type="float">
            <text:p>988</text:p>
          </table:table-cell>
          <table:table-cell ns41:value-type="float" table:style-name="ce53" office:value="1183" office:value-type="float">
            <text:p>1183</text:p>
          </table:table-cell>
          <table:table-cell ns41:value-type="float" table:style-name="ce53" office:value="821" office:value-type="float">
            <text:p>821</text:p>
          </table:table-cell>
          <table:table-cell ns41:value-type="float" table:style-name="ce53" office:value="650" office:value-type="float">
            <text:p>650</text:p>
          </table:table-cell>
          <table:table-cell ns41:value-type="float" table:style-name="ce53" office:value="13" office:value-type="float">
            <text:p>13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1" office:value-type="float">
            <text:p>21</text:p>
          </table:table-cell>
          <table:table-cell ns41:value-type="float" table:style-name="ce53" office:value="11" office:value-type="float">
            <text:p>11</text:p>
          </table:table-cell>
          <table:table-cell ns41:value-type="float" table:style-name="ce53" office:value="212" office:value-type="float">
            <text:p>212</text:p>
          </table:table-cell>
          <table:table-cell ns41:value-type="float" table:style-name="ce53" office:value="199" office:value-type="float">
            <text:p>199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table:formula="of:=SUM([.C73]+[.E73]+[.G73]+[.I73]+[.K73]+[.M73]+[.O73]+[.Q73]+[.S73])" ns41:value-type="float" table:style-name="ce53" office:value-type="float" office:value="4859">
            <text:p>4859</text:p>
          </table:table-cell>
          <table:table-cell table:formula="of:=SUM([.D73]+[.F73]+[.H73]+[.J73]+[.L73]+[.N73]+[.P73]+[.R73]+[.T73])" ns41:value-type="float" table:style-name="ce53" office:value-type="float" office:value="5197">
            <text:p>5197</text:p>
          </table:table-cell>
          <table:table-cell ns41:value-type="float" table:style-name="ce53" office:value="794.08" office:value-type="float">
            <text:p>794.08</text:p>
          </table:table-cell>
          <table:table-cell ns41:value-type="float" table:style-name="ce53" office:value="12663.66" office:value-type="float">
            <text:p>12663.6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Totaal</text:p>
          </table:table-cell>
          <table:table-cell table:style-name="ce13"/>
          <table:table-cell table:formula="of:=SUM([.C72:.C73])" ns41:value-type="float" table:style-name="ce17" office:value-type="float" office:value="7613">
            <text:p>7613</text:p>
          </table:table-cell>
          <table:table-cell table:formula="of:=SUM([.D72:.D73])" ns41:value-type="float" table:style-name="ce53" office:value-type="float" office:value="8785">
            <text:p>8785</text:p>
          </table:table-cell>
          <table:table-cell table:formula="of:=SUM([.E72:.E73])" ns41:value-type="float" table:style-name="ce53" office:value-type="float" office:value="2631">
            <text:p>2631</text:p>
          </table:table-cell>
          <table:table-cell table:formula="of:=SUM([.F72:.F73])" ns41:value-type="float" table:style-name="ce53" office:value-type="float" office:value="3393">
            <text:p>3393</text:p>
          </table:table-cell>
          <table:table-cell table:formula="of:=SUM([.G72:.G73])" ns41:value-type="float" table:style-name="ce53" office:value-type="float" office:value="1566">
            <text:p>1566</text:p>
          </table:table-cell>
          <table:table-cell table:formula="of:=SUM([.H72:.H73])" ns41:value-type="float" table:style-name="ce53" office:value-type="float" office:value="1429">
            <text:p>1429</text:p>
          </table:table-cell>
          <table:table-cell table:formula="of:=SUM([.I72:.I73])" ns41:value-type="float" table:style-name="ce53" office:value-type="float" office:value="30">
            <text:p>30</text:p>
          </table:table-cell>
          <table:table-cell table:formula="of:=SUM([.J72:.J73])" ns41:value-type="float" table:style-name="ce53" office:value-type="float" office:value="27">
            <text:p>27</text:p>
          </table:table-cell>
          <table:table-cell table:formula="of:=SUM([.K72:.K73])" ns41:value-type="float" table:style-name="ce53" office:value-type="float" office:value="43">
            <text:p>43</text:p>
          </table:table-cell>
          <table:table-cell table:formula="of:=SUM([.L72:.L73])" ns41:value-type="float" table:style-name="ce53" office:value-type="float" office:value="27">
            <text:p>27</text:p>
          </table:table-cell>
          <table:table-cell table:formula="of:=SUM([.M72:.M73])" ns41:value-type="float" table:style-name="ce53" office:value-type="float" office:value="246">
            <text:p>246</text:p>
          </table:table-cell>
          <table:table-cell table:formula="of:=SUM([.N72:.N73])" ns41:value-type="float" table:style-name="ce53" office:value-type="float" office:value="237">
            <text:p>237</text:p>
          </table:table-cell>
          <table:table-cell table:formula="of:=SUM([.O72:.O73])" ns41:value-type="float" table:style-name="ce53" office:value-type="float" office:value="16">
            <text:p>16</text:p>
          </table:table-cell>
          <table:table-cell table:formula="of:=SUM([.P72:.P73])" ns41:value-type="float" table:style-name="ce53" office:value-type="float" office:value="16">
            <text:p>16</text:p>
          </table:table-cell>
          <table:table-cell table:formula="of:=SUM([.Q72:.Q73])" ns41:value-type="float" table:style-name="ce53" office:value-type="float" office:value="19">
            <text:p>19</text:p>
          </table:table-cell>
          <table:table-cell table:formula="of:=SUM([.R72:.R73])" ns41:value-type="float" table:style-name="ce53" office:value-type="float" office:value="22">
            <text:p>22</text:p>
          </table:table-cell>
          <table:table-cell table:formula="of:=SUM([.S72:.S73])" ns41:value-type="float" table:style-name="ce53" office:value-type="float" office:value="2">
            <text:p>2</text:p>
          </table:table-cell>
          <table:table-cell table:formula="of:=SUM([.T72:.T73])" ns41:value-type="float" table:style-name="ce53" office:value-type="float" office:value="0">
            <text:p>0</text:p>
          </table:table-cell>
          <table:table-cell table:formula="of:=SUM([.U72:.U73])" ns41:value-type="float" table:style-name="ce53" office:value-type="float" office:value="12166">
            <text:p>12166</text:p>
          </table:table-cell>
          <table:table-cell table:formula="of:=SUM([.V72:.V73])" ns41:value-type="float" table:style-name="ce53" office:value-type="float" office:value="13936">
            <text:p>13936</text:p>
          </table:table-cell>
          <table:table-cell table:formula="of:=SUM([.W72:.W73])" ns41:value-type="float" table:style-name="ce53" office:value-type="float" office:value="2162.98">
            <text:p>2162.98</text:p>
          </table:table-cell>
          <table:table-cell ns41:value-type="float" table:style-name="ce53" office:value="12067.44" office:value-type="float">
            <text:p>12067.4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style-name="ce52" table:number-columns-repeated="994"/>
        </table:table-row>
        <table:table-row table:style-name="ro2">
          <table:table-cell ns41:value-type="string" table:style-name="ce7" office:value-type="string">
            <text:p>Aagtekerke</text:p>
          </table:table-cell>
          <table:table-cell table:style-name="ce13"/>
          <table:table-cell ns41:value-type="float" table:style-name="ce17" office:value="164" office:value-type="float">
            <text:p>164</text:p>
          </table:table-cell>
          <table:table-cell ns41:value-type="float" table:style-name="ce53" office:value="146" office:value-type="float">
            <text:p>146</text:p>
          </table:table-cell>
          <table:table-cell ns41:value-type="float" table:style-name="ce53" office:value="92" office:value-type="float">
            <text:p>92</text:p>
          </table:table-cell>
          <table:table-cell ns41:value-type="float" table:style-name="ce53" office:value="120" office:value-type="float">
            <text:p>120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0"/>
          <table:table-cell table:formula="of:=SUM([.C75]+[.E75]+[.G75]+[.I75]+[.K75]+[.M75]+[.O75]+[.Q75]+[.S75])" ns41:value-type="float" table:style-name="ce53" office:value-type="float" office:value="258">
            <text:p>258</text:p>
          </table:table-cell>
          <table:table-cell table:formula="of:=SUM([.D75]+[.F75]+[.H75]+[.J75]+[.L75]+[.N75]+[.P75]+[.R75]+[.T75])" ns41:value-type="float" table:style-name="ce53" office:value-type="float" office:value="267">
            <text:p>267</text:p>
          </table:table-cell>
          <table:table-cell ns41:value-type="float" table:style-name="ce53" office:value="844.47" office:value-type="float">
            <text:p>844.47</text:p>
          </table:table-cell>
          <table:table-cell ns41:value-type="float" table:style-name="ce53" office:value="621.69" office:value-type="float">
            <text:p>621.6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Arnemuiden</text:p>
          </table:table-cell>
          <table:table-cell table:style-name="ce13"/>
          <table:table-cell ns41:value-type="float" table:style-name="ce17" office:value="676" office:value-type="float">
            <text:p>676</text:p>
          </table:table-cell>
          <table:table-cell ns41:value-type="float" table:style-name="ce53" office:value="795" office:value-type="float">
            <text:p>795</text:p>
          </table:table-cell>
          <table:table-cell ns41:value-type="float" table:style-name="ce53" office:value="152" office:value-type="float">
            <text:p>152</text:p>
          </table:table-cell>
          <table:table-cell ns41:value-type="float" table:style-name="ce53" office:value="153" office:value-type="float">
            <text:p>153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6" office:value-type="float">
            <text:p>6</text:p>
          </table:table-cell>
          <table:table-cell table:style-name="ce53" table:number-columns-repeated="12"/>
          <table:table-cell table:formula="of:=SUM([.C76]+[.E76]+[.G76]+[.I76]+[.K76]+[.M76]+[.O76]+[.Q76]+[.S76])" ns41:value-type="float" table:style-name="ce53" office:value-type="float" office:value="833">
            <text:p>833</text:p>
          </table:table-cell>
          <table:table-cell table:formula="of:=SUM([.D76]+[.F76]+[.H76]+[.J76]+[.L76]+[.N76]+[.P76]+[.R76]+[.T76])" ns41:value-type="float" table:style-name="ce53" office:value-type="float" office:value="954">
            <text:p>954</text:p>
          </table:table-cell>
          <table:table-cell ns41:value-type="float" table:style-name="ce53" office:value="1991.53" office:value-type="float">
            <text:p>1991.53</text:p>
          </table:table-cell>
          <table:table-cell ns41:value-type="float" table:style-name="ce53" office:value="897.29" office:value-type="float">
            <text:p>897.2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iggekerke</text:p>
          </table:table-cell>
          <table:table-cell table:style-name="ce13"/>
          <table:table-cell ns41:value-type="float" table:style-name="ce17" office:value="217" office:value-type="float">
            <text:p>217</text:p>
          </table:table-cell>
          <table:table-cell ns41:value-type="float" table:style-name="ce53" office:value="207" office:value-type="float">
            <text:p>207</text:p>
          </table:table-cell>
          <table:table-cell ns41:value-type="float" table:style-name="ce53" office:value="129" office:value-type="float">
            <text:p>129</text:p>
          </table:table-cell>
          <table:table-cell ns41:value-type="float" table:style-name="ce53" office:value="132" office:value-type="float">
            <text:p>132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7" office:value-type="float">
            <text:p>7</text:p>
          </table:table-cell>
          <table:table-cell table:style-name="ce53" table:number-columns-repeated="12"/>
          <table:table-cell table:formula="of:=SUM([.C77]+[.E77]+[.G77]+[.I77]+[.K77]+[.M77]+[.O77]+[.Q77]+[.S77])" ns41:value-type="float" table:style-name="ce53" office:value-type="float" office:value="351">
            <text:p>351</text:p>
          </table:table-cell>
          <table:table-cell table:formula="of:=SUM([.D77]+[.F77]+[.H77]+[.J77]+[.L77]+[.N77]+[.P77]+[.R77]+[.T77])" ns41:value-type="float" table:style-name="ce53" office:value-type="float" office:value="346">
            <text:p>346</text:p>
          </table:table-cell>
          <table:table-cell ns41:value-type="float" table:style-name="ce53" office:value="946.25" office:value-type="float">
            <text:p>946.25</text:p>
          </table:table-cell>
          <table:table-cell ns41:value-type="float" table:style-name="ce53" office:value="736.59" office:value-type="float">
            <text:p>736.5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Domburg</text:p>
          </table:table-cell>
          <table:table-cell table:style-name="ce13"/>
          <table:table-cell ns41:value-type="float" table:style-name="ce17" office:value="337" office:value-type="float">
            <text:p>337</text:p>
          </table:table-cell>
          <table:table-cell ns41:value-type="float" table:style-name="ce53" office:value="304" office:value-type="float">
            <text:p>304</text:p>
          </table:table-cell>
          <table:table-cell ns41:value-type="float" table:style-name="ce53" office:value="102" office:value-type="float">
            <text:p>102</text:p>
          </table:table-cell>
          <table:table-cell ns41:value-type="float" table:style-name="ce53" office:value="137" office:value-type="float">
            <text:p>137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table:formula="of:=SUM([.C78]+[.E78]+[.G78]+[.I78]+[.K78]+[.M78]+[.O78]+[.Q78]+[.S78])" ns41:value-type="float" table:style-name="ce53" office:value-type="float" office:value="450">
            <text:p>450</text:p>
          </table:table-cell>
          <table:table-cell table:formula="of:=SUM([.D78]+[.F78]+[.H78]+[.J78]+[.L78]+[.N78]+[.P78]+[.R78]+[.T78])" ns41:value-type="float" table:style-name="ce53" office:value-type="float" office:value="450">
            <text:p>450</text:p>
          </table:table-cell>
          <table:table-cell ns41:value-type="float" table:style-name="ce53" office:value="708.36" office:value-type="float">
            <text:p>708.36</text:p>
          </table:table-cell>
          <table:table-cell ns41:value-type="float" table:style-name="ce53" office:value="1270.53" office:value-type="float">
            <text:p>1270.5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Grijpskerke</text:p>
          </table:table-cell>
          <table:table-cell table:style-name="ce13"/>
          <table:table-cell ns41:value-type="float" table:style-name="ce17" office:value="206" office:value-type="float">
            <text:p>206</text:p>
          </table:table-cell>
          <table:table-cell ns41:value-type="float" table:style-name="ce53" office:value="197" office:value-type="float">
            <text:p>197</text:p>
          </table:table-cell>
          <table:table-cell ns41:value-type="float" table:style-name="ce53" office:value="151" office:value-type="float">
            <text:p>151</text:p>
          </table:table-cell>
          <table:table-cell ns41:value-type="float" table:style-name="ce53" office:value="178" office:value-type="float">
            <text:p>178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2"/>
          <table:table-cell table:formula="of:=SUM([.C79]+[.E79]+[.G79]+[.I79]+[.K79]+[.M79]+[.O79]+[.Q79]+[.S79])" ns41:value-type="float" table:style-name="ce53" office:value-type="float" office:value="358">
            <text:p>358</text:p>
          </table:table-cell>
          <table:table-cell table:formula="of:=SUM([.D79]+[.F79]+[.H79]+[.J79]+[.L79]+[.N79]+[.P79]+[.R79]+[.T79])" ns41:value-type="float" table:style-name="ce53" office:value-type="float" office:value="378">
            <text:p>378</text:p>
          </table:table-cell>
          <table:table-cell ns41:value-type="float" table:style-name="ce53" office:value="1304.57" office:value-type="float">
            <text:p>1304.57</text:p>
          </table:table-cell>
          <table:table-cell ns41:value-type="float" table:style-name="ce53" office:value="564.16" office:value-type="float">
            <text:p>564.1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0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Koudekerke</text:p>
          </table:table-cell>
          <table:table-cell table:style-name="ce13"/>
          <table:table-cell ns41:value-type="float" table:style-name="ce17" office:value="558" office:value-type="float">
            <text:p>558</text:p>
          </table:table-cell>
          <table:table-cell ns41:value-type="float" table:style-name="ce53" office:value="530" office:value-type="float">
            <text:p>530</text:p>
          </table:table-cell>
          <table:table-cell ns41:value-type="float" table:style-name="ce53" office:value="275" office:value-type="float">
            <text:p>275</text:p>
          </table:table-cell>
          <table:table-cell ns41:value-type="float" table:style-name="ce53" office:value="334" office:value-type="float">
            <text:p>334</text:p>
          </table:table-cell>
          <table:table-cell ns41:value-type="float" table:style-name="ce53" office:value="13" office:value-type="float">
            <text:p>13</text:p>
          </table:table-cell>
          <table:table-cell ns41:value-type="float" table:style-name="ce53" office:value="10" office:value-type="float">
            <text:p>10</text:p>
          </table:table-cell>
          <table:table-cell table:style-name="ce53" table:number-columns-repeated="12"/>
          <table:table-cell table:formula="of:=SUM([.C80]+[.E80]+[.G80]+[.I80]+[.K80]+[.M80]+[.O80]+[.Q80]+[.S80])" ns41:value-type="float" table:style-name="ce53" office:value-type="float" office:value="846">
            <text:p>846</text:p>
          </table:table-cell>
          <table:table-cell table:formula="of:=SUM([.D80]+[.F80]+[.H80]+[.J80]+[.L80]+[.N80]+[.P80]+[.R80]+[.T80])" ns41:value-type="float" table:style-name="ce53" office:value-type="float" office:value="874">
            <text:p>874</text:p>
          </table:table-cell>
          <table:table-cell ns41:value-type="float" table:style-name="ce53" office:value="1844.69" office:value-type="float">
            <text:p>1844.69</text:p>
          </table:table-cell>
          <table:table-cell ns41:value-type="float" table:style-name="ce53" office:value="932.41" office:value-type="float">
            <text:p>932.4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Meliskerke</text:p>
          </table:table-cell>
          <table:table-cell table:style-name="ce13"/>
          <table:table-cell ns41:value-type="float" table:style-name="ce17" office:value="188" office:value-type="float">
            <text:p>188</text:p>
          </table:table-cell>
          <table:table-cell ns41:value-type="float" table:style-name="ce53" office:value="153" office:value-type="float">
            <text:p>153</text:p>
          </table:table-cell>
          <table:table-cell ns41:value-type="float" table:style-name="ce53" office:value="93" office:value-type="float">
            <text:p>93</text:p>
          </table:table-cell>
          <table:table-cell ns41:value-type="float" table:style-name="ce53" office:value="116" office:value-type="float">
            <text:p>116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2"/>
          <table:table-cell table:formula="of:=SUM([.C81]+[.E81]+[.G81]+[.I81]+[.K81]+[.M81]+[.O81]+[.Q81]+[.S81])" ns41:value-type="float" table:style-name="ce53" office:value-type="float" office:value="285">
            <text:p>285</text:p>
          </table:table-cell>
          <table:table-cell table:formula="of:=SUM([.D81]+[.F81]+[.H81]+[.J81]+[.L81]+[.N81]+[.P81]+[.R81]+[.T81])" ns41:value-type="float" table:style-name="ce53" office:value-type="float" office:value="271">
            <text:p>271</text:p>
          </table:table-cell>
          <table:table-cell ns41:value-type="float" table:style-name="ce53" office:value="699.36" office:value-type="float">
            <text:p>699.36</text:p>
          </table:table-cell>
          <table:table-cell ns41:value-type="float" table:style-name="ce53" office:value="794.99" office:value-type="float">
            <text:p>794.9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Nieuw- en St. Joosland</text:p>
          </table:table-cell>
          <table:table-cell table:style-name="ce13"/>
          <table:table-cell ns41:value-type="float" table:style-name="ce17" office:value="344" office:value-type="float">
            <text:p>344</text:p>
          </table:table-cell>
          <table:table-cell ns41:value-type="float" table:style-name="ce53" office:value="362" office:value-type="float">
            <text:p>362</text:p>
          </table:table-cell>
          <table:table-cell ns41:value-type="float" table:style-name="ce53" office:value="124" office:value-type="float">
            <text:p>124</text:p>
          </table:table-cell>
          <table:table-cell ns41:value-type="float" table:style-name="ce53" office:value="114" office:value-type="float">
            <text:p>11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table:formula="of:=SUM([.C82]+[.E82]+[.G82]+[.I82]+[.K82]+[.M82]+[.O82]+[.Q82]+[.S82])" ns41:value-type="float" table:style-name="ce53" office:value-type="float" office:value="472">
            <text:p>472</text:p>
          </table:table-cell>
          <table:table-cell table:formula="of:=SUM([.D82]+[.F82]+[.H82]+[.J82]+[.L82]+[.N82]+[.P82]+[.R82]+[.T82])" ns41:value-type="float" table:style-name="ce53" office:value-type="float" office:value="482">
            <text:p>482</text:p>
          </table:table-cell>
          <table:table-cell ns41:value-type="float" table:style-name="ce53" office:value="1350.26" office:value-type="float">
            <text:p>1350.26</text:p>
          </table:table-cell>
          <table:table-cell ns41:value-type="float" table:style-name="ce26" office:value="706.54" office:value-type="float">
            <text:p>706.5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ostkapelle</text:p>
          </table:table-cell>
          <table:table-cell table:style-name="ce13"/>
          <table:table-cell ns41:value-type="float" table:style-name="ce17" office:value="314" office:value-type="float">
            <text:p>314</text:p>
          </table:table-cell>
          <table:table-cell ns41:value-type="float" table:style-name="ce53" office:value="346" office:value-type="float">
            <text:p>346</text:p>
          </table:table-cell>
          <table:table-cell ns41:value-type="float" table:style-name="ce53" office:value="190" office:value-type="float">
            <text:p>190</text:p>
          </table:table-cell>
          <table:table-cell ns41:value-type="float" table:style-name="ce53" office:value="205" office:value-type="float">
            <text:p>205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7" office:value-type="float">
            <text:p>7</text:p>
          </table:table-cell>
          <table:table-cell table:style-name="ce53" table:number-columns-repeated="12"/>
          <table:table-cell table:formula="of:=SUM([.C83]+[.E83]+[.G83]+[.I83]+[.K83]+[.M83]+[.O83]+[.Q83]+[.S83])" ns41:value-type="float" table:style-name="ce53" office:value-type="float" office:value="510">
            <text:p>510</text:p>
          </table:table-cell>
          <table:table-cell table:formula="of:=SUM([.D83]+[.F83]+[.H83]+[.J83]+[.L83]+[.N83]+[.P83]+[.R83]+[.T83])" ns41:value-type="float" table:style-name="ce53" office:value-type="float" office:value="558">
            <text:p>558</text:p>
          </table:table-cell>
          <table:table-cell ns41:value-type="float" table:style-name="ce53" office:value="1404.89" office:value-type="float">
            <text:p>1404.89</text:p>
          </table:table-cell>
          <table:table-cell ns41:value-type="float" table:style-name="ce26" office:value="760.19" office:value-type="float">
            <text:p>760.1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ost- en West-Souburg</text:p>
          </table:table-cell>
          <table:table-cell table:style-name="ce13"/>
          <table:table-cell ns41:value-type="float" table:style-name="ce17" office:value="339" office:value-type="float">
            <text:p>339</text:p>
          </table:table-cell>
          <table:table-cell ns41:value-type="float" table:style-name="ce53" office:value="345" office:value-type="float">
            <text:p>345</text:p>
          </table:table-cell>
          <table:table-cell ns41:value-type="float" table:style-name="ce53" office:value="236" office:value-type="float">
            <text:p>236</text:p>
          </table:table-cell>
          <table:table-cell ns41:value-type="float" table:style-name="ce53" office:value="279" office:value-type="float">
            <text:p>279</text:p>
          </table:table-cell>
          <table:table-cell ns41:value-type="float" table:style-name="ce53" office:value="18" office:value-type="float">
            <text:p>18</text:p>
          </table:table-cell>
          <table:table-cell ns41:value-type="float" table:style-name="ce53" office:value="17" office:value-type="float">
            <text:p>17</text:p>
          </table:table-cell>
          <table:table-cell table:style-name="ce53" table:number-columns-repeated="9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table:formula="of:=SUM([.C84]+[.E84]+[.G84]+[.I84]+[.K84]+[.M84]+[.O84]+[.Q84]+[.S84])" ns41:value-type="float" table:style-name="ce53" office:value-type="float" office:value="593">
            <text:p>593</text:p>
          </table:table-cell>
          <table:table-cell table:formula="of:=SUM([.D84]+[.F84]+[.H84]+[.J84]+[.L84]+[.N84]+[.P84]+[.R84]+[.T84])" ns41:value-type="float" table:style-name="ce53" office:value-type="float" office:value="643">
            <text:p>643</text:p>
          </table:table-cell>
          <table:table-cell ns41:value-type="float" table:style-name="ce53" office:value="839.67" office:value-type="float">
            <text:p>839.67</text:p>
          </table:table-cell>
          <table:table-cell ns41:value-type="float" table:style-name="ce26" office:value="1472.17" office:value-type="float">
            <text:p>1472.1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Ritthem</text:p>
          </table:table-cell>
          <table:table-cell table:style-name="ce13"/>
          <table:table-cell ns41:value-type="float" table:style-name="ce17" office:value="198" office:value-type="float">
            <text:p>198</text:p>
          </table:table-cell>
          <table:table-cell ns41:value-type="float" table:style-name="ce53" office:value="179" office:value-type="float">
            <text:p>179</text:p>
          </table:table-cell>
          <table:table-cell ns41:value-type="float" table:style-name="ce53" office:value="129" office:value-type="float">
            <text:p>129</text:p>
          </table:table-cell>
          <table:table-cell ns41:value-type="float" table:style-name="ce53" office:value="127" office:value-type="float">
            <text:p>127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7" office:value-type="float">
            <text:p>7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table:formula="of:=SUM([.C85]+[.E85]+[.G85]+[.I85]+[.K85]+[.M85]+[.O85]+[.Q85]+[.S85])" ns41:value-type="float" table:style-name="ce53" office:value-type="float" office:value="332">
            <text:p>332</text:p>
          </table:table-cell>
          <table:table-cell table:formula="of:=SUM([.D85]+[.F85]+[.H85]+[.J85]+[.L85]+[.N85]+[.P85]+[.R85]+[.T85])" ns41:value-type="float" table:style-name="ce53" office:value-type="float" office:value="313">
            <text:p>313</text:p>
          </table:table-cell>
          <table:table-cell ns41:value-type="float" table:style-name="ce53" office:value="973.97" office:value-type="float">
            <text:p>973.97</text:p>
          </table:table-cell>
          <table:table-cell ns41:value-type="float" table:style-name="ce26" office:value="662.24" office:value-type="float">
            <text:p>662.2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erooskerke</text:p>
          </table:table-cell>
          <table:table-cell table:style-name="ce13"/>
          <table:table-cell ns41:value-type="float" table:style-name="ce17" office:value="311" office:value-type="float">
            <text:p>311</text:p>
          </table:table-cell>
          <table:table-cell ns41:value-type="float" table:style-name="ce53" office:value="336" office:value-type="float">
            <text:p>336</text:p>
          </table:table-cell>
          <table:table-cell ns41:value-type="float" table:style-name="ce53" office:value="251" office:value-type="float">
            <text:p>251</text:p>
          </table:table-cell>
          <table:table-cell ns41:value-type="float" table:style-name="ce53" office:value="256" office:value-type="float">
            <text:p>256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12"/>
          <table:table-cell table:formula="of:=SUM([.C86]+[.E86]+[.G86]+[.I86]+[.K86]+[.M86]+[.O86]+[.Q86]+[.S86])" ns41:value-type="float" table:style-name="ce53" office:value-type="float" office:value="564">
            <text:p>564</text:p>
          </table:table-cell>
          <table:table-cell table:formula="of:=SUM([.D86]+[.F86]+[.H86]+[.J86]+[.L86]+[.N86]+[.P86]+[.R86]+[.T86])" ns41:value-type="float" table:style-name="ce53" office:value-type="float" office:value="596">
            <text:p>596</text:p>
          </table:table-cell>
          <table:table-cell ns41:value-type="float" table:style-name="ce53" office:value="1324.78" office:value-type="float">
            <text:p>1324.78</text:p>
          </table:table-cell>
          <table:table-cell ns41:value-type="float" table:style-name="ce26" office:value="875.61" office:value-type="float">
            <text:p>875.6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t. Laurens</text:p>
          </table:table-cell>
          <table:table-cell table:style-name="ce13"/>
          <table:table-cell ns41:value-type="float" table:style-name="ce17" office:value="140" office:value-type="float">
            <text:p>140</text:p>
          </table:table-cell>
          <table:table-cell ns41:value-type="float" table:style-name="ce53" office:value="113" office:value-type="float">
            <text:p>113</text:p>
          </table:table-cell>
          <table:table-cell ns41:value-type="float" table:style-name="ce53" office:value="117" office:value-type="float">
            <text:p>117</text:p>
          </table:table-cell>
          <table:table-cell ns41:value-type="float" table:style-name="ce53" office:value="137" office:value-type="float">
            <text:p>137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2"/>
          <table:table-cell table:formula="of:=SUM([.C87]+[.E87]+[.G87]+[.I87]+[.K87]+[.M87]+[.O87]+[.Q87]+[.S87])" ns41:value-type="float" table:style-name="ce53" office:value-type="float" office:value="258">
            <text:p>258</text:p>
          </table:table-cell>
          <table:table-cell table:formula="of:=SUM([.D87]+[.F87]+[.H87]+[.J87]+[.L87]+[.N87]+[.P87]+[.R87]+[.T87])" ns41:value-type="float" table:style-name="ce53" office:value-type="float" office:value="252">
            <text:p>252</text:p>
          </table:table-cell>
          <table:table-cell ns41:value-type="float" table:style-name="ce53" office:value="1030.14" office:value-type="float">
            <text:p>1030.14</text:p>
          </table:table-cell>
          <table:table-cell ns41:value-type="float" table:style-name="ce26" office:value="495.08" office:value-type="float">
            <text:p>495.0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Veere</text:p>
          </table:table-cell>
          <table:table-cell table:style-name="ce13"/>
          <table:table-cell ns41:value-type="float" table:style-name="ce17" office:value="200" office:value-type="float">
            <text:p>200</text:p>
          </table:table-cell>
          <table:table-cell ns41:value-type="float" table:style-name="ce53" office:value="199" office:value-type="float">
            <text:p>199</text:p>
          </table:table-cell>
          <table:table-cell ns41:value-type="float" table:style-name="ce53" office:value="237" office:value-type="float">
            <text:p>237</text:p>
          </table:table-cell>
          <table:table-cell ns41:value-type="float" table:style-name="ce53" office:value="264" office:value-type="float">
            <text:p>264</text:p>
          </table:table-cell>
          <table:table-cell ns41:value-type="float" table:style-name="ce53" office:value="23" office:value-type="float">
            <text:p>23</text:p>
          </table:table-cell>
          <table:table-cell ns41:value-type="float" table:style-name="ce53" office:value="28" office:value-type="float">
            <text:p>28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table:formula="of:=SUM([.C88]+[.E88]+[.G88]+[.I88]+[.K88]+[.M88]+[.O88]+[.Q88]+[.S88])" ns41:value-type="float" table:style-name="ce53" office:value-type="float" office:value="463">
            <text:p>463</text:p>
          </table:table-cell>
          <table:table-cell table:formula="of:=SUM([.D88]+[.F88]+[.H88]+[.J88]+[.L88]+[.N88]+[.P88]+[.R88]+[.T88])" ns41:value-type="float" table:style-name="ce53" office:value-type="float" office:value="492">
            <text:p>492</text:p>
          </table:table-cell>
          <table:table-cell ns41:value-type="float" table:style-name="ce53" office:value="595.56" office:value-type="float">
            <text:p>595.56</text:p>
          </table:table-cell>
          <table:table-cell ns41:value-type="float" table:style-name="ce26" office:value="1603.55" office:value-type="float">
            <text:p>1603.5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Vrouwepolder</text:p>
          </table:table-cell>
          <table:table-cell table:style-name="ce13"/>
          <table:table-cell ns41:value-type="float" table:style-name="ce17" office:value="300" office:value-type="float">
            <text:p>300</text:p>
          </table:table-cell>
          <table:table-cell ns41:value-type="float" table:style-name="ce53" office:value="230" office:value-type="float">
            <text:p>230</text:p>
          </table:table-cell>
          <table:table-cell ns41:value-type="float" table:style-name="ce53" office:value="186" office:value-type="float">
            <text:p>186</text:p>
          </table:table-cell>
          <table:table-cell ns41:value-type="float" table:style-name="ce53" office:value="202" office:value-type="float">
            <text:p>202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2"/>
          <table:table-cell table:formula="of:=SUM([.C89]+[.E89]+[.G89]+[.I89]+[.K89]+[.M89]+[.O89]+[.Q89]+[.S89])" ns41:value-type="float" table:style-name="ce53" office:value-type="float" office:value="490">
            <text:p>490</text:p>
          </table:table-cell>
          <table:table-cell table:formula="of:=SUM([.D89]+[.F89]+[.H89]+[.J89]+[.L89]+[.N89]+[.P89]+[.R89]+[.T89])" ns41:value-type="float" table:style-name="ce53" office:value-type="float" office:value="435">
            <text:p>435</text:p>
          </table:table-cell>
          <table:table-cell ns41:value-type="float" table:style-name="ce53" office:value="1838.1" office:value-type="float">
            <text:p>1838.1</text:p>
          </table:table-cell>
          <table:table-cell ns41:value-type="float" table:style-name="ce26" office:value="503.23" office:value-type="float">
            <text:p>503.2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estkapelle</text:p>
          </table:table-cell>
          <table:table-cell table:style-name="ce13"/>
          <table:table-cell ns41:value-type="float" table:style-name="ce17" office:value="1030" office:value-type="float">
            <text:p>1030</text:p>
          </table:table-cell>
          <table:table-cell ns41:value-type="float" table:style-name="ce53" office:value="966" office:value-type="float">
            <text:p>966</text:p>
          </table:table-cell>
          <table:table-cell ns41:value-type="float" office:value="57" table:style-name="ce53" table:number-columns-repeated="2" office:value-type="float">
            <text:p>57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7" office:value-type="float">
            <text:p>7</text:p>
          </table:table-cell>
          <table:table-cell table:style-name="ce53" table:number-columns-repeated="12"/>
          <table:table-cell table:formula="of:=SUM([.C90]+[.E90]+[.G90]+[.I90]+[.K90]+[.M90]+[.O90]+[.Q90]+[.S90])" ns41:value-type="float" table:style-name="ce53" office:value-type="float" office:value="1095">
            <text:p>1095</text:p>
          </table:table-cell>
          <table:table-cell table:formula="of:=SUM([.D90]+[.F90]+[.H90]+[.J90]+[.L90]+[.N90]+[.P90]+[.R90]+[.T90])" ns41:value-type="float" table:style-name="ce53" office:value-type="float" office:value="1030">
            <text:p>1030</text:p>
          </table:table-cell>
          <table:table-cell ns41:value-type="float" table:style-name="ce53" office:value="900.17" office:value-type="float">
            <text:p>900.17</text:p>
          </table:table-cell>
          <table:table-cell ns41:value-type="float" table:style-name="ce26" office:value="2360.66" office:value-type="float">
            <text:p>2360.6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Zoutelande</text:p>
          </table:table-cell>
          <table:table-cell table:style-name="ce13"/>
          <table:table-cell ns41:value-type="float" table:style-name="ce17" office:value="233" office:value-type="float">
            <text:p>233</text:p>
          </table:table-cell>
          <table:table-cell ns41:value-type="float" table:style-name="ce53" office:value="227" office:value-type="float">
            <text:p>227</text:p>
          </table:table-cell>
          <table:table-cell ns41:value-type="float" table:style-name="ce53" office:value="69" office:value-type="float">
            <text:p>69</text:p>
          </table:table-cell>
          <table:table-cell ns41:value-type="float" table:style-name="ce53" office:value="88" office:value-type="float">
            <text:p>88</text:p>
          </table:table-cell>
          <table:table-cell ns41:value-type="float" office:value="5" table:style-name="ce53" table:number-columns-repeated="2" office:value-type="float">
            <text:p>5</text:p>
          </table:table-cell>
          <table:table-cell table:style-name="ce53" table:number-columns-repeated="12"/>
          <table:table-cell table:formula="of:=SUM([.C91]+[.E91]+[.G91]+[.I91]+[.K91]+[.M91]+[.O91]+[.Q91]+[.S91])" ns41:value-type="float" table:style-name="ce53" office:value-type="float" office:value="307">
            <text:p>307</text:p>
          </table:table-cell>
          <table:table-cell table:formula="of:=SUM([.D91]+[.F91]+[.H91]+[.J91]+[.L91]+[.N91]+[.P91]+[.R91]+[.T91])" ns41:value-type="float" table:style-name="ce53" office:value-type="float" office:value="320">
            <text:p>320</text:p>
          </table:table-cell>
          <table:table-cell ns41:value-type="float" table:style-name="ce53" office:value="756.14" office:value-type="float">
            <text:p>756.14</text:p>
          </table:table-cell>
          <table:table-cell ns41:value-type="float" table:style-name="ce26" office:value="819.73" office:value-type="float">
            <text:p>819.7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Totaal</text:p>
          </table:table-cell>
          <table:table-cell table:style-name="ce13"/>
          <table:table-cell table:formula="of:=SUM([.C75:.C91])" ns41:value-type="float" table:style-name="ce17" office:value-type="float" office:value="5755">
            <text:p>5755</text:p>
          </table:table-cell>
          <table:table-cell table:formula="of:=SUM([.D75:.D91])" ns41:value-type="float" table:style-name="ce53" office:value-type="float" office:value="5635">
            <text:p>5635</text:p>
          </table:table-cell>
          <table:table-cell table:formula="of:=SUM([.E75:.E91])" ns41:value-type="float" table:style-name="ce53" office:value-type="float" office:value="2590">
            <text:p>2590</text:p>
          </table:table-cell>
          <table:table-cell table:formula="of:=SUM([.F75:.F91])" ns41:value-type="float" table:style-name="ce53" office:value-type="float" office:value="2899">
            <text:p>2899</text:p>
          </table:table-cell>
          <table:table-cell table:formula="of:=SUM([.G75:.G91])" ns41:value-type="float" table:style-name="ce53" office:value-type="float" office:value="110">
            <text:p>110</text:p>
          </table:table-cell>
          <table:table-cell table:formula="of:=SUM([.H75:.H91])" ns41:value-type="float" table:style-name="ce53" office:value-type="float" office:value="119">
            <text:p>119</text:p>
          </table:table-cell>
          <table:table-cell table:formula="of:=SUM([.I75:.I91])" ns41:value-type="float" table:style-name="ce53" office:value-type="float" office:value="3">
            <text:p>3</text:p>
          </table:table-cell>
          <table:table-cell table:formula="of:=SUM([.J75:.J91])" ns41:value-type="float" table:style-name="ce53" office:value-type="float" office:value="2">
            <text:p>2</text:p>
          </table:table-cell>
          <table:table-cell table:formula="of:=SUM([.K75:.K91])" ns41:value-type="float" table:style-name="ce53" office:value-type="float" office:value="2">
            <text:p>2</text:p>
          </table:table-cell>
          <table:table-cell table:formula="of:=SUM([.L75:.L91])" ns41:value-type="float" table:style-name="ce53" office:value-type="float" office:value="0">
            <text:p>0</text:p>
          </table:table-cell>
          <table:table-cell table:formula="of:=SUM([.M75:.M91])" ns41:value-type="float" table:style-name="ce53" office:value-type="float" office:value="3">
            <text:p>3</text:p>
          </table:table-cell>
          <table:table-cell table:formula="of:=SUM([.N75:.N91])" ns41:value-type="float" table:style-name="ce53" office:value-type="float" office:value="3">
            <text:p>3</text:p>
          </table:table-cell>
          <table:table-cell table:formula="of:=SUM([.O75:.O91])" ns41:value-type="float" table:style-name="ce53" office:value-type="float" office:value="0">
            <text:p>0</text:p>
          </table:table-cell>
          <table:table-cell table:formula="of:=SUM([.P75:.P91])" ns41:value-type="float" table:style-name="ce53" office:value-type="float" office:value="0">
            <text:p>0</text:p>
          </table:table-cell>
          <table:table-cell table:formula="of:=SUM([.Q75:.Q91])" ns41:value-type="float" table:style-name="ce53" office:value-type="float" office:value="2">
            <text:p>2</text:p>
          </table:table-cell>
          <table:table-cell table:formula="of:=SUM([.R75:.R91])" ns41:value-type="float" table:style-name="ce53" office:value-type="float" office:value="3">
            <text:p>3</text:p>
          </table:table-cell>
          <table:table-cell table:formula="of:=SUM([.S75:.S91])" ns41:value-type="float" table:style-name="ce53" office:value-type="float" office:value="0">
            <text:p>0</text:p>
          </table:table-cell>
          <table:table-cell table:formula="of:=SUM([.T75:.T91])" ns41:value-type="float" table:style-name="ce53" office:value-type="float" office:value="0">
            <text:p>0</text:p>
          </table:table-cell>
          <table:table-cell table:formula="of:=SUM([.U75:.U91])" ns41:value-type="float" table:style-name="ce53" office:value-type="float" office:value="8465">
            <text:p>8465</text:p>
          </table:table-cell>
          <table:table-cell table:formula="of:=SUM([.V75:.V91])" ns41:value-type="float" table:style-name="ce53" office:value-type="float" office:value="8661">
            <text:p>8661</text:p>
          </table:table-cell>
          <table:table-cell table:formula="of:=SUM([.W75:.W91])" ns41:value-type="float" table:style-name="ce53" office:value-type="float" office:value="19352.91">
            <text:p>19352.91</text:p>
          </table:table-cell>
          <table:table-cell ns41:value-type="float" table:style-name="ce26" office:value="884.94" office:value-type="float">
            <text:p>884.9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style-name="ce52" table:number-columns-repeated="994"/>
        </table:table-row>
        <table:table-row table:style-name="ro2">
          <table:table-cell ns41:value-type="string" table:style-name="ce7" office:value-type="string">
            <text:p>Cats</text:p>
          </table:table-cell>
          <table:table-cell table:style-name="ce13"/>
          <table:table-cell ns41:value-type="float" table:style-name="ce17" office:value="207" office:value-type="float">
            <text:p>207</text:p>
          </table:table-cell>
          <table:table-cell ns41:value-type="float" table:style-name="ce53" office:value="188" office:value-type="float">
            <text:p>188</text:p>
          </table:table-cell>
          <table:table-cell ns41:value-type="float" table:style-name="ce53" office:value="83" office:value-type="float">
            <text:p>83</text:p>
          </table:table-cell>
          <table:table-cell ns41:value-type="float" table:style-name="ce53" office:value="102" office:value-type="float">
            <text:p>102</text:p>
          </table:table-cell>
          <table:table-cell ns41:value-type="float" office:value="5" table:style-name="ce53" table:number-columns-repeated="2" office:value-type="float">
            <text:p>5</text:p>
          </table:table-cell>
          <table:table-cell table:style-name="ce53" table:number-columns-repeated="12"/>
          <table:table-cell table:formula="of:=SUM([.C93]+[.E93]+[.G93]+[.I93]+[.K93]+[.M93]+[.O93]+[.Q93]+[.S93])" ns41:value-type="float" table:style-name="ce53" office:value-type="float" office:value="295">
            <text:p>295</text:p>
          </table:table-cell>
          <table:table-cell table:formula="of:=SUM([.D93]+[.F93]+[.H93]+[.J93]+[.L93]+[.N93]+[.P93]+[.R93]+[.T93])" ns41:value-type="float" table:style-name="ce53" office:value-type="float" office:value="295">
            <text:p>295</text:p>
          </table:table-cell>
          <table:table-cell ns41:value-type="float" table:style-name="ce53" office:value="1209.53" office:value-type="float">
            <text:p>1209.53</text:p>
          </table:table-cell>
          <table:table-cell ns41:value-type="float" table:style-name="ce26" office:value="487.79" office:value-type="float">
            <text:p>487.7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Colijnsplaat</text:p>
          </table:table-cell>
          <table:table-cell table:style-name="ce13"/>
          <table:table-cell ns41:value-type="float" table:style-name="ce17" office:value="817" office:value-type="float">
            <text:p>817</text:p>
          </table:table-cell>
          <table:table-cell ns41:value-type="float" table:style-name="ce53" office:value="825" office:value-type="float">
            <text:p>825</text:p>
          </table:table-cell>
          <table:table-cell ns41:value-type="float" table:style-name="ce53" office:value="189" office:value-type="float">
            <text:p>189</text:p>
          </table:table-cell>
          <table:table-cell ns41:value-type="float" table:style-name="ce53" office:value="180" office:value-type="float">
            <text:p>180</text:p>
          </table:table-cell>
          <table:table-cell ns41:value-type="float" table:style-name="ce53" office:value="26" office:value-type="float">
            <text:p>26</text:p>
          </table:table-cell>
          <table:table-cell ns41:value-type="float" table:style-name="ce53" office:value="22" office:value-type="float">
            <text:p>22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table:formula="of:=SUM([.C94]+[.E94]+[.G94]+[.I94]+[.K94]+[.M94]+[.O94]+[.Q94]+[.S94])" ns41:value-type="float" table:style-name="ce53" office:value-type="float" office:value="1032">
            <text:p>1032</text:p>
          </table:table-cell>
          <table:table-cell table:formula="of:=SUM([.D94]+[.F94]+[.H94]+[.J94]+[.L94]+[.N94]+[.P94]+[.R94]+[.T94])" ns41:value-type="float" table:style-name="ce53" office:value-type="float" office:value="1028">
            <text:p>1028</text:p>
          </table:table-cell>
          <table:table-cell ns41:value-type="float" table:style-name="ce53" office:value="1675.5" office:value-type="float">
            <text:p>1675.5</text:p>
          </table:table-cell>
          <table:table-cell ns41:value-type="float" table:style-name="ce26" office:value="1229.5" office:value-type="float">
            <text:p>1229.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Cortgene</text:p>
          </table:table-cell>
          <table:table-cell table:style-name="ce13"/>
          <table:table-cell ns41:value-type="float" table:style-name="ce17" office:value="386" office:value-type="float">
            <text:p>386</text:p>
          </table:table-cell>
          <table:table-cell ns41:value-type="float" table:style-name="ce53" office:value="370" office:value-type="float">
            <text:p>370</text:p>
          </table:table-cell>
          <table:table-cell ns41:value-type="float" table:style-name="ce53" office:value="141" office:value-type="float">
            <text:p>141</text:p>
          </table:table-cell>
          <table:table-cell ns41:value-type="float" table:style-name="ce53" office:value="164" office:value-type="float">
            <text:p>164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8" office:value-type="float">
            <text:p>8</text:p>
          </table:table-cell>
          <table:table-cell table:style-name="ce53" table:number-columns-repeated="12"/>
          <table:table-cell table:formula="of:=SUM([.C95]+[.E95]+[.G95]+[.I95]+[.K95]+[.M95]+[.O95]+[.Q95]+[.S95])" ns41:value-type="float" table:style-name="ce53" office:value-type="float" office:value="534">
            <text:p>534</text:p>
          </table:table-cell>
          <table:table-cell table:formula="of:=SUM([.D95]+[.F95]+[.H95]+[.J95]+[.L95]+[.N95]+[.P95]+[.R95]+[.T95])" ns41:value-type="float" table:style-name="ce53" office:value-type="float" office:value="542">
            <text:p>542</text:p>
          </table:table-cell>
          <table:table-cell ns41:value-type="float" table:style-name="ce53" office:value="1225.3" office:value-type="float">
            <text:p>1225.3</text:p>
          </table:table-cell>
          <table:table-cell ns41:value-type="float" table:style-name="ce26" office:value="878.15" office:value-type="float">
            <text:p>878.1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Wissekerke</text:p>
          </table:table-cell>
          <table:table-cell table:style-name="ce13"/>
          <table:table-cell ns41:value-type="float" table:style-name="ce17" office:value="1358" office:value-type="float">
            <text:p>1358</text:p>
          </table:table-cell>
          <table:table-cell ns41:value-type="float" table:style-name="ce53" office:value="1356" office:value-type="float">
            <text:p>1356</text:p>
          </table:table-cell>
          <table:table-cell ns41:value-type="float" table:style-name="ce53" office:value="301" office:value-type="float">
            <text:p>301</text:p>
          </table:table-cell>
          <table:table-cell ns41:value-type="float" table:style-name="ce53" office:value="312" office:value-type="float">
            <text:p>312</text:p>
          </table:table-cell>
          <table:table-cell ns41:value-type="float" table:style-name="ce53" office:value="23" office:value-type="float">
            <text:p>23</text:p>
          </table:table-cell>
          <table:table-cell ns41:value-type="float" table:style-name="ce53" office:value="26" office:value-type="float">
            <text:p>26</text:p>
          </table:table-cell>
          <table:table-cell table:style-name="ce53" table:number-columns-repeated="7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table:formula="of:=SUM([.C96]+[.E96]+[.G96]+[.I96]+[.K96]+[.M96]+[.O96]+[.Q96]+[.S96])" ns41:value-type="float" table:style-name="ce53" office:value-type="float" office:value="1682">
            <text:p>1682</text:p>
          </table:table-cell>
          <table:table-cell table:formula="of:=SUM([.D96]+[.F96]+[.H96]+[.J96]+[.L96]+[.N96]+[.P96]+[.R96]+[.T96])" ns41:value-type="float" table:style-name="ce53" office:value-type="float" office:value="1697">
            <text:p>1697</text:p>
          </table:table-cell>
          <table:table-cell ns41:value-type="float" table:style-name="ce53" office:value="4495.24" office:value-type="float">
            <text:p>4495.24</text:p>
          </table:table-cell>
          <table:table-cell ns41:value-type="float" table:style-name="ce26" office:value="751.69" office:value-type="float">
            <text:p>751.6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Totaal</text:p>
          </table:table-cell>
          <table:table-cell table:style-name="ce13"/>
          <table:table-cell table:formula="of:=SUM([.C93:.C96])" ns41:value-type="float" table:style-name="ce17" office:value-type="float" office:value="2768">
            <text:p>2768</text:p>
          </table:table-cell>
          <table:table-cell table:formula="of:=SUM([.D93:.D96])" ns41:value-type="float" table:style-name="ce53" office:value-type="float" office:value="2739">
            <text:p>2739</text:p>
          </table:table-cell>
          <table:table-cell table:formula="of:=SUM([.E93:.E96])" ns41:value-type="float" table:style-name="ce53" office:value-type="float" office:value="714">
            <text:p>714</text:p>
          </table:table-cell>
          <table:table-cell table:formula="of:=SUM([.F93:.F96])" ns41:value-type="float" table:style-name="ce53" office:value-type="float" office:value="758">
            <text:p>758</text:p>
          </table:table-cell>
          <table:table-cell table:formula="of:=SUM([.G93:.G96])" ns41:value-type="float" table:style-name="ce53" office:value-type="float" office:value="61">
            <text:p>61</text:p>
          </table:table-cell>
          <table:table-cell table:formula="of:=SUM([.H93:.H96])" ns41:value-type="float" table:style-name="ce53" office:value-type="float" office:value="61">
            <text:p>61</text:p>
          </table:table-cell>
          <table:table-cell table:formula="of:=SUM([.I93:.I96])" ns41:value-type="float" table:style-name="ce53" office:value-type="float" office:value="0">
            <text:p>0</text:p>
          </table:table-cell>
          <table:table-cell table:formula="of:=SUM([.J93:.J96])" ns41:value-type="float" table:style-name="ce53" office:value-type="float" office:value="0">
            <text:p>0</text:p>
          </table:table-cell>
          <table:table-cell table:formula="of:=SUM([.K93:.K96])" ns41:value-type="float" table:style-name="ce53" office:value-type="float" office:value="0">
            <text:p>0</text:p>
          </table:table-cell>
          <table:table-cell table:formula="of:=SUM([.L93:.L96])" ns41:value-type="float" table:style-name="ce53" office:value-type="float" office:value="0">
            <text:p>0</text:p>
          </table:table-cell>
          <table:table-cell table:formula="of:=SUM([.M93:.M96])" ns41:value-type="float" table:style-name="ce53" office:value-type="float" office:value="0">
            <text:p>0</text:p>
          </table:table-cell>
          <table:table-cell table:formula="of:=SUM([.N93:.N96])" ns41:value-type="float" table:style-name="ce53" office:value-type="float" office:value="1">
            <text:p>1</text:p>
          </table:table-cell>
          <table:table-cell table:formula="of:=SUM([.O93:.O96])" ns41:value-type="float" table:style-name="ce53" office:value-type="float" office:value="0">
            <text:p>0</text:p>
          </table:table-cell>
          <table:table-cell table:formula="of:=SUM([.P93:.P96])" ns41:value-type="float" table:style-name="ce53" office:value-type="float" office:value="2">
            <text:p>2</text:p>
          </table:table-cell>
          <table:table-cell table:formula="of:=SUM([.Q93:.Q96])" ns41:value-type="float" table:style-name="ce53" office:value-type="float" office:value="0">
            <text:p>0</text:p>
          </table:table-cell>
          <table:table-cell table:formula="of:=SUM([.R93:.R96])" ns41:value-type="float" table:style-name="ce53" office:value-type="float" office:value="1">
            <text:p>1</text:p>
          </table:table-cell>
          <table:table-cell table:formula="of:=SUM([.S93:.S96])" ns41:value-type="float" table:style-name="ce53" office:value-type="float" office:value="0">
            <text:p>0</text:p>
          </table:table-cell>
          <table:table-cell table:formula="of:=SUM([.T93:.T96])" ns41:value-type="float" table:style-name="ce53" office:value-type="float" office:value="0">
            <text:p>0</text:p>
          </table:table-cell>
          <table:table-cell table:formula="of:=SUM([.U93:.U96])" ns41:value-type="float" table:style-name="ce53" office:value-type="float" office:value="3543">
            <text:p>3543</text:p>
          </table:table-cell>
          <table:table-cell table:formula="of:=SUM([.V93:.V96])" ns41:value-type="float" table:style-name="ce53" office:value-type="float" office:value="3562">
            <text:p>3562</text:p>
          </table:table-cell>
          <table:table-cell table:formula="of:=SUM([.W93:.W96])" ns41:value-type="float" table:style-name="ce53" office:value-type="float" office:value="8605.57">
            <text:p>8605.57</text:p>
          </table:table-cell>
          <table:table-cell ns41:value-type="float" table:style-name="ce53" office:value="825.62" office:value-type="float">
            <text:p>825.6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style-name="ce52" table:number-columns-repeated="994"/>
        </table:table-row>
        <table:table-row table:style-name="ro2">
          <table:table-cell ns41:value-type="string" table:style-name="ce7" office:value-type="string">
            <text:p>Oud Vosmeer</text:p>
          </table:table-cell>
          <table:table-cell table:style-name="ce13"/>
          <table:table-cell ns41:value-type="float" table:style-name="ce17" office:value="721" office:value-type="float">
            <text:p>721</text:p>
          </table:table-cell>
          <table:table-cell ns41:value-type="float" table:style-name="ce53" office:value="663" office:value-type="float">
            <text:p>663</text:p>
          </table:table-cell>
          <table:table-cell ns41:value-type="float" table:style-name="ce53" office:value="180" office:value-type="float">
            <text:p>180</text:p>
          </table:table-cell>
          <table:table-cell ns41:value-type="float" table:style-name="ce53" office:value="239" office:value-type="float">
            <text:p>239</text:p>
          </table:table-cell>
          <table:table-cell ns41:value-type="float" table:style-name="ce53" office:value="66" office:value-type="float">
            <text:p>66</text:p>
          </table:table-cell>
          <table:table-cell ns41:value-type="float" table:style-name="ce53" office:value="85" office:value-type="float">
            <text:p>85</text:p>
          </table:table-cell>
          <table:table-cell table:style-name="ce53" table:number-columns-repeated="4"/>
          <table:table-cell ns41:value-type="float" table:style-name="ce53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table:formula="of:=SUM([.C98]+[.E98]+[.G98]+[.I98]+[.K98]+[.M98]+[.O98]+[.Q98]+[.S98])" ns41:value-type="float" table:style-name="ce53" office:value-type="float" office:value="972">
            <text:p>972</text:p>
          </table:table-cell>
          <table:table-cell table:formula="of:=SUM([.D98]+[.F98]+[.H98]+[.J98]+[.L98]+[.N98]+[.P98]+[.R98]+[.T98])" ns41:value-type="float" table:style-name="ce53" office:value-type="float" office:value="989">
            <text:p>989</text:p>
          </table:table-cell>
          <table:table-cell ns41:value-type="float" table:style-name="ce53" office:value="2458.74" office:value-type="float">
            <text:p>2458.74</text:p>
          </table:table-cell>
          <table:table-cell ns41:value-type="float" table:style-name="ce53" office:value="797.56" office:value-type="float">
            <text:p>797.5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Poortvliet</text:p>
          </table:table-cell>
          <table:table-cell table:style-name="ce13"/>
          <table:table-cell ns41:value-type="float" table:style-name="ce17" office:value="649" office:value-type="float">
            <text:p>649</text:p>
          </table:table-cell>
          <table:table-cell ns41:value-type="float" table:style-name="ce53" office:value="577" office:value-type="float">
            <text:p>577</text:p>
          </table:table-cell>
          <table:table-cell ns41:value-type="float" table:style-name="ce53" office:value="183" office:value-type="float">
            <text:p>183</text:p>
          </table:table-cell>
          <table:table-cell ns41:value-type="float" table:style-name="ce53" office:value="218" office:value-type="float">
            <text:p>218</text:p>
          </table:table-cell>
          <table:table-cell ns41:value-type="float" table:style-name="ce53" office:value="22" office:value-type="float">
            <text:p>22</text:p>
          </table:table-cell>
          <table:table-cell ns41:value-type="float" table:style-name="ce53" office:value="13" office:value-type="float">
            <text:p>13</text:p>
          </table:table-cell>
          <table:table-cell table:style-name="ce53" table:number-columns-repeated="12"/>
          <table:table-cell table:formula="of:=SUM([.C99]+[.E99]+[.G99]+[.I99]+[.K99]+[.M99]+[.O99]+[.Q99]+[.S99])" ns41:value-type="float" table:style-name="ce53" office:value-type="float" office:value="854">
            <text:p>854</text:p>
          </table:table-cell>
          <table:table-cell table:formula="of:=SUM([.D99]+[.F99]+[.H99]+[.J99]+[.L99]+[.N99]+[.P99]+[.R99]+[.T99])" ns41:value-type="float" table:style-name="ce53" office:value-type="float" office:value="808">
            <text:p>808</text:p>
          </table:table-cell>
          <table:table-cell ns41:value-type="float" table:style-name="ce53" office:value="2354.18" office:value-type="float">
            <text:p>2354.18</text:p>
          </table:table-cell>
          <table:table-cell ns41:value-type="float" table:style-name="ce53" office:value="705.98" office:value-type="float">
            <text:p>705.9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cherpenisse</text:p>
          </table:table-cell>
          <table:table-cell table:style-name="ce13"/>
          <table:table-cell ns41:value-type="float" table:style-name="ce17" office:value="614" office:value-type="float">
            <text:p>614</text:p>
          </table:table-cell>
          <table:table-cell ns41:value-type="float" table:style-name="ce53" office:value="540" office:value-type="float">
            <text:p>540</text:p>
          </table:table-cell>
          <table:table-cell ns41:value-type="float" table:style-name="ce53" office:value="145" office:value-type="float">
            <text:p>145</text:p>
          </table:table-cell>
          <table:table-cell ns41:value-type="float" table:style-name="ce53" office:value="160" office:value-type="float">
            <text:p>160</text:p>
          </table:table-cell>
          <table:table-cell ns41:value-type="float" table:style-name="ce53" office:value="19" office:value-type="float">
            <text:p>19</text:p>
          </table:table-cell>
          <table:table-cell ns41:value-type="float" table:style-name="ce53" office:value="14" office:value-type="float">
            <text:p>14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 table:number-columns-repeated="8"/>
          <table:table-cell table:formula="of:=SUM([.C100]+[.E100]+[.G100]+[.I100]+[.K100]+[.M100]+[.O100]+[.Q100]+[.S100])" ns41:value-type="float" table:style-name="ce53" office:value-type="float" office:value="778">
            <text:p>778</text:p>
          </table:table-cell>
          <table:table-cell table:formula="of:=SUM([.D100]+[.F100]+[.H100]+[.J100]+[.L100]+[.N100]+[.P100]+[.R100]+[.T100])" ns41:value-type="float" table:style-name="ce53" office:value-type="float" office:value="716">
            <text:p>716</text:p>
          </table:table-cell>
          <table:table-cell ns41:value-type="float" table:style-name="ce53" office:value="1045.68" office:value-type="float">
            <text:p>1045.68</text:p>
          </table:table-cell>
          <table:table-cell ns41:value-type="float" table:style-name="ce53" office:value="1428.71" office:value-type="float">
            <text:p>1428.7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t. Annaland</text:p>
          </table:table-cell>
          <table:table-cell table:style-name="ce13"/>
          <table:table-cell ns41:value-type="float" table:style-name="ce17" office:value="982" office:value-type="float">
            <text:p>982</text:p>
          </table:table-cell>
          <table:table-cell ns41:value-type="float" table:style-name="ce53" office:value="951" office:value-type="float">
            <text:p>951</text:p>
          </table:table-cell>
          <table:table-cell ns41:value-type="float" table:style-name="ce53" office:value="127" office:value-type="float">
            <text:p>127</text:p>
          </table:table-cell>
          <table:table-cell ns41:value-type="float" table:style-name="ce53" office:value="191" office:value-type="float">
            <text:p>191</text:p>
          </table:table-cell>
          <table:table-cell ns41:value-type="float" table:style-name="ce53" office:value="43" office:value-type="float">
            <text:p>43</text:p>
          </table:table-cell>
          <table:table-cell ns41:value-type="float" table:style-name="ce53" office:value="34" office:value-type="float">
            <text:p>34</text:p>
          </table:table-cell>
          <table:table-cell table:style-name="ce53" table:number-columns-repeated="9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table:formula="of:=SUM([.C101]+[.E101]+[.G101]+[.I101]+[.K101]+[.M101]+[.O101]+[.Q101]+[.S101])" ns41:value-type="float" table:style-name="ce53" office:value-type="float" office:value="1152">
            <text:p>1152</text:p>
          </table:table-cell>
          <table:table-cell table:formula="of:=SUM([.D101]+[.F101]+[.H101]+[.J101]+[.L101]+[.N101]+[.P101]+[.R101]+[.T101])" ns41:value-type="float" table:style-name="ce53" office:value-type="float" office:value="1177">
            <text:p>1177</text:p>
          </table:table-cell>
          <table:table-cell ns41:value-type="float" table:style-name="ce53" office:value="1988.06" office:value-type="float">
            <text:p>1988.06</text:p>
          </table:table-cell>
          <table:table-cell ns41:value-type="float" table:style-name="ce53" office:value="1171.48" office:value-type="float">
            <text:p>1171.4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t. Maartensdijk</text:p>
          </table:table-cell>
          <table:table-cell table:style-name="ce13"/>
          <table:table-cell ns41:value-type="float" table:style-name="ce17" office:value="1119" office:value-type="float">
            <text:p>1119</text:p>
          </table:table-cell>
          <table:table-cell ns41:value-type="float" table:style-name="ce53" office:value="1076" office:value-type="float">
            <text:p>1076</text:p>
          </table:table-cell>
          <table:table-cell ns41:value-type="float" table:style-name="ce53" office:value="164" office:value-type="float">
            <text:p>164</text:p>
          </table:table-cell>
          <table:table-cell ns41:value-type="float" table:style-name="ce53" office:value="247" office:value-type="float">
            <text:p>247</text:p>
          </table:table-cell>
          <table:table-cell ns41:value-type="float" office:value="26" table:style-name="ce53" table:number-columns-repeated="2" office:value-type="float">
            <text:p>26</text:p>
          </table:table-cell>
          <table:table-cell table:style-name="ce53" table:number-columns-repeated="4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6"/>
          <table:table-cell table:formula="of:=SUM([.C102]+[.E102]+[.G102]+[.I102]+[.K102]+[.M102]+[.O102]+[.Q102]+[.S102])" ns41:value-type="float" table:style-name="ce53" office:value-type="float" office:value="1310">
            <text:p>1310</text:p>
          </table:table-cell>
          <table:table-cell table:formula="of:=SUM([.D102]+[.F102]+[.H102]+[.J102]+[.L102]+[.N102]+[.P102]+[.R102]+[.T102])" ns41:value-type="float" table:style-name="ce53" office:value-type="float" office:value="1350">
            <text:p>1350</text:p>
          </table:table-cell>
          <table:table-cell ns41:value-type="float" table:style-name="ce53" office:value="2230.97" office:value-type="float">
            <text:p>2230.97</text:p>
          </table:table-cell>
          <table:table-cell ns41:value-type="float" table:style-name="ce53" office:value="1192.29" office:value-type="float">
            <text:p>1192.2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t. Philipsland</text:p>
          </table:table-cell>
          <table:table-cell table:style-name="ce13"/>
          <table:table-cell ns41:value-type="float" table:style-name="ce17" office:value="558" office:value-type="float">
            <text:p>558</text:p>
          </table:table-cell>
          <table:table-cell ns41:value-type="float" table:style-name="ce53" office:value="518" office:value-type="float">
            <text:p>518</text:p>
          </table:table-cell>
          <table:table-cell ns41:value-type="float" table:style-name="ce53" office:value="153" office:value-type="float">
            <text:p>153</text:p>
          </table:table-cell>
          <table:table-cell ns41:value-type="float" table:style-name="ce53" office:value="161" office:value-type="float">
            <text:p>161</text:p>
          </table:table-cell>
          <table:table-cell ns41:value-type="float" table:style-name="ce53" office:value="25" office:value-type="float">
            <text:p>25</text:p>
          </table:table-cell>
          <table:table-cell ns41:value-type="float" table:style-name="ce53" office:value="32" office:value-type="float">
            <text:p>32</text:p>
          </table:table-cell>
          <table:table-cell table:style-name="ce53" table:number-columns-repeated="12"/>
          <table:table-cell table:formula="of:=SUM([.C103]+[.E103]+[.G103]+[.I103]+[.K103]+[.M103]+[.O103]+[.Q103]+[.S103])" ns41:value-type="float" table:style-name="ce53" office:value-type="float" office:value="736">
            <text:p>736</text:p>
          </table:table-cell>
          <table:table-cell table:formula="of:=SUM([.D103]+[.F103]+[.H103]+[.J103]+[.L103]+[.N103]+[.P103]+[.R103]+[.T103])" ns41:value-type="float" table:style-name="ce53" office:value-type="float" office:value="711">
            <text:p>711</text:p>
          </table:table-cell>
          <table:table-cell ns41:value-type="float" table:style-name="ce53" office:value="3433.09" office:value-type="float">
            <text:p>3433.09</text:p>
          </table:table-cell>
          <table:table-cell ns41:value-type="float" table:style-name="ce53" office:value="421.49" office:value-type="float">
            <text:p>421.4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tavenisse</text:p>
          </table:table-cell>
          <table:table-cell table:style-name="ce13"/>
          <table:table-cell ns41:value-type="float" table:style-name="ce17" office:value="722" office:value-type="float">
            <text:p>722</text:p>
          </table:table-cell>
          <table:table-cell ns41:value-type="float" table:style-name="ce53" office:value="637" office:value-type="float">
            <text:p>637</text:p>
          </table:table-cell>
          <table:table-cell ns41:value-type="float" table:style-name="ce53" office:value="97" office:value-type="float">
            <text:p>97</text:p>
          </table:table-cell>
          <table:table-cell ns41:value-type="float" table:style-name="ce53" office:value="117" office:value-type="float">
            <text:p>117</text:p>
          </table:table-cell>
          <table:table-cell ns41:value-type="float" table:style-name="ce53" office:value="15" office:value-type="float">
            <text:p>15</text:p>
          </table:table-cell>
          <table:table-cell ns41:value-type="float" table:style-name="ce53" office:value="16" office:value-type="float">
            <text:p>16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table:formula="of:=SUM([.C104]+[.E104]+[.G104]+[.I104]+[.K104]+[.M104]+[.O104]+[.Q104]+[.S104])" ns41:value-type="float" table:style-name="ce53" office:value-type="float" office:value="834">
            <text:p>834</text:p>
          </table:table-cell>
          <table:table-cell table:formula="of:=SUM([.D104]+[.F104]+[.H104]+[.J104]+[.L104]+[.N104]+[.P104]+[.R104]+[.T104])" ns41:value-type="float" table:style-name="ce53" office:value-type="float" office:value="771">
            <text:p>771</text:p>
          </table:table-cell>
          <table:table-cell ns41:value-type="float" table:style-name="ce53" office:value="1189.75" office:value-type="float">
            <text:p>1189.75</text:p>
          </table:table-cell>
          <table:table-cell ns41:value-type="float" table:style-name="ce53" office:value="1349.38" office:value-type="float">
            <text:p>1349.3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Tholen</text:p>
          </table:table-cell>
          <table:table-cell table:style-name="ce13"/>
          <table:table-cell ns41:value-type="float" table:style-name="ce17" office:value="1064" office:value-type="float">
            <text:p>1064</text:p>
          </table:table-cell>
          <table:table-cell ns41:value-type="float" table:style-name="ce53" office:value="979" office:value-type="float">
            <text:p>979</text:p>
          </table:table-cell>
          <table:table-cell ns41:value-type="float" table:style-name="ce53" office:value="233" office:value-type="float">
            <text:p>233</text:p>
          </table:table-cell>
          <table:table-cell ns41:value-type="float" table:style-name="ce53" office:value="323" office:value-type="float">
            <text:p>323</text:p>
          </table:table-cell>
          <table:table-cell ns41:value-type="float" table:style-name="ce53" office:value="58" office:value-type="float">
            <text:p>58</text:p>
          </table:table-cell>
          <table:table-cell ns41:value-type="float" table:style-name="ce53" office:value="106" office:value-type="float">
            <text:p>106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6" office:value-type="float">
            <text:p>6</text:p>
          </table:table-cell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3"/>
          <table:table-cell table:formula="of:=SUM([.C105]+[.E105]+[.G105]+[.I105]+[.K105]+[.M105]+[.O105]+[.Q105]+[.S105])" ns41:value-type="float" table:style-name="ce53" office:value-type="float" office:value="1363">
            <text:p>1363</text:p>
          </table:table-cell>
          <table:table-cell table:formula="of:=SUM([.D105]+[.F105]+[.H105]+[.J105]+[.L105]+[.N105]+[.P105]+[.R105]+[.T105])" ns41:value-type="float" table:style-name="ce53" office:value-type="float" office:value="1416">
            <text:p>1416</text:p>
          </table:table-cell>
          <table:table-cell ns41:value-type="float" table:style-name="ce53" office:value="2131.97" office:value-type="float">
            <text:p>2131.97</text:p>
          </table:table-cell>
          <table:table-cell ns41:value-type="float" table:style-name="ce53" office:value="1303.49" office:value-type="float">
            <text:p>1303.4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Totaal</text:p>
          </table:table-cell>
          <table:table-cell table:style-name="ce13"/>
          <table:table-cell table:formula="of:=SUM([.C98:.C105])" ns41:value-type="float" table:style-name="ce17" office:value-type="float" office:value="6429">
            <text:p>6429</text:p>
          </table:table-cell>
          <table:table-cell table:formula="of:=SUM([.D98:.D105])" ns41:value-type="float" table:style-name="ce53" office:value-type="float" office:value="5941">
            <text:p>5941</text:p>
          </table:table-cell>
          <table:table-cell table:formula="of:=SUM([.E98:.E105])" ns41:value-type="float" table:style-name="ce53" office:value-type="float" office:value="1282">
            <text:p>1282</text:p>
          </table:table-cell>
          <table:table-cell table:formula="of:=SUM([.F98:.F105])" ns41:value-type="float" table:style-name="ce53" office:value-type="float" office:value="1656">
            <text:p>1656</text:p>
          </table:table-cell>
          <table:table-cell table:formula="of:=SUM([.G98:.G105])" ns41:value-type="float" table:style-name="ce53" office:value-type="float" office:value="274">
            <text:p>274</text:p>
          </table:table-cell>
          <table:table-cell table:formula="of:=SUM([.H98:.H105])" ns41:value-type="float" table:style-name="ce53" office:value-type="float" office:value="326">
            <text:p>326</text:p>
          </table:table-cell>
          <table:table-cell table:formula="of:=SUM([.I98:.I105])" ns41:value-type="float" table:style-name="ce53" office:value-type="float" office:value="1">
            <text:p>1</text:p>
          </table:table-cell>
          <table:table-cell table:formula="of:=SUM([.J98:.J105])" ns41:value-type="float" table:style-name="ce53" office:value-type="float" office:value="2">
            <text:p>2</text:p>
          </table:table-cell>
          <table:table-cell table:formula="of:=SUM([.K98:.K105])" ns41:value-type="float" table:style-name="ce53" office:value-type="float" office:value="0">
            <text:p>0</text:p>
          </table:table-cell>
          <table:table-cell table:formula="of:=SUM([.L98:.L105])" ns41:value-type="float" table:style-name="ce53" office:value-type="float" office:value="2">
            <text:p>2</text:p>
          </table:table-cell>
          <table:table-cell table:formula="of:=SUM([.M98:.M105])" ns41:value-type="float" table:style-name="ce53" office:value-type="float" office:value="12">
            <text:p>12</text:p>
          </table:table-cell>
          <table:table-cell table:formula="of:=SUM([.N98:.N105])" ns41:value-type="float" table:style-name="ce53" office:value-type="float" office:value="9">
            <text:p>9</text:p>
          </table:table-cell>
          <table:table-cell table:formula="of:=SUM([.O98:.O105])" ns41:value-type="float" table:style-name="ce53" office:value-type="float" office:value="0">
            <text:p>0</text:p>
          </table:table-cell>
          <table:table-cell table:formula="of:=SUM([.P98:.P105])" ns41:value-type="float" table:style-name="ce53" office:value-type="float" office:value="1">
            <text:p>1</text:p>
          </table:table-cell>
          <table:table-cell table:formula="of:=SUM([.Q98:.Q105])" ns41:value-type="float" table:style-name="ce53" office:value-type="float" office:value="1">
            <text:p>1</text:p>
          </table:table-cell>
          <table:table-cell table:formula="of:=SUM([.R98:.R105])" ns41:value-type="float" table:style-name="ce53" office:value-type="float" office:value="1">
            <text:p>1</text:p>
          </table:table-cell>
          <table:table-cell table:formula="of:=SUM([.S98:.S105])" ns41:value-type="float" table:style-name="ce53" office:value-type="float" office:value="0">
            <text:p>0</text:p>
          </table:table-cell>
          <table:table-cell table:formula="of:=SUM([.T98:.T105])" ns41:value-type="float" table:style-name="ce53" office:value-type="float" office:value="0">
            <text:p>0</text:p>
          </table:table-cell>
          <table:table-cell table:formula="of:=SUM([.U98:.U105])" ns41:value-type="float" table:style-name="ce53" office:value-type="float" office:value="7999">
            <text:p>7999</text:p>
          </table:table-cell>
          <table:table-cell table:formula="of:=SUM([.V98:.V105])" ns41:value-type="float" table:style-name="ce53" office:value-type="float" office:value="7938">
            <text:p>7938</text:p>
          </table:table-cell>
          <table:table-cell table:formula="of:=SUM([.W98:.W105])" ns41:value-type="float" table:style-name="ce53" office:value-type="float" office:value="16832.44">
            <text:p>16832.44</text:p>
          </table:table-cell>
          <table:table-cell ns41:value-type="float" table:style-name="ce53" office:value="1191.82" office:value-type="float">
            <text:p>1191.8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style-name="ce52" table:number-columns-repeated="994"/>
        </table:table-row>
        <table:table-row table:style-name="ro2">
          <table:table-cell ns41:value-type="string" table:style-name="ce7" office:value-type="string">
            <text:p>Brouwershaven</text:p>
          </table:table-cell>
          <table:table-cell table:style-name="ce13"/>
          <table:table-cell ns41:value-type="float" table:style-name="ce17" office:value="644" office:value-type="float">
            <text:p>644</text:p>
          </table:table-cell>
          <table:table-cell ns41:value-type="float" table:style-name="ce53" office:value="601" office:value-type="float">
            <text:p>601</text:p>
          </table:table-cell>
          <table:table-cell ns41:value-type="float" table:style-name="ce53" office:value="174" office:value-type="float">
            <text:p>174</text:p>
          </table:table-cell>
          <table:table-cell ns41:value-type="float" table:style-name="ce53" office:value="251" office:value-type="float">
            <text:p>251</text:p>
          </table:table-cell>
          <table:table-cell ns41:value-type="float" table:style-name="ce53" office:value="59" office:value-type="float">
            <text:p>59</text:p>
          </table:table-cell>
          <table:table-cell ns41:value-type="float" table:style-name="ce53" office:value="46" office:value-type="float">
            <text:p>46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table:formula="of:=SUM([.C107]+[.E107]+[.G107]+[.I107]+[.K107]+[.M107]+[.O107]+[.Q107]+[.S107])" ns41:value-type="float" table:style-name="ce53" office:value-type="float" office:value="878">
            <text:p>878</text:p>
          </table:table-cell>
          <table:table-cell table:formula="of:=SUM([.D107]+[.F107]+[.H107]+[.J107]+[.L107]+[.N107]+[.P107]+[.R107]+[.T107])" ns41:value-type="float" table:style-name="ce53" office:value-type="float" office:value="900">
            <text:p>900</text:p>
          </table:table-cell>
          <table:table-cell ns41:value-type="float" table:style-name="ce53" office:value="224.99" office:value-type="float">
            <text:p>224.99</text:p>
          </table:table-cell>
          <table:table-cell ns41:value-type="float" table:style-name="ce53" office:value="7905.38" office:value-type="float">
            <text:p>7905.3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ruinisse</text:p>
          </table:table-cell>
          <table:table-cell table:style-name="ce13"/>
          <table:table-cell ns41:value-type="float" table:style-name="ce17" office:value="858" office:value-type="float">
            <text:p>858</text:p>
          </table:table-cell>
          <table:table-cell ns41:value-type="float" table:style-name="ce53" office:value="831" office:value-type="float">
            <text:p>831</text:p>
          </table:table-cell>
          <table:table-cell ns41:value-type="float" table:style-name="ce53" office:value="150" office:value-type="float">
            <text:p>150</text:p>
          </table:table-cell>
          <table:table-cell ns41:value-type="float" table:style-name="ce53" office:value="192" office:value-type="float">
            <text:p>192</text:p>
          </table:table-cell>
          <table:table-cell ns41:value-type="float" table:style-name="ce53" office:value="28" office:value-type="float">
            <text:p>28</text:p>
          </table:table-cell>
          <table:table-cell ns41:value-type="float" table:style-name="ce53" office:value="35" office:value-type="float">
            <text:p>35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8"/>
          <table:table-cell table:formula="of:=SUM([.C108]+[.E108]+[.G108]+[.I108]+[.K108]+[.M108]+[.O108]+[.Q108]+[.S108])" ns41:value-type="float" table:style-name="ce53" office:value-type="float" office:value="1039">
            <text:p>1039</text:p>
          </table:table-cell>
          <table:table-cell table:formula="of:=SUM([.D108]+[.F108]+[.H108]+[.J108]+[.L108]+[.N108]+[.P108]+[.R108]+[.T108])" ns41:value-type="float" table:style-name="ce53" office:value-type="float" office:value="1059">
            <text:p>1059</text:p>
          </table:table-cell>
          <table:table-cell ns41:value-type="float" table:style-name="ce53" office:value="852.12" office:value-type="float">
            <text:p>852.12</text:p>
          </table:table-cell>
          <table:table-cell ns41:value-type="float" table:style-name="ce53" office:value="2462.12" office:value-type="float">
            <text:p>2462.1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Burgh</text:p>
          </table:table-cell>
          <table:table-cell table:style-name="ce13"/>
          <table:table-cell ns41:value-type="float" table:style-name="ce17" office:value="252" office:value-type="float">
            <text:p>252</text:p>
          </table:table-cell>
          <table:table-cell ns41:value-type="float" table:style-name="ce53" office:value="229" office:value-type="float">
            <text:p>229</text:p>
          </table:table-cell>
          <table:table-cell ns41:value-type="float" table:style-name="ce53" office:value="73" office:value-type="float">
            <text:p>73</text:p>
          </table:table-cell>
          <table:table-cell ns41:value-type="float" table:style-name="ce53" office:value="100" office:value-type="float">
            <text:p>100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12"/>
          <table:table-cell table:formula="of:=SUM([.C109]+[.E109]+[.G109]+[.I109]+[.K109]+[.M109]+[.O109]+[.Q109]+[.S109])" ns41:value-type="float" table:style-name="ce53" office:value-type="float" office:value="328">
            <text:p>328</text:p>
          </table:table-cell>
          <table:table-cell table:formula="of:=SUM([.D109]+[.F109]+[.H109]+[.J109]+[.L109]+[.N109]+[.P109]+[.R109]+[.T109])" ns41:value-type="float" table:style-name="ce53" office:value-type="float" office:value="333">
            <text:p>333</text:p>
          </table:table-cell>
          <table:table-cell ns41:value-type="float" table:style-name="ce53" office:value="494.43" office:value-type="float">
            <text:p>494.43</text:p>
          </table:table-cell>
          <table:table-cell ns41:value-type="float" table:style-name="ce53" office:value="1336.9" office:value-type="float">
            <text:p>1336.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Dreischor</text:p>
          </table:table-cell>
          <table:table-cell table:style-name="ce13"/>
          <table:table-cell ns41:value-type="float" table:style-name="ce17" office:value="492" office:value-type="float">
            <text:p>492</text:p>
          </table:table-cell>
          <table:table-cell ns41:value-type="float" table:style-name="ce53" office:value="435" office:value-type="float">
            <text:p>435</text:p>
          </table:table-cell>
          <table:table-cell ns41:value-type="float" table:style-name="ce53" office:value="73" office:value-type="float">
            <text:p>73</text:p>
          </table:table-cell>
          <table:table-cell ns41:value-type="float" table:style-name="ce53" office:value="110" office:value-type="float">
            <text:p>110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7" office:value-type="float">
            <text:p>7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0"/>
          <table:table-cell table:formula="of:=SUM([.C110]+[.E110]+[.G110]+[.I110]+[.K110]+[.M110]+[.O110]+[.Q110]+[.S110])" ns41:value-type="float" table:style-name="ce53" office:value-type="float" office:value="575">
            <text:p>575</text:p>
          </table:table-cell>
          <table:table-cell table:formula="of:=SUM([.D110]+[.F110]+[.H110]+[.J110]+[.L110]+[.N110]+[.P110]+[.R110]+[.T110])" ns41:value-type="float" table:style-name="ce53" office:value-type="float" office:value="553">
            <text:p>553</text:p>
          </table:table-cell>
          <table:table-cell ns41:value-type="float" table:style-name="ce53" office:value="1269.97" office:value-type="float">
            <text:p>1269.97</text:p>
          </table:table-cell>
          <table:table-cell ns41:value-type="float" table:style-name="ce53" office:value="888.23" office:value-type="float">
            <text:p>888.2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Duivendijke</text:p>
          </table:table-cell>
          <table:table-cell table:style-name="ce13"/>
          <table:table-cell ns41:value-type="float" table:style-name="ce17" office:value="208" office:value-type="float">
            <text:p>208</text:p>
          </table:table-cell>
          <table:table-cell ns41:value-type="float" table:style-name="ce53" office:value="166" office:value-type="float">
            <text:p>166</text:p>
          </table:table-cell>
          <table:table-cell ns41:value-type="float" table:style-name="ce53" office:value="119" office:value-type="float">
            <text:p>119</text:p>
          </table:table-cell>
          <table:table-cell ns41:value-type="float" table:style-name="ce53" office:value="144" office:value-type="float">
            <text:p>144</text:p>
          </table:table-cell>
          <table:table-cell ns41:value-type="float" office:value="3" table:style-name="ce53" table:number-columns-repeated="2" office:value-type="float">
            <text:p>3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table:formula="of:=SUM([.C111]+[.E111]+[.G111]+[.I111]+[.K111]+[.M111]+[.O111]+[.Q111]+[.S111])" ns41:value-type="float" table:style-name="ce53" office:value-type="float" office:value="331">
            <text:p>331</text:p>
          </table:table-cell>
          <table:table-cell table:formula="of:=SUM([.D111]+[.F111]+[.H111]+[.J111]+[.L111]+[.N111]+[.P111]+[.R111]+[.T111])" ns41:value-type="float" table:style-name="ce53" office:value-type="float" office:value="313">
            <text:p>313</text:p>
          </table:table-cell>
          <table:table-cell ns41:value-type="float" table:style-name="ce53" office:value="1681" office:value-type="float">
            <text:p>1681</text:p>
          </table:table-cell>
          <table:table-cell ns41:value-type="float" table:style-name="ce53" office:value="383.11" office:value-type="float">
            <text:p>383.1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2" office:value-type="float">
            <text:p>52</text:p>
          </table:table-cell>
          <table:table-cell ns41:value-type="float" table:style-name="ce43" office:value="53" office:value-type="float">
            <text:p>53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1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Elkerzee</text:p>
          </table:table-cell>
          <table:table-cell table:style-name="ce13"/>
          <table:table-cell ns41:value-type="float" table:style-name="ce17" office:value="183" office:value-type="float">
            <text:p>183</text:p>
          </table:table-cell>
          <table:table-cell ns41:value-type="float" table:style-name="ce53" office:value="170" office:value-type="float">
            <text:p>170</text:p>
          </table:table-cell>
          <table:table-cell ns41:value-type="float" table:style-name="ce53" office:value="72" office:value-type="float">
            <text:p>72</text:p>
          </table:table-cell>
          <table:table-cell ns41:value-type="float" table:style-name="ce53" office:value="99" office:value-type="float">
            <text:p>99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1"/>
          <table:table-cell table:formula="of:=SUM([.C112]+[.E112]+[.G112]+[.I112]+[.K112]+[.M112]+[.O112]+[.Q112]+[.S112])" ns41:value-type="float" table:style-name="ce53" office:value-type="float" office:value="259">
            <text:p>259</text:p>
          </table:table-cell>
          <table:table-cell table:formula="of:=SUM([.D112]+[.F112]+[.H112]+[.J112]+[.L112]+[.N112]+[.P112]+[.R112]+[.T112])" ns41:value-type="float" table:style-name="ce53" office:value-type="float" office:value="271">
            <text:p>271</text:p>
          </table:table-cell>
          <table:table-cell ns41:value-type="float" table:style-name="ce53" office:value="535.17" office:value-type="float">
            <text:p>535.17</text:p>
          </table:table-cell>
          <table:table-cell ns41:value-type="float" table:style-name="ce53" office:value="990.34" office:value-type="float">
            <text:p>990.3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Ellemeet</text:p>
          </table:table-cell>
          <table:table-cell table:style-name="ce13"/>
          <table:table-cell ns41:value-type="float" table:style-name="ce17" office:value="149" office:value-type="float">
            <text:p>149</text:p>
          </table:table-cell>
          <table:table-cell ns41:value-type="float" table:style-name="ce53" office:value="114" office:value-type="float">
            <text:p>114</text:p>
          </table:table-cell>
          <table:table-cell ns41:value-type="float" table:style-name="ce53" office:value="117" office:value-type="float">
            <text:p>117</text:p>
          </table:table-cell>
          <table:table-cell ns41:value-type="float" table:style-name="ce53" office:value="134" office:value-type="float">
            <text:p>134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2"/>
          <table:table-cell table:formula="of:=SUM([.C113]+[.E113]+[.G113]+[.I113]+[.K113]+[.M113]+[.O113]+[.Q113]+[.S113])" ns41:value-type="float" table:style-name="ce53" office:value-type="float" office:value="267">
            <text:p>267</text:p>
          </table:table-cell>
          <table:table-cell table:formula="of:=SUM([.D113]+[.F113]+[.H113]+[.J113]+[.L113]+[.N113]+[.P113]+[.R113]+[.T113])" ns41:value-type="float" table:style-name="ce53" office:value-type="float" office:value="249">
            <text:p>249</text:p>
          </table:table-cell>
          <table:table-cell ns41:value-type="float" table:style-name="ce53" office:value="882.33" office:value-type="float">
            <text:p>882.33</text:p>
          </table:table-cell>
          <table:table-cell ns41:value-type="float" table:style-name="ce53" office:value="584.81" office:value-type="float">
            <text:p>584.8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Haamstede </text:p>
          </table:table-cell>
          <table:table-cell table:style-name="ce13"/>
          <table:table-cell ns41:value-type="float" table:style-name="ce17" office:value="355" office:value-type="float">
            <text:p>355</text:p>
          </table:table-cell>
          <table:table-cell ns41:value-type="float" table:style-name="ce53" office:value="308" office:value-type="float">
            <text:p>308</text:p>
          </table:table-cell>
          <table:table-cell ns41:value-type="float" table:style-name="ce53" office:value="135" office:value-type="float">
            <text:p>135</text:p>
          </table:table-cell>
          <table:table-cell ns41:value-type="float" table:style-name="ce53" office:value="164" office:value-type="float">
            <text:p>164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0" office:value-type="float">
            <text:p>10</text:p>
          </table:table-cell>
          <table:table-cell table:style-name="ce53" table:number-columns-repeated="4"/>
          <table:table-cell ns41:value-type="float" table:style-name="ce53" office:value="11" office:value-type="float">
            <text:p>11</text:p>
          </table:table-cell>
          <table:table-cell ns41:value-type="float" table:style-name="ce53" office:value="7" office:value-type="float">
            <text:p>7</text:p>
          </table:table-cell>
          <table:table-cell table:style-name="ce53" table:number-columns-repeated="6"/>
          <table:table-cell table:formula="of:=SUM([.C114]+[.E114]+[.G114]+[.I114]+[.K114]+[.M114]+[.O114]+[.Q114]+[.S114])" ns41:value-type="float" table:style-name="ce53" office:value-type="float" office:value="508">
            <text:p>508</text:p>
          </table:table-cell>
          <table:table-cell table:formula="of:=SUM([.D114]+[.F114]+[.H114]+[.J114]+[.L114]+[.N114]+[.P114]+[.R114]+[.T114])" ns41:value-type="float" table:style-name="ce53" office:value-type="float" office:value="489">
            <text:p>489</text:p>
          </table:table-cell>
          <table:table-cell ns41:value-type="float" table:style-name="ce53" office:value="3189.28" office:value-type="float">
            <text:p>3189.28</text:p>
          </table:table-cell>
          <table:table-cell ns41:value-type="float" table:style-name="ce26" office:value="312.62" office:value-type="float">
            <text:p>312.6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Kerkwerve</text:p>
          </table:table-cell>
          <table:table-cell table:style-name="ce13"/>
          <table:table-cell ns41:value-type="float" table:style-name="ce17" office:value="259" office:value-type="float">
            <text:p>259</text:p>
          </table:table-cell>
          <table:table-cell ns41:value-type="float" table:style-name="ce53" office:value="208" office:value-type="float">
            <text:p>208</text:p>
          </table:table-cell>
          <table:table-cell ns41:value-type="float" table:style-name="ce53" office:value="106" office:value-type="float">
            <text:p>106</text:p>
          </table:table-cell>
          <table:table-cell ns41:value-type="float" table:style-name="ce53" office:value="119" office:value-type="float">
            <text:p>119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12"/>
          <table:table-cell table:formula="of:=SUM([.C115]+[.E115]+[.G115]+[.I115]+[.K115]+[.M115]+[.O115]+[.Q115]+[.S115])" ns41:value-type="float" table:style-name="ce53" office:value-type="float" office:value="368">
            <text:p>368</text:p>
          </table:table-cell>
          <table:table-cell table:formula="of:=SUM([.D115]+[.F115]+[.H115]+[.J115]+[.L115]+[.N115]+[.P115]+[.R115]+[.T115])" ns41:value-type="float" table:style-name="ce53" office:value-type="float" office:value="331">
            <text:p>331</text:p>
          </table:table-cell>
          <table:table-cell ns41:value-type="float" table:style-name="ce53" office:value="1930.36" office:value-type="float">
            <text:p>1930.36</text:p>
          </table:table-cell>
          <table:table-cell ns41:value-type="float" table:style-name="ce26" office:value="362.11" office:value-type="float">
            <text:p>362.1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Nieuwerkerk</text:p>
          </table:table-cell>
          <table:table-cell table:style-name="ce13"/>
          <table:table-cell ns41:value-type="float" table:style-name="ce17" office:value="427" office:value-type="float">
            <text:p>427</text:p>
          </table:table-cell>
          <table:table-cell ns41:value-type="float" table:style-name="ce53" office:value="372" office:value-type="float">
            <text:p>372</text:p>
          </table:table-cell>
          <table:table-cell ns41:value-type="float" table:style-name="ce53" office:value="236" office:value-type="float">
            <text:p>236</text:p>
          </table:table-cell>
          <table:table-cell ns41:value-type="float" table:style-name="ce53" office:value="246" office:value-type="float">
            <text:p>246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12"/>
          <table:table-cell table:formula="of:=SUM([.C116]+[.E116]+[.G116]+[.I116]+[.K116]+[.M116]+[.O116]+[.Q116]+[.S116])" ns41:value-type="float" table:style-name="ce53" office:value-type="float" office:value="670">
            <text:p>670</text:p>
          </table:table-cell>
          <table:table-cell table:formula="of:=SUM([.D116]+[.F116]+[.H116]+[.J116]+[.L116]+[.N116]+[.P116]+[.R116]+[.T116])" ns41:value-type="float" table:style-name="ce53" office:value-type="float" office:value="622">
            <text:p>622</text:p>
          </table:table-cell>
          <table:table-cell ns41:value-type="float" table:style-name="ce53" office:value="2305.87" office:value-type="float">
            <text:p>2305.87</text:p>
          </table:table-cell>
          <table:table-cell ns41:value-type="float" table:style-name="ce26" office:value="560.31" office:value-type="float">
            <text:p>560.3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Noordgouwe</text:p>
          </table:table-cell>
          <table:table-cell table:style-name="ce13"/>
          <table:table-cell ns41:value-type="float" table:style-name="ce17" office:value="255" office:value-type="float">
            <text:p>255</text:p>
          </table:table-cell>
          <table:table-cell ns41:value-type="float" table:style-name="ce53" office:value="224" office:value-type="float">
            <text:p>224</text:p>
          </table:table-cell>
          <table:table-cell ns41:value-type="float" table:style-name="ce53" office:value="123" office:value-type="float">
            <text:p>123</text:p>
          </table:table-cell>
          <table:table-cell ns41:value-type="float" table:style-name="ce53" office:value="174" office:value-type="float">
            <text:p>174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8"/>
          <table:table-cell table:formula="of:=SUM([.C117]+[.E117]+[.G117]+[.I117]+[.K117]+[.M117]+[.O117]+[.Q117]+[.S117])" ns41:value-type="float" table:style-name="ce53" office:value-type="float" office:value="388">
            <text:p>388</text:p>
          </table:table-cell>
          <table:table-cell table:formula="of:=SUM([.D117]+[.F117]+[.H117]+[.J117]+[.L117]+[.N117]+[.P117]+[.R117]+[.T117])" ns41:value-type="float" table:style-name="ce53" office:value-type="float" office:value="402">
            <text:p>402</text:p>
          </table:table-cell>
          <table:table-cell ns41:value-type="float" table:style-name="ce53" office:value="644.24" office:value-type="float">
            <text:p>644.24</text:p>
          </table:table-cell>
          <table:table-cell ns41:value-type="float" table:style-name="ce26" office:value="1226.27" office:value-type="float">
            <text:p>1226.2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Noordwelle</text:p>
          </table:table-cell>
          <table:table-cell table:style-name="ce13"/>
          <table:table-cell ns41:value-type="float" table:style-name="ce17" office:value="138" office:value-type="float">
            <text:p>138</text:p>
          </table:table-cell>
          <table:table-cell ns41:value-type="float" table:style-name="ce53" office:value="139" office:value-type="float">
            <text:p>139</text:p>
          </table:table-cell>
          <table:table-cell ns41:value-type="float" table:style-name="ce53" office:value="97" office:value-type="float">
            <text:p>97</text:p>
          </table:table-cell>
          <table:table-cell ns41:value-type="float" table:style-name="ce53" office:value="111" office:value-type="float">
            <text:p>111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12"/>
          <table:table-cell table:formula="of:=SUM([.C118]+[.E118]+[.G118]+[.I118]+[.K118]+[.M118]+[.O118]+[.Q118]+[.S118])" ns41:value-type="float" table:style-name="ce53" office:value-type="float" office:value="236">
            <text:p>236</text:p>
          </table:table-cell>
          <table:table-cell table:formula="of:=SUM([.D118]+[.F118]+[.H118]+[.J118]+[.L118]+[.N118]+[.P118]+[.R118]+[.T118])" ns41:value-type="float" table:style-name="ce53" office:value-type="float" office:value="254">
            <text:p>254</text:p>
          </table:table-cell>
          <table:table-cell ns41:value-type="float" table:style-name="ce53" office:value="1009.29" office:value-type="float">
            <text:p>1009.29</text:p>
          </table:table-cell>
          <table:table-cell ns41:value-type="float" table:style-name="ce26" office:value="485.49" office:value-type="float">
            <text:p>485.4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osterland</text:p>
          </table:table-cell>
          <table:table-cell table:style-name="ce13"/>
          <table:table-cell ns41:value-type="float" table:style-name="ce17" office:value="568" office:value-type="float">
            <text:p>568</text:p>
          </table:table-cell>
          <table:table-cell ns41:value-type="float" table:style-name="ce53" office:value="486" office:value-type="float">
            <text:p>486</text:p>
          </table:table-cell>
          <table:table-cell ns41:value-type="float" table:style-name="ce53" office:value="118" office:value-type="float">
            <text:p>118</text:p>
          </table:table-cell>
          <table:table-cell ns41:value-type="float" table:style-name="ce53" office:value="161" office:value-type="float">
            <text:p>161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12" office:value-type="float">
            <text:p>12</text:p>
          </table:table-cell>
          <table:table-cell table:style-name="ce53" table:number-columns-repeated="10"/>
          <table:table-cell ns41:value-type="float" table:style-name="ce53" office:value="1" office:value-type="float">
            <text:p>1</text:p>
          </table:table-cell>
          <table:table-cell table:style-name="ce53"/>
          <table:table-cell table:formula="of:=SUM([.C119]+[.E119]+[.G119]+[.I119]+[.K119]+[.M119]+[.O119]+[.Q119]+[.S119])" ns41:value-type="float" table:style-name="ce53" office:value-type="float" office:value="697">
            <text:p>697</text:p>
          </table:table-cell>
          <table:table-cell table:formula="of:=SUM([.D119]+[.F119]+[.H119]+[.J119]+[.L119]+[.N119]+[.P119]+[.R119]+[.T119])" ns41:value-type="float" table:style-name="ce53" office:value-type="float" office:value="659">
            <text:p>659</text:p>
          </table:table-cell>
          <table:table-cell ns41:value-type="float" table:style-name="ce53" office:value="1724.92" office:value-type="float">
            <text:p>1724.92</text:p>
          </table:table-cell>
          <table:table-cell ns41:value-type="float" table:style-name="ce26" office:value="786.12" office:value-type="float">
            <text:p>786.1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uwekerk</text:p>
          </table:table-cell>
          <table:table-cell table:style-name="ce13"/>
          <table:table-cell ns41:value-type="float" table:style-name="ce17" office:value="239" office:value-type="float">
            <text:p>239</text:p>
          </table:table-cell>
          <table:table-cell ns41:value-type="float" table:style-name="ce53" office:value="228" office:value-type="float">
            <text:p>228</text:p>
          </table:table-cell>
          <table:table-cell ns41:value-type="float" table:style-name="ce53" office:value="139" office:value-type="float">
            <text:p>139</text:p>
          </table:table-cell>
          <table:table-cell ns41:value-type="float" table:style-name="ce53" office:value="161" office:value-type="float">
            <text:p>161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12" office:value-type="float">
            <text:p>1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1"/>
          <table:table-cell table:formula="of:=SUM([.C120]+[.E120]+[.G120]+[.I120]+[.K120]+[.M120]+[.O120]+[.Q120]+[.S120])" ns41:value-type="float" table:style-name="ce53" office:value-type="float" office:value="384">
            <text:p>384</text:p>
          </table:table-cell>
          <table:table-cell table:formula="of:=SUM([.D120]+[.F120]+[.H120]+[.J120]+[.L120]+[.N120]+[.P120]+[.R120]+[.T120])" ns41:value-type="float" table:style-name="ce53" office:value-type="float" office:value="401">
            <text:p>401</text:p>
          </table:table-cell>
          <table:table-cell ns41:value-type="float" table:style-name="ce53" office:value="1162.55" office:value-type="float">
            <text:p>1162.55</text:p>
          </table:table-cell>
          <table:table-cell ns41:value-type="float" table:style-name="ce26" office:value="675.24" office:value-type="float">
            <text:p>675.2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Renesse</text:p>
          </table:table-cell>
          <table:table-cell table:style-name="ce13"/>
          <table:table-cell ns41:value-type="float" table:style-name="ce17" office:value="232" office:value-type="float">
            <text:p>232</text:p>
          </table:table-cell>
          <table:table-cell ns41:value-type="float" table:style-name="ce53" office:value="179" office:value-type="float">
            <text:p>179</text:p>
          </table:table-cell>
          <table:table-cell ns41:value-type="float" table:style-name="ce53" office:value="82" office:value-type="float">
            <text:p>82</text:p>
          </table:table-cell>
          <table:table-cell ns41:value-type="float" table:style-name="ce53" office:value="117" office:value-type="float">
            <text:p>117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table:formula="of:=SUM([.C121]+[.E121]+[.G121]+[.I121]+[.K121]+[.M121]+[.O121]+[.Q121]+[.S121])" ns41:value-type="float" table:style-name="ce53" office:value-type="float" office:value="316">
            <text:p>316</text:p>
          </table:table-cell>
          <table:table-cell table:formula="of:=SUM([.D121]+[.F121]+[.H121]+[.J121]+[.L121]+[.N121]+[.P121]+[.R121]+[.T121])" ns41:value-type="float" table:style-name="ce53" office:value-type="float" office:value="298">
            <text:p>298</text:p>
          </table:table-cell>
          <table:table-cell ns41:value-type="float" table:style-name="ce53" office:value="814.2" office:value-type="float">
            <text:p>814.2</text:p>
          </table:table-cell>
          <table:table-cell ns41:value-type="float" table:style-name="ce26" office:value="754.12" office:value-type="float">
            <text:p>754.1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Serooskerke</text:p>
          </table:table-cell>
          <table:table-cell table:style-name="ce13"/>
          <table:table-cell ns41:value-type="float" table:style-name="ce17" office:value="98" office:value-type="float">
            <text:p>98</text:p>
          </table:table-cell>
          <table:table-cell ns41:value-type="float" table:style-name="ce53" office:value="88" office:value-type="float">
            <text:p>88</text:p>
          </table:table-cell>
          <table:table-cell ns41:value-type="float" table:style-name="ce53" office:value="74" office:value-type="float">
            <text:p>74</text:p>
          </table:table-cell>
          <table:table-cell ns41:value-type="float" table:style-name="ce53" office:value="75" office:value-type="float">
            <text:p>75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2"/>
          <table:table-cell table:formula="of:=SUM([.C122]+[.E122]+[.G122]+[.I122]+[.K122]+[.M122]+[.O122]+[.Q122]+[.S122])" ns41:value-type="float" table:style-name="ce53" office:value-type="float" office:value="173">
            <text:p>173</text:p>
          </table:table-cell>
          <table:table-cell table:formula="of:=SUM([.D122]+[.F122]+[.H122]+[.J122]+[.L122]+[.N122]+[.P122]+[.R122]+[.T122])" ns41:value-type="float" table:style-name="ce53" office:value-type="float" office:value="165">
            <text:p>165</text:p>
          </table:table-cell>
          <table:table-cell ns41:value-type="float" table:style-name="ce53" office:value="331.99" office:value-type="float">
            <text:p>331.99</text:p>
          </table:table-cell>
          <table:table-cell ns41:value-type="float" table:style-name="ce26" office:value="1018.1" office:value-type="float">
            <text:p>1018.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Zierikzee</text:p>
          </table:table-cell>
          <table:table-cell table:style-name="ce13"/>
          <table:table-cell ns41:value-type="float" table:style-name="ce17" office:value="2584" office:value-type="float">
            <text:p>2584</text:p>
          </table:table-cell>
          <table:table-cell ns41:value-type="float" table:style-name="ce53" office:value="2778" office:value-type="float">
            <text:p>2778</text:p>
          </table:table-cell>
          <table:table-cell ns41:value-type="float" table:style-name="ce53" office:value="552" office:value-type="float">
            <text:p>552</text:p>
          </table:table-cell>
          <table:table-cell ns41:value-type="float" table:style-name="ce53" office:value="746" office:value-type="float">
            <text:p>746</text:p>
          </table:table-cell>
          <table:table-cell ns41:value-type="float" table:style-name="ce53" office:value="196" office:value-type="float">
            <text:p>196</text:p>
          </table:table-cell>
          <table:table-cell ns41:value-type="float" table:style-name="ce53" office:value="218" office:value-type="float">
            <text:p>218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16" office:value-type="float">
            <text:p>16</text:p>
          </table:table-cell>
          <table:table-cell ns41:value-type="float" table:style-name="ce53" office:value="17" office:value-type="float">
            <text:p>17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8" office:value-type="float">
            <text:p>8</text:p>
          </table:table-cell>
          <table:table-cell table:style-name="ce53" table:number-columns-repeated="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table:formula="of:=SUM([.C123]+[.E123]+[.G123]+[.I123]+[.K123]+[.M123]+[.O123]+[.Q123]+[.S123])" ns41:value-type="float" table:style-name="ce53" office:value-type="float" office:value="3362">
            <text:p>3362</text:p>
          </table:table-cell>
          <table:table-cell table:formula="of:=SUM([.D123]+[.F123]+[.H123]+[.J123]+[.L123]+[.N123]+[.P123]+[.R123]+[.T123])" ns41:value-type="float" table:style-name="ce53" office:value-type="float" office:value="3777">
            <text:p>3777</text:p>
          </table:table-cell>
          <table:table-cell ns41:value-type="float" table:style-name="ce53" office:value="1830.8" office:value-type="float">
            <text:p>1830.8</text:p>
          </table:table-cell>
          <table:table-cell ns41:value-type="float" table:style-name="ce26" office:value="3900.93" office:value-type="float">
            <text:p>3900.9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Zonnemaire</text:p>
          </table:table-cell>
          <table:table-cell table:style-name="ce13"/>
          <table:table-cell ns41:value-type="float" table:style-name="ce17" office:value="333" office:value-type="float">
            <text:p>333</text:p>
          </table:table-cell>
          <table:table-cell ns41:value-type="float" table:style-name="ce53" office:value="285" office:value-type="float">
            <text:p>285</text:p>
          </table:table-cell>
          <table:table-cell ns41:value-type="float" table:style-name="ce53" office:value="191" office:value-type="float">
            <text:p>191</text:p>
          </table:table-cell>
          <table:table-cell ns41:value-type="float" table:style-name="ce53" office:value="225" office:value-type="float">
            <text:p>225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8"/>
          <table:table-cell table:formula="of:=SUM([.C124]+[.E124]+[.G124]+[.I124]+[.K124]+[.M124]+[.O124]+[.Q124]+[.S124])" ns41:value-type="float" table:style-name="ce53" office:value-type="float" office:value="534">
            <text:p>534</text:p>
          </table:table-cell>
          <table:table-cell table:formula="of:=SUM([.D124]+[.F124]+[.H124]+[.J124]+[.L124]+[.N124]+[.P124]+[.R124]+[.T124])" ns41:value-type="float" table:style-name="ce53" office:value-type="float" office:value="519">
            <text:p>519</text:p>
          </table:table-cell>
          <table:table-cell ns41:value-type="float" table:style-name="ce53" office:value="1267.99" office:value-type="float">
            <text:p>1267.99</text:p>
          </table:table-cell>
          <table:table-cell ns41:value-type="float" table:style-name="ce26" office:value="830.44" office:value-type="float">
            <text:p>830.4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Totaal</text:p>
          </table:table-cell>
          <table:table-cell table:style-name="ce13"/>
          <table:table-cell table:formula="of:=SUM([.C107:.C124])" ns41:value-type="float" table:style-name="ce17" office:value-type="float" office:value="8274">
            <text:p>8274</text:p>
          </table:table-cell>
          <table:table-cell table:formula="of:=SUM([.D107:.D124])" ns41:value-type="float" table:style-name="ce53" office:value-type="float" office:value="7841">
            <text:p>7841</text:p>
          </table:table-cell>
          <table:table-cell table:formula="of:=SUM([.E107:.E124])" ns41:value-type="float" table:style-name="ce53" office:value-type="float" office:value="2631">
            <text:p>2631</text:p>
          </table:table-cell>
          <table:table-cell table:formula="of:=SUM([.F107:.F124])" ns41:value-type="float" table:style-name="ce53" office:value-type="float" office:value="3329">
            <text:p>3329</text:p>
          </table:table-cell>
          <table:table-cell table:formula="of:=SUM([.G107:.G124])" ns41:value-type="float" table:style-name="ce53" office:value-type="float" office:value="357">
            <text:p>357</text:p>
          </table:table-cell>
          <table:table-cell table:formula="of:=SUM([.H107:.H124])" ns41:value-type="float" table:style-name="ce53" office:value-type="float" office:value="375">
            <text:p>375</text:p>
          </table:table-cell>
          <table:table-cell table:formula="of:=SUM([.I107:.I124])" ns41:value-type="float" table:style-name="ce53" office:value-type="float" office:value="7">
            <text:p>7</text:p>
          </table:table-cell>
          <table:table-cell table:formula="of:=SUM([.J107:.J124])" ns41:value-type="float" table:style-name="ce53" office:value-type="float" office:value="12">
            <text:p>12</text:p>
          </table:table-cell>
          <table:table-cell table:formula="of:=SUM([.K107:.K124])" ns41:value-type="float" table:style-name="ce53" office:value-type="float" office:value="19">
            <text:p>19</text:p>
          </table:table-cell>
          <table:table-cell table:formula="of:=SUM([.L107:.L124])" ns41:value-type="float" table:style-name="ce53" office:value-type="float" office:value="20">
            <text:p>20</text:p>
          </table:table-cell>
          <table:table-cell table:formula="of:=SUM([.M107:.M124])" ns41:value-type="float" table:style-name="ce53" office:value-type="float" office:value="21">
            <text:p>21</text:p>
          </table:table-cell>
          <table:table-cell table:formula="of:=SUM([.N107:.N124])" ns41:value-type="float" table:style-name="ce53" office:value-type="float" office:value="16">
            <text:p>16</text:p>
          </table:table-cell>
          <table:table-cell table:formula="of:=SUM([.O107:.O124])" ns41:value-type="float" table:style-name="ce53" office:value-type="float" office:value="1">
            <text:p>1</text:p>
          </table:table-cell>
          <table:table-cell table:formula="of:=SUM([.P107:.P124])" ns41:value-type="float" table:style-name="ce53" office:value-type="float" office:value="0">
            <text:p>0</text:p>
          </table:table-cell>
          <table:table-cell table:formula="of:=SUM([.Q107:.Q124])" ns41:value-type="float" table:style-name="ce53" office:value-type="float" office:value="2">
            <text:p>2</text:p>
          </table:table-cell>
          <table:table-cell table:formula="of:=SUM([.R107:.R124])" ns41:value-type="float" table:style-name="ce53" office:value-type="float" office:value="2">
            <text:p>2</text:p>
          </table:table-cell>
          <table:table-cell table:formula="of:=SUM([.S107:.S124])" ns41:value-type="float" table:style-name="ce53" office:value-type="float" office:value="1">
            <text:p>1</text:p>
          </table:table-cell>
          <table:table-cell table:formula="of:=SUM([.T107:.T124])" ns41:value-type="float" table:style-name="ce53" office:value-type="float" office:value="0">
            <text:p>0</text:p>
          </table:table-cell>
          <table:table-cell table:formula="of:=SUM([.U107:.U124])" ns41:value-type="float" table:style-name="ce53" office:value-type="float" office:value="11313">
            <text:p>11313</text:p>
          </table:table-cell>
          <table:table-cell table:formula="of:=SUM([.V107:.V124])" ns41:value-type="float" table:style-name="ce53" office:value-type="float" office:value="11595">
            <text:p>11595</text:p>
          </table:table-cell>
          <table:table-cell table:formula="of:=SUM([.W107:.W124])" ns41:value-type="float" table:style-name="ce53" office:value-type="float" office:value="22151.5">
            <text:p>22151.5</text:p>
          </table:table-cell>
          <table:table-cell ns41:value-type="float" table:style-name="ce26" office:value="1033.85" office:value-type="float">
            <text:p>1033.8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style-name="ce52" table:number-columns-repeated="994"/>
        </table:table-row>
        <table:table-row table:style-name="ro2">
          <table:table-cell ns41:value-type="string" table:style-name="ce7" office:value-type="string">
            <text:p>Totaal der overige Gemeenten</text:p>
          </table:table-cell>
          <table:table-cell table:style-name="ce13"/>
          <table:table-cell ns41:value-type="float" table:style-name="ce17" office:value="56430" office:value-type="float">
            <text:p>56430</text:p>
          </table:table-cell>
          <table:table-cell ns41:value-type="float" table:style-name="ce53" office:value="55140" office:value-type="float">
            <text:p>55140</text:p>
          </table:table-cell>
          <table:table-cell ns41:value-type="float" table:style-name="ce53" office:value="19773" office:value-type="float">
            <text:p>19773</text:p>
          </table:table-cell>
          <table:table-cell ns41:value-type="float" table:style-name="ce53" office:value="22997" office:value-type="float">
            <text:p>22997</text:p>
          </table:table-cell>
          <table:table-cell ns41:value-type="float" table:style-name="ce53" office:value="1757" office:value-type="float">
            <text:p>1757</text:p>
          </table:table-cell>
          <table:table-cell ns41:value-type="float" table:style-name="ce53" office:value="1828" office:value-type="float">
            <text:p>1828</text:p>
          </table:table-cell>
          <table:table-cell ns41:value-type="float" table:style-name="ce53" office:value="18" office:value-type="float">
            <text:p>18</text:p>
          </table:table-cell>
          <table:table-cell ns41:value-type="float" table:style-name="ce53" office:value="23" office:value-type="float">
            <text:p>23</text:p>
          </table:table-cell>
          <table:table-cell ns41:value-type="float" table:style-name="ce53" office:value="62" office:value-type="float">
            <text:p>62</text:p>
          </table:table-cell>
          <table:table-cell ns41:value-type="float" table:style-name="ce53" office:value="65" office:value-type="float">
            <text:p>65</text:p>
          </table:table-cell>
          <table:table-cell ns41:value-type="float" table:style-name="ce53" office:value="2338" office:value-type="float">
            <text:p>2338</text:p>
          </table:table-cell>
          <table:table-cell ns41:value-type="float" table:style-name="ce53" office:value="2019" office:value-type="float">
            <text:p>2019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2" office:value-type="float">
            <text:p>32</text:p>
          </table:table-cell>
          <table:table-cell ns41:value-type="float" table:style-name="ce53" office:value="31" office:value-type="float">
            <text:p>31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80419" office:value-type="float">
            <text:p>80419</text:p>
          </table:table-cell>
          <table:table-cell ns41:value-type="float" table:style-name="ce53" office:value="82114" office:value-type="float">
            <text:p>82114</text:p>
          </table:table-cell>
          <table:table-cell ns41:value-type="float" table:style-name="ce26" office:value="176342.94" office:value-type="float">
            <text:p>176342.94</text:p>
          </table:table-cell>
          <table:table-cell ns41:value-type="float" table:style-name="ce26" office:value="921.68" office:value-type="float">
            <text:p>921.6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42" office:value-type="string">
            <text:p>1879_6_H3</text:p>
          </table:table-cell>
          <table:table-cell ns41:value-type="float" table:style-name="ce43" office:value="54" office:value-type="float">
            <text:p>54</text:p>
          </table:table-cell>
          <table:table-cell ns41:value-type="float" table:style-name="ce43" office:value="55" office:value-type="float">
            <text:p>55</text:p>
          </table:table-cell>
          <table:table-cell ns41:value-type="string" table:style-name="ce43" office:value-type="string">
            <text:p>ZE</text:p>
          </table:table-cell>
          <table:table-cell ns41:value-type="string" table:style-name="ce50" office:value-type="string">
            <text:p>35_0032</text:p>
          </table:table-cell>
          <table:table-cell table:style-name="ce52" table:number-columns-repeated="994"/>
        </table:table-row>
        <table:table-row table:style-name="ro1">
          <table:table-cell ns41:value-type="string" table:style-name="ce8" office:value-type="string">
            <text:p>Totaal der Provincie</text:p>
          </table:table-cell>
          <table:table-cell table:style-name="ce13"/>
          <table:table-cell ns41:value-type="float" table:style-name="ce18" office:value="64043" office:value-type="float">
            <text:p>64043</text:p>
          </table:table-cell>
          <table:table-cell ns41:value-type="float" table:style-name="ce22" office:value="63925" office:value-type="float">
            <text:p>63925</text:p>
          </table:table-cell>
          <table:table-cell ns41:value-type="float" table:style-name="ce22" office:value="22404" office:value-type="float">
            <text:p>22404</text:p>
          </table:table-cell>
          <table:table-cell ns41:value-type="float" table:style-name="ce22" office:value="26390" office:value-type="float">
            <text:p>26390</text:p>
          </table:table-cell>
          <table:table-cell ns41:value-type="float" table:style-name="ce22" office:value="3323" office:value-type="float">
            <text:p>3323</text:p>
          </table:table-cell>
          <table:table-cell ns41:value-type="float" table:style-name="ce22" office:value="3257" office:value-type="float">
            <text:p>3257</text:p>
          </table:table-cell>
          <table:table-cell ns41:value-type="float" table:style-name="ce22" office:value="48" office:value-type="float">
            <text:p>48</text:p>
          </table:table-cell>
          <table:table-cell ns41:value-type="float" table:style-name="ce22" office:value="50" office:value-type="float">
            <text:p>50</text:p>
          </table:table-cell>
          <table:table-cell ns41:value-type="float" table:style-name="ce22" office:value="105" office:value-type="float">
            <text:p>105</text:p>
          </table:table-cell>
          <table:table-cell ns41:value-type="float" table:style-name="ce22" office:value="92" office:value-type="float">
            <text:p>92</text:p>
          </table:table-cell>
          <table:table-cell ns41:value-type="float" table:style-name="ce22" office:value="2584" office:value-type="float">
            <text:p>2584</text:p>
          </table:table-cell>
          <table:table-cell ns41:value-type="float" table:style-name="ce22" office:value="2256" office:value-type="float">
            <text:p>2256</text:p>
          </table:table-cell>
          <table:table-cell ns41:value-type="float" table:style-name="ce22" office:value="19" office:value-type="float">
            <text:p>19</text:p>
          </table:table-cell>
          <table:table-cell ns41:value-type="float" table:style-name="ce22" office:value="23" office:value-type="float">
            <text:p>23</text:p>
          </table:table-cell>
          <table:table-cell ns41:value-type="float" table:style-name="ce22" office:value="51" office:value-type="float">
            <text:p>51</text:p>
          </table:table-cell>
          <table:table-cell ns41:value-type="float" table:style-name="ce22" office:value="53" office:value-type="float">
            <text:p>53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92585" office:value-type="float">
            <text:p>92585</text:p>
          </table:table-cell>
          <table:table-cell ns41:value-type="float" table:style-name="ce22" office:value="96050" office:value-type="float">
            <text:p>96050</text:p>
          </table:table-cell>
          <table:table-cell ns41:value-type="float" table:style-name="ce27" office:value="178505.93" office:value-type="float">
            <text:p>178505.93</text:p>
          </table:table-cell>
          <table:table-cell ns41:value-type="float" table:style-name="ce27" office:value="1056.75" office:value-type="float">
            <text:p>1056.75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36" office:value-type="string">
            <text:p>1879_6_H3</text:p>
          </table:table-cell>
          <table:table-cell ns41:value-type="float" table:style-name="ce44" office:value="54" office:value-type="float">
            <text:p>54</text:p>
          </table:table-cell>
          <table:table-cell ns41:value-type="float" table:style-name="ce44" office:value="55" office:value-type="float">
            <text:p>55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32</text:p>
          </table:table-cell>
          <table:table-cell table:style-name="ce52" table:number-columns-repeated="994"/>
        </table:table-row>
        <table:table-row table:style-name="ro2" table:number-rows-repeated="1072">
          <table:table-cell table:style-name="Default" table:number-columns-repeated="20"/>
          <table:table-cell table:style-name="ce23" table:number-columns-repeated="2"/>
          <table:table-cell table:number-columns-repeated="1002"/>
        </table:table-row>
        <table:table-row table:style-name="ro2" table:number-rows-repeated="10473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" style:page-layout-name="Mpm3" style:display-name="PageStyle_Zee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27T12:55:23</meta:creation-date>
    <dc:creator>JP 174</dc:creator>
    <dc:date>2003-12-27T16:43:12</dc:date>
    <meta:document-statistic meta:object-count="0" meta:cell-count="2433" meta:table-count="1"/>
    <meta:generator>ODFPY/1.3.0dev</meta:generator>
  </office:meta>
</office:document-meta>
</file>